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nfiguration</text:span></text:p>
      <text:p text:style-name="P1"><text:span text:style-name="T2">Git config</text:span></text:p>
      <text:p text:style-name="P1"><text:span text:style-name="T3">options</text:span></text:p>
      <text:p text:style-name="P1"><text:span text:style-name="T4">–</text:span><text:span text:style-name="T5">-local<text:s/></text:span><text:span text:style-name="T6">–</text:span><text:span text:style-name="T7"><text:s/>for current repo (in .git/config). Biggest prio.</text:span></text:p>
      <text:p text:style-name="P1"><text:span text:style-name="T8">--global<text:s/></text:span><text:span text:style-name="T9">–</text:span><text:span text:style-name="T10"><text:s/>for user in OS (in C:\Users\&lt;username&gt;\.gitconfig)</text:span></text:p>
      <text:p text:style-name="P1"><text:span text:style-name="T11">–</text:span><text:span text:style-name="T12">system -<text:s text:c="2"/>for machine</text:span></text:p>
      <text:p text:style-name="P1"><text:span text:style-name="T13">set to properties<text:s/></text:span><text:span text:style-name="T14">–</text:span><text:span text:style-name="T15"><text:s/>define value, to read properties<text:s/></text:span><text:span text:style-name="T16">–</text:span><text:span text:style-name="T17"><text:s/>omit &lt;value&gt;</text:span></text:p>
      <text:p text:style-name="P1"><text:span text:style-name="T18">user.name &lt;value&gt;</text:span></text:p>
      <text:p text:style-name="P1"><text:span text:style-name="T18">user.email &lt;value&gt;</text:span></text:p>
      <text:p text:style-name="P1"><text:span text:style-name="T18">merge.tool &lt;value&gt; - to solve merge conflicts</text:span></text:p>
      <text:p text:style-name="P1"><text:span text:style-name="T18">credential.helper cache | store<text:s/></text:span><text:span text:style-name="T19">–</text:span><text:span text:style-name="T20">-file &lt;path to file&gt; | manager(for windows, has gui)</text:span></text:p>
      <text:p text:style-name="P1"><text:span text:style-name="T21">use credential.github.com.useHttpPath true to recognize path1 and path2 </text:span></text:p>
      <text:p text:style-name="P1"><text:span text:style-name="T21">github.com/path1.git<text:s text:c="2"/>github.com/path2.git</text:span></text:p>
      <text:p text:style-name="P1"><text:span text:style-name="T21">git remote set-url origin<text:s/></text:span><text:a xlink:href="https://&lt;USERNAME&gt;:&lt;PASSWORD&gt;@github.com/path.git"><text:span text:style-name="T23">https://</text:span></text:a><text:span text:style-name="T24"><text:s/></text:span><text:a xlink:href="https://&lt;USERNAME&gt;:&lt;PASSWORD&gt;@github.com/path.git"><text:span text:style-name="T26">HYPERLINK "https://</text:span></text:a><text:span text:style-name="T27"><text:s/></text:span><text:a xlink:href="https://&lt;USERNAME&gt;:&lt;PASSWORD&gt;@github.com/path.git"><text:span text:style-name="T29">HYPERLINK "https://</text:span><text:span text:style-name="T30"><text:s/>HYPERLINK "https://&lt;USERNAME&gt;:&lt;PASSWORD&gt;@github.com/path.git"</text:span><text:span text:style-name="T31">&lt;</text:span><text:span text:style-name="T32"><text:s/>HYPERLINK "https://&lt;USERNAME&gt;:&lt;PASSWORD&gt;@github.com/path.git"</text:span><text:span text:style-name="T33">USERNAME</text:span><text:span text:style-name="T34"><text:s/>HYPERLINK "https://&lt;USERNAME&gt;:&lt;PASSWORD&gt;@github.com/path.git"</text:span><text:span text:style-name="T35">&gt;</text:span><text:span text:style-name="T36"><text:s/>HYPERLINK "https://&lt;USERNAME&gt;:&lt;PASSWORD&gt;@github.com/path.git"</text:span><text:span text:style-name="T37">:</text:span><text:span text:style-name="T38"><text:s/>HYPERLINK "https://&lt;USERNAME&gt;:&lt;PASSWORD&gt;@github.com/path.git"</text:span><text:span text:style-name="T39">&lt;</text:span><text:span text:style-name="T40"><text:s/>HYPERLINK "https://&lt;USERNAME&gt;:&lt;PASSWORD&gt;@github.com/path.git"</text:span><text:span text:style-name="T41">PASSWORD</text:span><text:span text:style-name="T42"><text:s/>HYPERLINK "https://&lt;USERNAME&gt;:&lt;PASSWORD&gt;@github.com/path.git"</text:span><text:span text:style-name="T43">&gt;</text:span><text:span text:style-name="T44"><text:s/>HYPERLINK "https://&lt;USERNAME&gt;:&lt;PASSWORD&gt;@github.com/path.git"</text:span><text:span text:style-name="T45">@github.com/path.git"</text:span><text:span text:style-name="T46"><text:s/>HYPERLINK "https://&lt;USERNAME&gt;:&lt;PASSWORD&gt;@github.com/path.git"</text:span><text:span text:style-name="T47">&lt;</text:span></text:a><text:span text:style-name="T48"><text:s/></text:span><text:a xlink:href="https://&lt;USERNAME&gt;:&lt;PASSWORD&gt;@github.com/path.git"><text:span text:style-name="T50">HYPERLINK "https://</text:span><text:span text:style-name="T51"><text:s/>HYPERLINK "https://&lt;USERNAME&gt;:&lt;PASSWORD&gt;@github.com/path.git"</text:span><text:span text:style-name="T52">&lt;</text:span><text:span text:style-name="T53"><text:s/>HYPERLINK "https://&lt;USERNAME&gt;:&lt;PASSWORD&gt;@github.com/path.git"</text:span><text:span text:style-name="T54">USERNAME</text:span><text:span text:style-name="T55"><text:s/>HYPERLINK "https://&lt;USERNAME&gt;:&lt;PASSWORD&gt;@github.com/path.git"</text:span><text:span text:style-name="T56">&gt;</text:span><text:span text:style-name="T57"><text:s/>HYPERLINK "https://&lt;USERNAME&gt;:&lt;PASSWORD&gt;@github.com/path.git"</text:span><text:span text:style-name="T58">:</text:span><text:span text:style-name="T59"><text:s/>HYPERLINK "https://&lt;USERNAME&gt;:&lt;PASSWORD&gt;@github.com/path.git"</text:span><text:span text:style-name="T60">&lt;</text:span><text:span text:style-name="T61"><text:s/>HYPERLINK "https://&lt;USERNAME&gt;:&lt;PASSWORD&gt;@github.com/path.git"</text:span><text:span text:style-name="T62">PASSWORD</text:span><text:span text:style-name="T63"><text:s/>HYPERLINK "https://&lt;USERNAME&gt;:&lt;PASSWORD&gt;@github.com/path.git"</text:span><text:span text:style-name="T64">&gt;</text:span><text:span text:style-name="T65"><text:s/>HYPERLINK "https://&lt;USERNAME&gt;:&lt;PASSWORD&gt;@github.com/path.git"</text:span><text:span text:style-name="T66">@github.com/path.git"</text:span><text:span text:style-name="T67"><text:s/>HYPERLINK "https://&lt;USERNAME&gt;:&lt;PASSWORD&gt;@github.com/path.git"</text:span><text:span text:style-name="T68">USERNAME</text:span></text:a><text:span text:style-name="T69"><text:s/></text:span><text:a xlink:href="https://&lt;USERNAME&gt;:&lt;PASSWORD&gt;@github.com/path.git"><text:span text:style-name="T71">HYPERLINK "https://</text:span><text:span text:style-name="T72"><text:s/>HYPERLINK "https://&lt;USERNAME&gt;:&lt;PASSWORD&gt;@github.com/path.git"</text:span><text:span text:style-name="T73">&lt;</text:span><text:span text:style-name="T74"><text:s/>HYPERLINK "https://&lt;USERNAME&gt;:&lt;PASSWORD&gt;@github.com/path.git"</text:span><text:span text:style-name="T75">USERNAME</text:span><text:span text:style-name="T76"><text:s/>HYPERLINK "https://&lt;USERNAME&gt;:&lt;PASSWORD&gt;@github.com/path.git"</text:span><text:span text:style-name="T77">&gt;</text:span><text:span text:style-name="T78"><text:s/>HYPERLINK "https://&lt;USERNAME&gt;:&lt;PASSWORD&gt;@github.com/path.git"</text:span><text:span text:style-name="T79">:</text:span><text:span text:style-name="T80"><text:s/>HYPERLINK "https://&lt;USERNAME&gt;:&lt;PASSWORD&gt;@github.com/path.git"</text:span><text:span text:style-name="T81">&lt;</text:span><text:span text:style-name="T82"><text:s/>HYPERLINK "https://&lt;USERNAME&gt;:&lt;PASSWORD&gt;@github.com/path.git"</text:span><text:span text:style-name="T83">PASSWORD</text:span><text:span text:style-name="T84"><text:s/>HYPERLINK "https://&lt;USERNAME&gt;:&lt;PASSWORD&gt;@github.com/path.git"</text:span><text:span text:style-name="T85">&gt;</text:span><text:span text:style-name="T86"><text:s/>HYPERLINK "https://&lt;USERNAME&gt;:&lt;PASSWORD&gt;@github.com/path.git"</text:span><text:span text:style-name="T87">@github.com/path.git"</text:span><text:span text:style-name="T88"><text:s/>HYPERLINK "https://&lt;USERNAME&gt;:&lt;PASSWORD&gt;@github.com/path.git"</text:span><text:span text:style-name="T89">&gt;</text:span></text:a><text:span text:style-name="T90"><text:s/></text:span><text:a xlink:href="https://&lt;USERNAME&gt;:&lt;PASSWORD&gt;@github.com/path.git"><text:span text:style-name="T92">HYPERLINK "https://</text:span><text:span text:style-name="T93"><text:s/>HYPERLINK "https://&lt;USERNAME&gt;:&lt;PASSWORD&gt;@github.com/path.git"</text:span><text:span text:style-name="T94">&lt;</text:span><text:span text:style-name="T95"><text:s/>HYPERLINK "https://&lt;USERNAME&gt;:&lt;PASSWORD&gt;@github.com/path.git"</text:span><text:span text:style-name="T96">USERNAME</text:span><text:span text:style-name="T97"><text:s/>HYPERLINK "https://&lt;USERNAME&gt;:&lt;PASSWORD&gt;@github.com/path.git"</text:span><text:span text:style-name="T98">&gt;</text:span><text:span text:style-name="T99"><text:s/>HYPERLINK "https://&lt;USERNAME&gt;:&lt;PASSWORD&gt;@github.com/path.git"</text:span><text:span text:style-name="T100">:</text:span><text:span text:style-name="T101"><text:s/>HYPERLINK "https://&lt;USERNAME&gt;:&lt;PASSWORD&gt;@github.com/path.git"</text:span><text:span text:style-name="T102">&lt;</text:span><text:span text:style-name="T103"><text:s/>HYPERLINK "https://&lt;USERNAME&gt;:&lt;PASSWORD&gt;@github.com/path.git"</text:span><text:span text:style-name="T104">PASSWORD</text:span><text:span text:style-name="T105"><text:s/>HYPERLINK "https://&lt;USERNAME&gt;:&lt;PASSWORD&gt;@github.com/path.git"</text:span><text:span text:style-name="T106">&gt;</text:span><text:span text:style-name="T107"><text:s/>HYPERLINK "https://&lt;USERNAME&gt;:&lt;PASSWORD&gt;@github.com/path.git"</text:span><text:span text:style-name="T108">@github.com/path.git"</text:span><text:span text:style-name="T109"><text:s/>HYPERLINK "https://&lt;USERNAME&gt;:&lt;PASSWORD&gt;@github.com/path.git"</text:span><text:span text:style-name="T110">:</text:span></text:a><text:span text:style-name="T111"><text:s/></text:span><text:a xlink:href="https://&lt;USERNAME&gt;:&lt;PASSWORD&gt;@github.com/path.git"><text:span text:style-name="T113">HYPERLINK "https://</text:span><text:span text:style-name="T114"><text:s/>HYPERLINK "https://&lt;USERNAME&gt;:&lt;PASSWORD&gt;@github.com/path.git"</text:span><text:span text:style-name="T115">&lt;</text:span><text:span text:style-name="T116"><text:s/>HYPERLINK "https://&lt;USERNAME&gt;:&lt;PASSWORD&gt;@github.com/path.git"</text:span><text:span text:style-name="T117">USERNAME</text:span><text:span text:style-name="T118"><text:s/>HYPERLINK "https://&lt;USERNAME&gt;:&lt;PASSWORD&gt;@github.com/path.git"</text:span><text:span text:style-name="T119">&gt;</text:span><text:span text:style-name="T120"><text:s/>HYPERLINK "https://&lt;USERNAME&gt;:&lt;PASSWORD&gt;@github.com/path.git"</text:span><text:span text:style-name="T121">:</text:span><text:span text:style-name="T122"><text:s/>HYPERLINK "https://&lt;USERNAME&gt;:&lt;PASSWORD&gt;@github.com/path.git"</text:span><text:span text:style-name="T123">&lt;</text:span><text:span text:style-name="T124"><text:s/>HYPERLINK "https://&lt;USERNAME&gt;:&lt;PASSWORD&gt;@github.com/path.git"</text:span><text:span text:style-name="T125">PASSWORD</text:span><text:span text:style-name="T126"><text:s/>HYPERLINK "https://&lt;USERNAME&gt;:&lt;PASSWORD&gt;@github.com/path.git"</text:span><text:span text:style-name="T127">&gt;</text:span><text:span text:style-name="T128"><text:s/>HYPERLINK "https://&lt;USERNAME&gt;:&lt;PASSWORD&gt;@github.com/path.git"</text:span><text:span text:style-name="T129">@github.com/path.git"</text:span><text:span text:style-name="T130"><text:s/>HYPERLINK "https://&lt;USERNAME&gt;:&lt;PASSWORD&gt;@github.com/path.git"</text:span><text:span text:style-name="T131">&lt;</text:span></text:a><text:span text:style-name="T132"><text:s/></text:span><text:a xlink:href="https://&lt;USERNAME&gt;:&lt;PASSWORD&gt;@github.com/path.git"><text:span text:style-name="T134">HYPERLINK "https://</text:span><text:span text:style-name="T135"><text:s/>HYPERLINK "https://&lt;USERNAME&gt;:&lt;PASSWORD&gt;@github.com/path.git"</text:span><text:span text:style-name="T136">&lt;</text:span><text:span text:style-name="T137"><text:s/>HYPERLINK "https://&lt;USERNAME&gt;:&lt;PASSWORD&gt;@github.com/path.git"</text:span><text:span text:style-name="T138">USERNAME</text:span><text:span text:style-name="T139"><text:s/>HYPERLINK "https://&lt;USERNAME&gt;:&lt;PASSWORD&gt;@github.com/path.git"</text:span><text:span text:style-name="T140">&gt;</text:span><text:span text:style-name="T141"><text:s/>HYPERLINK "https://&lt;USERNAME&gt;:&lt;PASSWORD&gt;@github.com/path.git"</text:span><text:span text:style-name="T142">:</text:span><text:span text:style-name="T143"><text:s/>HYPERLINK "https://&lt;USERNAME&gt;:&lt;PASSWORD&gt;@github.com/path.git"</text:span><text:span text:style-name="T144">&lt;</text:span><text:span text:style-name="T145"><text:s/>HYPERLINK "https://&lt;USERNAME&gt;:&lt;PASSWORD&gt;@github.com/path.git"</text:span><text:span text:style-name="T146">PASSWORD</text:span><text:span text:style-name="T147"><text:s/>HYPERLINK "https://&lt;USERNAME&gt;:&lt;PASSWORD&gt;@github.com/path.git"</text:span><text:span text:style-name="T148">&gt;</text:span><text:span text:style-name="T149"><text:s/>HYPERLINK "https://&lt;USERNAME&gt;:&lt;PASSWORD&gt;@github.com/path.git"</text:span><text:span text:style-name="T150">@github.com/path.git"</text:span><text:span text:style-name="T151"><text:s/>HYPERLINK "https://&lt;USERNAME&gt;:&lt;PASSWORD&gt;@github.com/path.git"</text:span><text:span text:style-name="T152">PASSWORD</text:span></text:a><text:span text:style-name="T153"><text:s/></text:span><text:a xlink:href="https://&lt;USERNAME&gt;:&lt;PASSWORD&gt;@github.com/path.git"><text:span text:style-name="T155">HYPERLINK "https://</text:span><text:span text:style-name="T156"><text:s/>HYPERLINK "https://&lt;USERNAME&gt;:&lt;PASSWORD&gt;@github.com/path.git"</text:span><text:span text:style-name="T157">&lt;</text:span><text:span text:style-name="T158"><text:s/>HYPERLINK "https://&lt;USERNAME&gt;:&lt;PASSWORD&gt;@github.com/path.git"</text:span><text:span text:style-name="T159">USERNAME</text:span><text:span text:style-name="T160"><text:s/>HYPERLINK "https://&lt;USERNAME&gt;:&lt;PASSWORD&gt;@github.com/path.git"</text:span><text:span text:style-name="T161">&gt;</text:span><text:span text:style-name="T162"><text:s/>HYPERLINK "https://&lt;USERNAME&gt;:&lt;PASSWORD&gt;@github.com/path.git"</text:span><text:span text:style-name="T163">:</text:span><text:span text:style-name="T164"><text:s/>HYPERLINK "https://&lt;USERNAME&gt;:&lt;PASSWORD&gt;@github.com/path.git"</text:span><text:span text:style-name="T165">&lt;</text:span><text:span text:style-name="T166"><text:s/>HYPERLINK "https://&lt;USERNAME&gt;:&lt;PASSWORD&gt;@github.com/path.git"</text:span><text:span text:style-name="T167">PASSWORD</text:span><text:span text:style-name="T168"><text:s/>HYPERLINK "https://&lt;USERNAME&gt;:&lt;PASSWORD&gt;@github.com/path.git"</text:span><text:span text:style-name="T169">&gt;</text:span><text:span text:style-name="T170"><text:s/>HYPERLINK "https://&lt;USERNAME&gt;:&lt;PASSWORD&gt;@github.com/path.git"</text:span><text:span text:style-name="T171">@github.com/path.git"</text:span><text:span text:style-name="T172"><text:s/>HYPERLINK "https://&lt;USERNAME&gt;:&lt;PASSWORD&gt;@github.com/path.git"</text:span><text:span text:style-name="T173">&gt;</text:span></text:a><text:span text:style-name="T174"><text:s/></text:span><text:a xlink:href="https://&lt;USERNAME&gt;:&lt;PASSWORD&gt;@github.com/path.git"><text:span text:style-name="T176">HYPERLINK "https://</text:span><text:span text:style-name="T177"><text:s/>HYPERLINK "https://&lt;USERNAME&gt;:&lt;PASSWORD&gt;@github.com/path.git"</text:span><text:span text:style-name="T178">&lt;</text:span><text:span text:style-name="T179"><text:s/>HYPERLINK "https://&lt;USERNAME&gt;:&lt;PASSWORD&gt;@github.com/path.git"</text:span><text:span text:style-name="T180">USERNAME</text:span><text:span text:style-name="T181"><text:s/>HYPERLINK "https://&lt;USERNAME&gt;:&lt;PASSWORD&gt;@github.com/path.git"</text:span><text:span text:style-name="T182">&gt;</text:span><text:span text:style-name="T183"><text:s/>HYPERLINK "https://&lt;USERNAME&gt;:&lt;PASSWORD&gt;@github.com/path.git"</text:span><text:span text:style-name="T184">:</text:span><text:span text:style-name="T185"><text:s/>HYPERLINK "https://&lt;USERNAME&gt;:&lt;PASSWORD&gt;@github.com/path.git"</text:span><text:span text:style-name="T186">&lt;</text:span><text:span text:style-name="T187"><text:s/>HYPERLINK "https://&lt;USERNAME&gt;:&lt;PASSWORD&gt;@github.com/path.git"</text:span><text:span text:style-name="T188">PASSWORD</text:span><text:span text:style-name="T189"><text:s/>HYPERLINK "https://&lt;USERNAME&gt;:&lt;PASSWORD&gt;@github.com/path.git"</text:span><text:span text:style-name="T190">&gt;</text:span><text:span text:style-name="T191"><text:s/>HYPERLINK "https://&lt;USERNAME&gt;:&lt;PASSWORD&gt;@github.com/path.git"</text:span><text:span text:style-name="T192">@github.com/path.git"</text:span><text:span text:style-name="T193"><text:s/>HYPERLINK "https://&lt;USERNAME&gt;:&lt;PASSWORD&gt;@github.com/path.git"</text:span><text:span text:style-name="T194">@github.com/path.git"</text:span></text:a><text:span text:style-name="T195"><text:s/></text:span><text:a xlink:href="https://&lt;USERNAME&gt;:&lt;PASSWORD&gt;@github.com/path.git"><text:span text:style-name="T197">HYPERLINK "https://</text:span><text:span text:style-name="T198"><text:s/>HYPERLINK "https://&lt;USERNAME&gt;:&lt;PASSWORD&gt;@github.com/path.git"</text:span><text:span text:style-name="T199">&lt;</text:span><text:span text:style-name="T200"><text:s/>HYPERLINK "https://&lt;USERNAME&gt;:&lt;PASSWORD&gt;@github.com/path.git"</text:span><text:span text:style-name="T201">USERNAME</text:span><text:span text:style-name="T202"><text:s/>HYPERLINK "https://&lt;USERNAME&gt;:&lt;PASSWORD&gt;@github.com/path.git"</text:span><text:span text:style-name="T203">&gt;</text:span><text:span text:style-name="T204"><text:s/>HYPERLINK "https://&lt;USERNAME&gt;:&lt;PASSWORD&gt;@github.com/path.git"</text:span><text:span text:style-name="T205">:</text:span><text:span text:style-name="T206"><text:s/>HYPERLINK "https://&lt;USERNAME&gt;:&lt;PASSWORD&gt;@github.com/path.git"</text:span><text:span text:style-name="T207">&lt;</text:span><text:span text:style-name="T208"><text:s/>HYPERLINK "https://&lt;USERNAME&gt;:&lt;PASSWORD&gt;@github.com/path.git"</text:span><text:span text:style-name="T209">PASSWORD</text:span><text:span text:style-name="T210"><text:s/>HYPERLINK "https://&lt;USERNAME&gt;:&lt;PASSWORD&gt;@github.com/path.git"</text:span><text:span text:style-name="T211">&gt;</text:span><text:span text:style-name="T212"><text:s/>HYPERLINK "https://&lt;USERNAME&gt;:&lt;PASSWORD&gt;@github.com/path.git"</text:span><text:span text:style-name="T213">@github.com/path.git"</text:span><text:span text:style-name="T214"><text:s/>HYPERLINK "https://&lt;USERNAME&gt;:&lt;PASSWORD&gt;@github.com/path.git"</text:span><text:span text:style-name="T215">&lt;</text:span></text:a><text:span text:style-name="T216"><text:s/></text:span><text:a xlink:href="https://&lt;USERNAME&gt;:&lt;PASSWORD&gt;@github.com/path.git"><text:span text:style-name="T218">HYPERLINK "https://</text:span></text:a><text:span text:style-name="T219"><text:s/></text:span><text:a xlink:href="https://&lt;USERNAME&gt;:&lt;PASSWORD&gt;@github.com/path.git"><text:span text:style-name="T221">HYPERLINK "https://</text:span><text:span text:style-name="T222"><text:s/>HYPERLINK "https://&lt;USERNAME&gt;:&lt;PASSWORD&gt;@github.com/path.git"</text:span><text:span text:style-name="T223">&lt;</text:span><text:span text:style-name="T224"><text:s/>HYPERLINK "https://&lt;USERNAME&gt;:&lt;PASSWORD&gt;@github.com/path.git"</text:span><text:span text:style-name="T225">USERNAME</text:span><text:span text:style-name="T226"><text:s/>HYPERLINK "https://&lt;USERNAME&gt;:&lt;PASSWORD&gt;@github.com/path.git"</text:span><text:span text:style-name="T227">&gt;</text:span><text:span text:style-name="T228"><text:s/>HYPERLINK "https://&lt;USERNAME&gt;:&lt;PASSWORD&gt;@github.com/path.git"</text:span><text:span text:style-name="T229">:</text:span><text:span text:style-name="T230"><text:s/>HYPERLINK "https://&lt;USERNAME&gt;:&lt;PASSWORD&gt;@github.com/path.git"</text:span><text:span text:style-name="T231">&lt;</text:span><text:span text:style-name="T232"><text:s/>HYPERLINK "https://&lt;USERNAME&gt;:&lt;PASSWORD&gt;@github.com/path.git"</text:span><text:span text:style-name="T233">PASSWORD</text:span><text:span text:style-name="T234"><text:s/>HYPERLINK "https://&lt;USERNAME&gt;:&lt;PASSWORD&gt;@github.com/path.git"</text:span><text:span text:style-name="T235">&gt;</text:span><text:span text:style-name="T236"><text:s/>HYPERLINK "https://&lt;USERNAME&gt;:&lt;PASSWORD&gt;@github.com/path.git"</text:span><text:span text:style-name="T237">@github.com/path.git"</text:span><text:span text:style-name="T238"><text:s/>HYPERLINK "https://&lt;USERNAME&gt;:&lt;PASSWORD&gt;@github.com/path.git"</text:span><text:span text:style-name="T239">&lt;</text:span></text:a><text:span text:style-name="T240"><text:s/></text:span><text:a xlink:href="https://&lt;USERNAME&gt;:&lt;PASSWORD&gt;@github.com/path.git"><text:span text:style-name="T242">HYPERLINK "https://</text:span><text:span text:style-name="T243"><text:s/>HYPERLINK "https://&lt;USERNAME&gt;:&lt;PASSWORD&gt;@github.com/path.git"</text:span><text:span text:style-name="T244">&lt;</text:span><text:span text:style-name="T245"><text:s/>HYPERLINK "https://&lt;USERNAME&gt;:&lt;PASSWORD&gt;@github.com/path.git"</text:span><text:span text:style-name="T246">USERNAME</text:span><text:span text:style-name="T247"><text:s/>HYPERLINK "https://&lt;USERNAME&gt;:&lt;PASSWORD&gt;@github.com/path.git"</text:span><text:span text:style-name="T248">&gt;</text:span><text:span text:style-name="T249"><text:s/>HYPERLINK "https://&lt;USERNAME&gt;:&lt;PASSWORD&gt;@github.com/path.git"</text:span><text:span text:style-name="T250">:</text:span><text:span text:style-name="T251"><text:s/>HYPERLINK "https://&lt;USERNAME&gt;:&lt;PASSWORD&gt;@github.com/path.git"</text:span><text:span text:style-name="T252">&lt;</text:span><text:span text:style-name="T253"><text:s/>HYPERLINK "https://&lt;USERNAME&gt;:&lt;PASSWORD&gt;@github.com/path.git"</text:span><text:span text:style-name="T254">PASSWORD</text:span><text:span text:style-name="T255"><text:s/>HYPERLINK "https://&lt;USERNAME&gt;:&lt;PASSWORD&gt;@github.com/path.git"</text:span><text:span text:style-name="T256">&gt;</text:span><text:span text:style-name="T257"><text:s/>HYPERLINK "https://&lt;USERNAME&gt;:&lt;PASSWORD&gt;@github.com/path.git"</text:span><text:span text:style-name="T258">@github.com/path.git"</text:span><text:span text:style-name="T259"><text:s/>HYPERLINK "https://&lt;USERNAME&gt;:&lt;PASSWORD&gt;@github.com/path.git"</text:span><text:span text:style-name="T260">USERNAME</text:span></text:a><text:span text:style-name="T261"><text:s/></text:span><text:a xlink:href="https://&lt;USERNAME&gt;:&lt;PASSWORD&gt;@github.com/path.git"><text:span text:style-name="T263">HYPERLINK "https://</text:span><text:span text:style-name="T264"><text:s/>HYPERLINK "https://&lt;USERNAME&gt;:&lt;PASSWORD&gt;@github.com/path.git"</text:span><text:span text:style-name="T265">&lt;</text:span><text:span text:style-name="T266"><text:s/>HYPERLINK "https://&lt;USERNAME&gt;:&lt;PASSWORD&gt;@github.com/path.git"</text:span><text:span text:style-name="T267">USERNAME</text:span><text:span text:style-name="T268"><text:s/>HYPERLINK "https://&lt;USERNAME&gt;:&lt;PASSWORD&gt;@github.com/path.git"</text:span><text:span text:style-name="T269">&gt;</text:span><text:span text:style-name="T270"><text:s/>HYPERLINK "https://&lt;USERNAME&gt;:&lt;PASSWORD&gt;@github.com/path.git"</text:span><text:span text:style-name="T271">:</text:span><text:span text:style-name="T272"><text:s/>HYPERLINK "https://&lt;USERNAME&gt;:&lt;PASSWORD&gt;@github.com/path.git"</text:span><text:span text:style-name="T273">&lt;</text:span><text:span text:style-name="T274"><text:s/>HYPERLINK "https://&lt;USERNAME&gt;:&lt;PASSWORD&gt;@github.com/path.git"</text:span><text:span text:style-name="T275">PASSWORD</text:span><text:span text:style-name="T276"><text:s/>HYPERLINK "https://&lt;USERNAME&gt;:&lt;PASSWORD&gt;@github.com/path.git"</text:span><text:span text:style-name="T277">&gt;</text:span><text:span text:style-name="T278"><text:s/>HYPERLINK "https://&lt;USERNAME&gt;:&lt;PASSWORD&gt;@github.com/path.git"</text:span><text:span text:style-name="T279">@github.com/path.git"</text:span><text:span text:style-name="T280"><text:s/>HYPERLINK "https://&lt;USERNAME&gt;:&lt;PASSWORD&gt;@github.com/path.git"</text:span><text:span text:style-name="T281">&gt;</text:span></text:a><text:span text:style-name="T282"><text:s/></text:span><text:a xlink:href="https://&lt;USERNAME&gt;:&lt;PASSWORD&gt;@github.com/path.git"><text:span text:style-name="T284">HYPERLINK "https://</text:span><text:span text:style-name="T285"><text:s/>HYPERLINK "https://&lt;USERNAME&gt;:&lt;PASSWORD&gt;@github.com/path.git"</text:span><text:span text:style-name="T286">&lt;</text:span><text:span text:style-name="T287"><text:s/>HYPERLINK "https://&lt;USERNAME&gt;:&lt;PASSWORD&gt;@github.com/path.git"</text:span><text:span text:style-name="T288">USERNAME</text:span><text:span text:style-name="T289"><text:s/>HYPERLINK "https://&lt;USERNAME&gt;:&lt;PASSWORD&gt;@github.com/path.git"</text:span><text:span text:style-name="T290">&gt;</text:span><text:span text:style-name="T291"><text:s/>HYPERLINK "https://&lt;USERNAME&gt;:&lt;PASSWORD&gt;@github.com/path.git"</text:span><text:span text:style-name="T292">:</text:span><text:span text:style-name="T293"><text:s/>HYPERLINK "https://&lt;USERNAME&gt;:&lt;PASSWORD&gt;@github.com/path.git"</text:span><text:span text:style-name="T294">&lt;</text:span><text:span text:style-name="T295"><text:s/>HYPERLINK "https://&lt;USERNAME&gt;:&lt;PASSWORD&gt;@github.com/path.git"</text:span><text:span text:style-name="T296">PASSWORD</text:span><text:span text:style-name="T297"><text:s/>HYPERLINK "https://&lt;USERNAME&gt;:&lt;PASSWORD&gt;@github.com/path.git"</text:span><text:span text:style-name="T298">&gt;</text:span><text:span text:style-name="T299"><text:s/>HYPERLINK "https://&lt;USERNAME&gt;:&lt;PASSWORD&gt;@github.com/path.git"</text:span><text:span text:style-name="T300">@github.com/path.git"</text:span><text:span text:style-name="T301"><text:s/>HYPERLINK "https://&lt;USERNAME&gt;:&lt;PASSWORD&gt;@github.com/path.git"</text:span><text:span text:style-name="T302">:</text:span></text:a><text:span text:style-name="T303"><text:s/></text:span><text:a xlink:href="https://&lt;USERNAME&gt;:&lt;PASSWORD&gt;@github.com/path.git"><text:span text:style-name="T305">HYPERLINK "https://</text:span><text:span text:style-name="T306"><text:s/>HYPERLINK "https://&lt;USERNAME&gt;:&lt;PASSWORD&gt;@github.com/path.git"</text:span><text:span text:style-name="T307">&lt;</text:span><text:span text:style-name="T308"><text:s/>HYPERLINK "https://&lt;USERNAME&gt;:&lt;PASSWORD&gt;@github.com/path.git"</text:span><text:span text:style-name="T309">USERNAME</text:span><text:span text:style-name="T310"><text:s/>HYPERLINK "https://&lt;USERNAME&gt;:&lt;PASSWORD&gt;@github.com/path.git"</text:span><text:span text:style-name="T311">&gt;</text:span><text:span text:style-name="T312"><text:s/>HYPERLINK "https://&lt;USERNAME&gt;:&lt;PASSWORD&gt;@github.com/path.git"</text:span><text:span text:style-name="T313">:</text:span><text:span text:style-name="T314"><text:s/>HYPERLINK "https://&lt;USERNAME&gt;:&lt;PASSWORD&gt;@github.com/path.git"</text:span><text:span text:style-name="T315">&lt;</text:span><text:span text:style-name="T316"><text:s/>HYPERLINK "https://&lt;USERNAME&gt;:&lt;PASSWORD&gt;@github.com/path.git"</text:span><text:span text:style-name="T317">PASSWORD</text:span><text:span text:style-name="T318"><text:s/>HYPERLINK "https://&lt;USERNAME&gt;:&lt;PASSWORD&gt;@github.com/path.git"</text:span><text:span text:style-name="T319">&gt;</text:span><text:span text:style-name="T320"><text:s/>HYPERLINK "https://&lt;USERNAME&gt;:&lt;PASSWORD&gt;@github.com/path.git"</text:span><text:span text:style-name="T321">@github.com/path.git"</text:span><text:span text:style-name="T322"><text:s/>HYPERLINK "https://&lt;USERNAME&gt;:&lt;PASSWORD&gt;@github.com/path.git"</text:span><text:span text:style-name="T323">&lt;</text:span></text:a><text:span text:style-name="T324"><text:s/></text:span><text:a xlink:href="https://&lt;USERNAME&gt;:&lt;PASSWORD&gt;@github.com/path.git"><text:span text:style-name="T326">HYPERLINK "https://</text:span><text:span text:style-name="T327"><text:s/>HYPERLINK "https://&lt;USERNAME&gt;:&lt;PASSWORD&gt;@github.com/path.git"</text:span><text:span text:style-name="T328">&lt;</text:span><text:span text:style-name="T329"><text:s/>HYPERLINK "https://&lt;USERNAME&gt;:&lt;PASSWORD&gt;@github.com/path.git"</text:span><text:span text:style-name="T330">USERNAME</text:span><text:span text:style-name="T331"><text:s/>HYPERLINK "https://&lt;USERNAME&gt;:&lt;PASSWORD&gt;@github.com/path.git"</text:span><text:span text:style-name="T332">&gt;</text:span><text:span text:style-name="T333"><text:s/>HYPERLINK "https://&lt;USERNAME&gt;:&lt;PASSWORD&gt;@github.com/path.git"</text:span><text:span text:style-name="T334">:</text:span><text:span text:style-name="T335"><text:s/>HYPERLINK "https://&lt;USERNAME&gt;:&lt;PASSWORD&gt;@github.com/path.git"</text:span><text:span text:style-name="T336">&lt;</text:span><text:span text:style-name="T337"><text:s/>HYPERLINK "https://&lt;USERNAME&gt;:&lt;PASSWORD&gt;@github.com/path.git"</text:span><text:span text:style-name="T338">PASSWORD</text:span><text:span text:style-name="T339"><text:s/>HYPERLINK "https://&lt;USERNAME&gt;:&lt;PASSWORD&gt;@github.com/path.git"</text:span><text:span text:style-name="T340">&gt;</text:span><text:span text:style-name="T341"><text:s/>HYPERLINK "https://&lt;USERNAME&gt;:&lt;PASSWORD&gt;@github.com/path.git"</text:span><text:span text:style-name="T342">@github.com/path.git"</text:span><text:span text:style-name="T343"><text:s/>HYPERLINK "https://&lt;USERNAME&gt;:&lt;PASSWORD&gt;@github.com/path.git"</text:span><text:span text:style-name="T344">PASSWORD</text:span></text:a><text:span text:style-name="T345"><text:s/></text:span><text:a xlink:href="https://&lt;USERNAME&gt;:&lt;PASSWORD&gt;@github.com/path.git"><text:span text:style-name="T347">HYPERLINK "https://</text:span><text:span text:style-name="T348"><text:s/>HYPERLINK "https://&lt;USERNAME&gt;:&lt;PASSWORD&gt;@github.com/path.git"</text:span><text:span text:style-name="T349">&lt;</text:span><text:span text:style-name="T350"><text:s/>HYPERLINK "https://&lt;USERNAME&gt;:&lt;PASSWORD&gt;@github.com/path.git"</text:span><text:span text:style-name="T351">USERNAME</text:span><text:span text:style-name="T352"><text:s/>HYPERLINK "https://&lt;USERNAME&gt;:&lt;PASSWORD&gt;@github.com/path.git"</text:span><text:span text:style-name="T353">&gt;</text:span><text:span text:style-name="T354"><text:s/>HYPERLINK "https://&lt;USERNAME&gt;:&lt;PASSWORD&gt;@github.com/path.git"</text:span><text:span text:style-name="T355">:</text:span><text:span text:style-name="T356"><text:s/>HYPERLINK "https://&lt;USERNAME&gt;:&lt;PASSWORD&gt;@github.com/path.git"</text:span><text:span text:style-name="T357">&lt;</text:span><text:span text:style-name="T358"><text:s/>HYPERLINK "https://&lt;USERNAME&gt;:&lt;PASSWORD&gt;@github.com/path.git"</text:span><text:span text:style-name="T359">PASSWORD</text:span><text:span text:style-name="T360"><text:s/>HYPERLINK "https://&lt;USERNAME&gt;:&lt;PASSWORD&gt;@github.com/path.git"</text:span><text:span text:style-name="T361">&gt;</text:span><text:span text:style-name="T362"><text:s/>HYPERLINK "https://&lt;USERNAME&gt;:&lt;PASSWORD&gt;@github.com/path.git"</text:span><text:span text:style-name="T363">@github.com/path.git"</text:span><text:span text:style-name="T364"><text:s/>HYPERLINK "https://&lt;USERNAME&gt;:&lt;PASSWORD&gt;@github.com/path.git"</text:span><text:span text:style-name="T365">&gt;</text:span></text:a><text:span text:style-name="T366"><text:s/></text:span><text:a xlink:href="https://&lt;USERNAME&gt;:&lt;PASSWORD&gt;@github.com/path.git"><text:span text:style-name="T368">HYPERLINK "https://</text:span><text:span text:style-name="T369"><text:s/>HYPERLINK "https://&lt;USERNAME&gt;:&lt;PASSWORD&gt;@github.com/path.git"</text:span><text:span text:style-name="T370">&lt;</text:span><text:span text:style-name="T371"><text:s/>HYPERLINK "https://&lt;USERNAME&gt;:&lt;PASSWORD&gt;@github.com/path.git"</text:span><text:span text:style-name="T372">USERNAME</text:span><text:span text:style-name="T373"><text:s/>HYPERLINK "https://&lt;USERNAME&gt;:&lt;PASSWORD&gt;@github.com/path.git"</text:span><text:span text:style-name="T374">&gt;</text:span><text:span text:style-name="T375"><text:s/>HYPERLINK "https://&lt;USERNAME&gt;:&lt;PASSWORD&gt;@github.com/path.git"</text:span><text:span text:style-name="T376">:</text:span><text:span text:style-name="T377"><text:s/>HYPERLINK "https://&lt;USERNAME&gt;:&lt;PASSWORD&gt;@github.com/path.git"</text:span><text:span text:style-name="T378">&lt;</text:span><text:span text:style-name="T379"><text:s/>HYPERLINK "https://&lt;USERNAME&gt;:&lt;PASSWORD&gt;@github.com/path.git"</text:span><text:span text:style-name="T380">PASSWORD</text:span><text:span text:style-name="T381"><text:s/>HYPERLINK "https://&lt;USERNAME&gt;:&lt;PASSWORD&gt;@github.com/path.git"</text:span><text:span text:style-name="T382">&gt;</text:span><text:span text:style-name="T383"><text:s/>HYPERLINK "https://&lt;USERNAME&gt;:&lt;PASSWORD&gt;@github.com/path.git"</text:span><text:span text:style-name="T384">@github.com/path.git"</text:span><text:span text:style-name="T385"><text:s/>HYPERLINK "https://&lt;USERNAME&gt;:&lt;PASSWORD&gt;@github.com/path.git"</text:span><text:span text:style-name="T386">@github.com/path.git"</text:span></text:a><text:span text:style-name="T387"><text:s/></text:span><text:a xlink:href="https://&lt;USERNAME&gt;:&lt;PASSWORD&gt;@github.com/path.git"><text:span text:style-name="T389">HYPERLINK "https://</text:span><text:span text:style-name="T390"><text:s/>HYPERLINK "https://&lt;USERNAME&gt;:&lt;PASSWORD&gt;@github.com/path.git"</text:span><text:span text:style-name="T391">&lt;</text:span><text:span text:style-name="T392"><text:s/>HYPERLINK "https://&lt;USERNAME&gt;:&lt;PASSWORD&gt;@github.com/path.git"</text:span><text:span text:style-name="T393">USERNAME</text:span><text:span text:style-name="T394"><text:s/>HYPERLINK "https://&lt;USERNAME&gt;:&lt;PASSWORD&gt;@github.com/path.git"</text:span><text:span text:style-name="T395">&gt;</text:span><text:span text:style-name="T396"><text:s/>HYPERLINK "https://&lt;USERNAME&gt;:&lt;PASSWORD&gt;@github.com/path.git"</text:span><text:span text:style-name="T397">:</text:span><text:span text:style-name="T398"><text:s/>HYPERLINK "https://&lt;USERNAME&gt;:&lt;PASSWORD&gt;@github.com/path.git"</text:span><text:span text:style-name="T399">&lt;</text:span><text:span text:style-name="T400"><text:s/>HYPERLINK "https://&lt;USERNAME&gt;:&lt;PASSWORD&gt;@github.com/path.git"</text:span><text:span text:style-name="T401">PASSWORD</text:span><text:span text:style-name="T402"><text:s/>HYPERLINK "https://&lt;USERNAME&gt;:&lt;PASSWORD&gt;@github.com/path.git"</text:span><text:span text:style-name="T403">&gt;</text:span><text:span text:style-name="T404"><text:s/>HYPERLINK "https://&lt;USERNAME&gt;:&lt;PASSWORD&gt;@github.com/path.git"</text:span><text:span text:style-name="T405">@github.com/path.git"</text:span><text:span text:style-name="T406"><text:s/>HYPERLINK "https://&lt;USERNAME&gt;:&lt;PASSWORD&gt;@github.com/path.git"</text:span><text:span text:style-name="T407">USERNAME</text:span></text:a><text:span text:style-name="T408"><text:s/></text:span><text:a xlink:href="https://&lt;USERNAME&gt;:&lt;PASSWORD&gt;@github.com/path.git"><text:span text:style-name="T410">HYPERLINK "https://</text:span></text:a><text:span text:style-name="T411"><text:s/></text:span><text:a xlink:href="https://&lt;USERNAME&gt;:&lt;PASSWORD&gt;@github.com/path.git"><text:span text:style-name="T413">HYPERLINK "https://</text:span><text:span text:style-name="T414"><text:s/>HYPERLINK "https://&lt;USERNAME&gt;:&lt;PASSWORD&gt;@github.com/path.git"</text:span><text:span text:style-name="T415">&lt;</text:span><text:span text:style-name="T416"><text:s/>HYPERLINK "https://&lt;USERNAME&gt;:&lt;PASSWORD&gt;@github.com/path.git"</text:span><text:span text:style-name="T417">USERNAME</text:span><text:span text:style-name="T418"><text:s/>HYPERLINK "https://&lt;USERNAME&gt;:&lt;PASSWORD&gt;@github.com/path.git"</text:span><text:span text:style-name="T419">&gt;</text:span><text:span text:style-name="T420"><text:s/>HYPERLINK "https://&lt;USERNAME&gt;:&lt;PASSWORD&gt;@github.com/path.git"</text:span><text:span text:style-name="T421">:</text:span><text:span text:style-name="T422"><text:s/>HYPERLINK "https://&lt;USERNAME&gt;:&lt;PASSWORD&gt;@github.com/path.git"</text:span><text:span text:style-name="T423">&lt;</text:span><text:span text:style-name="T424"><text:s/>HYPERLINK "https://&lt;USERNAME&gt;:&lt;PASSWORD&gt;@github.com/path.git"</text:span><text:span text:style-name="T425">PASSWORD</text:span><text:span text:style-name="T426"><text:s/>HYPERLINK "https://&lt;USERNAME&gt;:&lt;PASSWORD&gt;@github.com/path.git"</text:span><text:span text:style-name="T427">&gt;</text:span><text:span text:style-name="T428"><text:s/>HYPERLINK "https://&lt;USERNAME&gt;:&lt;PASSWORD&gt;@github.com/path.git"</text:span><text:span text:style-name="T429">@github.com/path.git"</text:span><text:span text:style-name="T430"><text:s/>HYPERLINK "https://&lt;USERNAME&gt;:&lt;PASSWORD&gt;@github.com/path.git"</text:span><text:span text:style-name="T431">&lt;</text:span></text:a><text:span text:style-name="T432"><text:s/></text:span><text:a xlink:href="https://&lt;USERNAME&gt;:&lt;PASSWORD&gt;@github.com/path.git"><text:span text:style-name="T434">HYPERLINK "https://</text:span><text:span text:style-name="T435"><text:s/>HYPERLINK "https://&lt;USERNAME&gt;:&lt;PASSWORD&gt;@github.com/path.git"</text:span><text:span text:style-name="T436">&lt;</text:span><text:span text:style-name="T437"><text:s/>HYPERLINK "https://&lt;USERNAME&gt;:&lt;PASSWORD&gt;@github.com/path.git"</text:span><text:span text:style-name="T438">USERNAME</text:span><text:span text:style-name="T439"><text:s/>HYPERLINK "https://&lt;USERNAME&gt;:&lt;PASSWORD&gt;@github.com/path.git"</text:span><text:span text:style-name="T440">&gt;</text:span><text:span text:style-name="T441"><text:s/>HYPERLINK "https://&lt;USERNAME&gt;:&lt;PASSWORD&gt;@github.com/path.git"</text:span><text:span text:style-name="T442">:</text:span><text:span text:style-name="T443"><text:s/>HYPERLINK "https://&lt;USERNAME&gt;:&lt;PASSWORD&gt;@github.com/path.git"</text:span><text:span text:style-name="T444">&lt;</text:span><text:span text:style-name="T445"><text:s/>HYPERLINK "https://&lt;USERNAME&gt;:&lt;PASSWORD&gt;@github.com/path.git"</text:span><text:span text:style-name="T446">PASSWORD</text:span><text:span text:style-name="T447"><text:s/>HYPERLINK "https://&lt;USERNAME&gt;:&lt;PASSWORD&gt;@github.com/path.git"</text:span><text:span text:style-name="T448">&gt;</text:span><text:span text:style-name="T449"><text:s/>HYPERLINK "https://&lt;USERNAME&gt;:&lt;PASSWORD&gt;@github.com/path.git"</text:span><text:span text:style-name="T450">@github.com/path.git"</text:span><text:span text:style-name="T451"><text:s/>HYPERLINK "https://&lt;USERNAME&gt;:&lt;PASSWORD&gt;@github.com/path.git"</text:span><text:span text:style-name="T452">USERNAME</text:span></text:a><text:span text:style-name="T453"><text:s/></text:span><text:a xlink:href="https://&lt;USERNAME&gt;:&lt;PASSWORD&gt;@github.com/path.git"><text:span text:style-name="T455">HYPERLINK "https://</text:span><text:span text:style-name="T456"><text:s/>HYPERLINK "https://&lt;USERNAME&gt;:&lt;PASSWORD&gt;@github.com/path.git"</text:span><text:span text:style-name="T457">&lt;</text:span><text:span text:style-name="T458"><text:s/>HYPERLINK "https://&lt;USERNAME&gt;:&lt;PASSWORD&gt;@github.com/path.git"</text:span><text:span text:style-name="T459">USERNAME</text:span><text:span text:style-name="T460"><text:s/>HYPERLINK "https://&lt;USERNAME&gt;:&lt;PASSWORD&gt;@github.com/path.git"</text:span><text:span text:style-name="T461">&gt;</text:span><text:span text:style-name="T462"><text:s/>HYPERLINK "https://&lt;USERNAME&gt;:&lt;PASSWORD&gt;@github.com/path.git"</text:span><text:span text:style-name="T463">:</text:span><text:span text:style-name="T464"><text:s/>HYPERLINK "https://&lt;USERNAME&gt;:&lt;PASSWORD&gt;@github.com/path.git"</text:span><text:span text:style-name="T465">&lt;</text:span><text:span text:style-name="T466"><text:s/>HYPERLINK "https://&lt;USERNAME&gt;:&lt;PASSWORD&gt;@github.com/path.git"</text:span><text:span text:style-name="T467">PASSWORD</text:span><text:span text:style-name="T468"><text:s/>HYPERLINK "https://&lt;USERNAME&gt;:&lt;PASSWORD&gt;@github.com/path.git"</text:span><text:span text:style-name="T469">&gt;</text:span><text:span text:style-name="T470"><text:s/>HYPERLINK "https://&lt;USERNAME&gt;:&lt;PASSWORD&gt;@github.com/path.git"</text:span><text:span text:style-name="T471">@github.com/path.git"</text:span><text:span text:style-name="T472"><text:s/>HYPERLINK "https://&lt;USERNAME&gt;:&lt;PASSWORD&gt;@github.com/path.git"</text:span><text:span text:style-name="T473">&gt;</text:span></text:a><text:span text:style-name="T474"><text:s/></text:span><text:a xlink:href="https://&lt;USERNAME&gt;:&lt;PASSWORD&gt;@github.com/path.git"><text:span text:style-name="T476">HYPERLINK "https://</text:span><text:span text:style-name="T477"><text:s/>HYPERLINK "https://&lt;USERNAME&gt;:&lt;PASSWORD&gt;@github.com/path.git"</text:span><text:span text:style-name="T478">&lt;</text:span><text:span text:style-name="T479"><text:s/>HYPERLINK "https://&lt;USERNAME&gt;:&lt;PASSWORD&gt;@github.com/path.git"</text:span><text:span text:style-name="T480">USERNAME</text:span><text:span text:style-name="T481"><text:s/>HYPERLINK "https://&lt;USERNAME&gt;:&lt;PASSWORD&gt;@github.com/path.git"</text:span><text:span text:style-name="T482">&gt;</text:span><text:span text:style-name="T483"><text:s/>HYPERLINK "https://&lt;USERNAME&gt;:&lt;PASSWORD&gt;@github.com/path.git"</text:span><text:span text:style-name="T484">:</text:span><text:span text:style-name="T485"><text:s/>HYPERLINK "https://&lt;USERNAME&gt;:&lt;PASSWORD&gt;@github.com/path.git"</text:span><text:span text:style-name="T486">&lt;</text:span><text:span text:style-name="T487"><text:s/>HYPERLINK "https://&lt;USERNAME&gt;:&lt;PASSWORD&gt;@github.com/path.git"</text:span><text:span text:style-name="T488">PASSWORD</text:span><text:span text:style-name="T489"><text:s/>HYPERLINK "https://&lt;USERNAME&gt;:&lt;PASSWORD&gt;@github.com/path.git"</text:span><text:span text:style-name="T490">&gt;</text:span><text:span text:style-name="T491"><text:s/>HYPERLINK "https://&lt;USERNAME&gt;:&lt;PASSWORD&gt;@github.com/path.git"</text:span><text:span text:style-name="T492">@github.com/path.git"</text:span><text:span text:style-name="T493"><text:s/>HYPERLINK "https://&lt;USERNAME&gt;:&lt;PASSWORD&gt;@github.com/path.git"</text:span><text:span text:style-name="T494">:</text:span></text:a><text:span text:style-name="T495"><text:s/></text:span><text:a xlink:href="https://&lt;USERNAME&gt;:&lt;PASSWORD&gt;@github.com/path.git"><text:span text:style-name="T497">HYPERLINK "https://</text:span><text:span text:style-name="T498"><text:s/>HYPERLINK "https://&lt;USERNAME&gt;:&lt;PASSWORD&gt;@github.com/path.git"</text:span><text:span text:style-name="T499">&lt;</text:span><text:span text:style-name="T500"><text:s/>HYPERLINK "https://&lt;USERNAME&gt;:&lt;PASSWORD&gt;@github.com/path.git"</text:span><text:span text:style-name="T501">USERNAME</text:span><text:span text:style-name="T502"><text:s/>HYPERLINK "https://&lt;USERNAME&gt;:&lt;PASSWORD&gt;@github.com/path.git"</text:span><text:span text:style-name="T503">&gt;</text:span><text:span text:style-name="T504"><text:s/>HYPERLINK "https://&lt;USERNAME&gt;:&lt;PASSWORD&gt;@github.com/path.git"</text:span><text:span text:style-name="T505">:</text:span><text:span text:style-name="T506"><text:s/>HYPERLINK "https://&lt;USERNAME&gt;:&lt;PASSWORD&gt;@github.com/path.git"</text:span><text:span text:style-name="T507">&lt;</text:span><text:span text:style-name="T508"><text:s/>HYPERLINK "https://&lt;USERNAME&gt;:&lt;PASSWORD&gt;@github.com/path.git"</text:span><text:span text:style-name="T509">PASSWORD</text:span><text:span text:style-name="T510"><text:s/>HYPERLINK "https://&lt;USERNAME&gt;:&lt;PASSWORD&gt;@github.com/path.git"</text:span><text:span text:style-name="T511">&gt;</text:span><text:span text:style-name="T512"><text:s/>HYPERLINK "https://&lt;USERNAME&gt;:&lt;PASSWORD&gt;@github.com/path.git"</text:span><text:span text:style-name="T513">@github.com/path.git"</text:span><text:span text:style-name="T514"><text:s/>HYPERLINK "https://&lt;USERNAME&gt;:&lt;PASSWORD&gt;@github.com/path.git"</text:span><text:span text:style-name="T515">&lt;</text:span></text:a><text:span text:style-name="T516"><text:s/></text:span><text:a xlink:href="https://&lt;USERNAME&gt;:&lt;PASSWORD&gt;@github.com/path.git"><text:span text:style-name="T518">HYPERLINK "https://</text:span><text:span text:style-name="T519"><text:s/>HYPERLINK "https://&lt;USERNAME&gt;:&lt;PASSWORD&gt;@github.com/path.git"</text:span><text:span text:style-name="T520">&lt;</text:span><text:span text:style-name="T521"><text:s/>HYPERLINK "https://&lt;USERNAME&gt;:&lt;PASSWORD&gt;@github.com/path.git"</text:span><text:span text:style-name="T522">USERNAME</text:span><text:span text:style-name="T523"><text:s/>HYPERLINK "https://&lt;USERNAME&gt;:&lt;PASSWORD&gt;@github.com/path.git"</text:span><text:span text:style-name="T524">&gt;</text:span><text:span text:style-name="T525"><text:s/>HYPERLINK "https://&lt;USERNAME&gt;:&lt;PASSWORD&gt;@github.com/path.git"</text:span><text:span text:style-name="T526">:</text:span><text:span text:style-name="T527"><text:s/>HYPERLINK "https://&lt;USERNAME&gt;:&lt;PASSWORD&gt;@github.com/path.git"</text:span><text:span text:style-name="T528">&lt;</text:span><text:span text:style-name="T529"><text:s/>HYPERLINK "https://&lt;USERNAME&gt;:&lt;PASSWORD&gt;@github.com/path.git"</text:span><text:span text:style-name="T530">PASSWORD</text:span><text:span text:style-name="T531"><text:s/>HYPERLINK "https://&lt;USERNAME&gt;:&lt;PASSWORD&gt;@github.com/path.git"</text:span><text:span text:style-name="T532">&gt;</text:span><text:span text:style-name="T533"><text:s/>HYPERLINK "https://&lt;USERNAME&gt;:&lt;PASSWORD&gt;@github.com/path.git"</text:span><text:span text:style-name="T534">@github.com/path.git"</text:span><text:span text:style-name="T535"><text:s/>HYPERLINK "https://&lt;USERNAME&gt;:&lt;PASSWORD&gt;@github.com/path.git"</text:span><text:span text:style-name="T536">PASSWORD</text:span></text:a><text:span text:style-name="T537"><text:s/></text:span><text:a xlink:href="https://&lt;USERNAME&gt;:&lt;PASSWORD&gt;@github.com/path.git"><text:span text:style-name="T539">HYPERLINK "https://</text:span><text:span text:style-name="T540"><text:s/>HYPERLINK "https://&lt;USERNAME&gt;:&lt;PASSWORD&gt;@github.com/path.git"</text:span><text:span text:style-name="T541">&lt;</text:span><text:span text:style-name="T542"><text:s/>HYPERLINK "https://&lt;USERNAME&gt;:&lt;PASSWORD&gt;@github.com/path.git"</text:span><text:span text:style-name="T543">USERNAME</text:span><text:span text:style-name="T544"><text:s/>HYPERLINK "https://&lt;USERNAME&gt;:&lt;PASSWORD&gt;@github.com/path.git"</text:span><text:span text:style-name="T545">&gt;</text:span><text:span text:style-name="T546"><text:s/>HYPERLINK "https://&lt;USERNAME&gt;:&lt;PASSWORD&gt;@github.com/path.git"</text:span><text:span text:style-name="T547">:</text:span><text:span text:style-name="T548"><text:s/>HYPERLINK "https://&lt;USERNAME&gt;:&lt;PASSWORD&gt;@github.com/path.git"</text:span><text:span text:style-name="T549">&lt;</text:span><text:span text:style-name="T550"><text:s/>HYPERLINK "https://&lt;USERNAME&gt;:&lt;PASSWORD&gt;@github.com/path.git"</text:span><text:span text:style-name="T551">PASSWORD</text:span><text:span text:style-name="T552"><text:s/>HYPERLINK "https://&lt;USERNAME&gt;:&lt;PASSWORD&gt;@github.com/path.git"</text:span><text:span text:style-name="T553">&gt;</text:span><text:span text:style-name="T554"><text:s/>HYPERLINK "https://&lt;USERNAME&gt;:&lt;PASSWORD&gt;@github.com/path.git"</text:span><text:span text:style-name="T555">@github.com/path.git"</text:span><text:span text:style-name="T556"><text:s/>HYPERLINK "https://&lt;USERNAME&gt;:&lt;PASSWORD&gt;@github.com/path.git"</text:span><text:span text:style-name="T557">&gt;</text:span></text:a><text:span text:style-name="T558"><text:s/></text:span><text:a xlink:href="https://&lt;USERNAME&gt;:&lt;PASSWORD&gt;@github.com/path.git"><text:span text:style-name="T560">HYPERLINK "https://</text:span><text:span text:style-name="T561"><text:s/>HYPERLINK "https://&lt;USERNAME&gt;:&lt;PASSWORD&gt;@github.com/path.git"</text:span><text:span text:style-name="T562">&lt;</text:span><text:span text:style-name="T563"><text:s/>HYPERLINK "https://&lt;USERNAME&gt;:&lt;PASSWORD&gt;@github.com/path.git"</text:span><text:span text:style-name="T564">USERNAME</text:span><text:span text:style-name="T565"><text:s/>HYPERLINK "https://&lt;USERNAME&gt;:&lt;PASSWORD&gt;@github.com/path.git"</text:span><text:span text:style-name="T566">&gt;</text:span><text:span text:style-name="T567"><text:s/>HYPERLINK "https://&lt;USERNAME&gt;:&lt;PASSWORD&gt;@github.com/path.git"</text:span><text:span text:style-name="T568">:</text:span><text:span text:style-name="T569"><text:s/>HYPERLINK "https://&lt;USERNAME&gt;:&lt;PASSWORD&gt;@github.com/path.git"</text:span><text:span text:style-name="T570">&lt;</text:span><text:span text:style-name="T571"><text:s/>HYPERLINK "https://&lt;USERNAME&gt;:&lt;PASSWORD&gt;@github.com/path.git"</text:span><text:span text:style-name="T572">PASSWORD</text:span><text:span text:style-name="T573"><text:s/>HYPERLINK "https://&lt;USERNAME&gt;:&lt;PASSWORD&gt;@github.com/path.git"</text:span><text:span text:style-name="T574">&gt;</text:span><text:span text:style-name="T575"><text:s/>HYPERLINK "https://&lt;USERNAME&gt;:&lt;PASSWORD&gt;@github.com/path.git"</text:span><text:span text:style-name="T576">@github.com/path.git"</text:span><text:span text:style-name="T577"><text:s/>HYPERLINK "https://&lt;USERNAME&gt;:&lt;PASSWORD&gt;@github.com/path.git"</text:span><text:span text:style-name="T578">@github.com/path.git"</text:span></text:a><text:span text:style-name="T579"><text:s/></text:span><text:a xlink:href="https://&lt;USERNAME&gt;:&lt;PASSWORD&gt;@github.com/path.git"><text:span text:style-name="T581">HYPERLINK "https://</text:span><text:span text:style-name="T582"><text:s/>HYPERLINK "https://&lt;USERNAME&gt;:&lt;PASSWORD&gt;@github.com/path.git"</text:span><text:span text:style-name="T583">&lt;</text:span><text:span text:style-name="T584"><text:s/>HYPERLINK "https://&lt;USERNAME&gt;:&lt;PASSWORD&gt;@github.com/path.git"</text:span><text:span text:style-name="T585">USERNAME</text:span><text:span text:style-name="T586"><text:s/>HYPERLINK "https://&lt;USERNAME&gt;:&lt;PASSWORD&gt;@github.com/path.git"</text:span><text:span text:style-name="T587">&gt;</text:span><text:span text:style-name="T588"><text:s/>HYPERLINK "https://&lt;USERNAME&gt;:&lt;PASSWORD&gt;@github.com/path.git"</text:span><text:span text:style-name="T589">:</text:span><text:span text:style-name="T590"><text:s/>HYPERLINK "https://&lt;USERNAME&gt;:&lt;PASSWORD&gt;@github.com/path.git"</text:span><text:span text:style-name="T591">&lt;</text:span><text:span text:style-name="T592"><text:s/>HYPERLINK "https://&lt;USERNAME&gt;:&lt;PASSWORD&gt;@github.com/path.git"</text:span><text:span text:style-name="T593">PASSWORD</text:span><text:span text:style-name="T594"><text:s/>HYPERLINK "https://&lt;USERNAME&gt;:&lt;PASSWORD&gt;@github.com/path.git"</text:span><text:span text:style-name="T595">&gt;</text:span><text:span text:style-name="T596"><text:s/>HYPERLINK "https://&lt;USERNAME&gt;:&lt;PASSWORD&gt;@github.com/path.git"</text:span><text:span text:style-name="T597">@github.com/path.git"</text:span><text:span text:style-name="T598"><text:s/>HYPERLINK "https://&lt;USERNAME&gt;:&lt;PASSWORD&gt;@github.com/path.git"</text:span><text:span text:style-name="T599">&gt;</text:span></text:a><text:span text:style-name="T600"><text:s/></text:span><text:a xlink:href="https://&lt;USERNAME&gt;:&lt;PASSWORD&gt;@github.com/path.git"><text:span text:style-name="T602">HYPERLINK "https://</text:span></text:a><text:span text:style-name="T603"><text:s/></text:span><text:a xlink:href="https://&lt;USERNAME&gt;:&lt;PASSWORD&gt;@github.com/path.git"><text:span text:style-name="T605">HYPERLINK "https://</text:span><text:span text:style-name="T606"><text:s/>HYPERLINK "https://&lt;USERNAME&gt;:&lt;PASSWORD&gt;@github.com/path.git"</text:span><text:span text:style-name="T607">&lt;</text:span><text:span text:style-name="T608"><text:s/>HYPERLINK "https://&lt;USERNAME&gt;:&lt;PASSWORD&gt;@github.com/path.git"</text:span><text:span text:style-name="T609">USERNAME</text:span><text:span text:style-name="T610"><text:s/>HYPERLINK "https://&lt;USERNAME&gt;:&lt;PASSWORD&gt;@github.com/path.git"</text:span><text:span text:style-name="T611">&gt;</text:span><text:span text:style-name="T612"><text:s/>HYPERLINK "https://&lt;USERNAME&gt;:&lt;PASSWORD&gt;@github.com/path.git"</text:span><text:span text:style-name="T613">:</text:span><text:span text:style-name="T614"><text:s/>HYPERLINK "https://&lt;USERNAME&gt;:&lt;PASSWORD&gt;@github.com/path.git"</text:span><text:span text:style-name="T615">&lt;</text:span><text:span text:style-name="T616"><text:s/>HYPERLINK "https://&lt;USERNAME&gt;:&lt;PASSWORD&gt;@github.com/path.git"</text:span><text:span text:style-name="T617">PASSWORD</text:span><text:span text:style-name="T618"><text:s/>HYPERLINK "https://&lt;USERNAME&gt;:&lt;PASSWORD&gt;@github.com/path.git"</text:span><text:span text:style-name="T619">&gt;</text:span><text:span text:style-name="T620"><text:s/>HYPERLINK "https://&lt;USERNAME&gt;:&lt;PASSWORD&gt;@github.com/path.git"</text:span><text:span text:style-name="T621">@github.com/path.git"</text:span><text:span text:style-name="T622"><text:s/>HYPERLINK "https://&lt;USERNAME&gt;:&lt;PASSWORD&gt;@github.com/path.git"</text:span><text:span text:style-name="T623">&lt;</text:span></text:a><text:span text:style-name="T624"><text:s/></text:span><text:a xlink:href="https://&lt;USERNAME&gt;:&lt;PASSWORD&gt;@github.com/path.git"><text:span text:style-name="T626">HYPERLINK "https://</text:span><text:span text:style-name="T627"><text:s/>HYPERLINK "https://&lt;USERNAME&gt;:&lt;PASSWORD&gt;@github.com/path.git"</text:span><text:span text:style-name="T628">&lt;</text:span><text:span text:style-name="T629"><text:s/>HYPERLINK "https://&lt;USERNAME&gt;:&lt;PASSWORD&gt;@github.com/path.git"</text:span><text:span text:style-name="T630">USERNAME</text:span><text:span text:style-name="T631"><text:s/>HYPERLINK "https://&lt;USERNAME&gt;:&lt;PASSWORD&gt;@github.com/path.git"</text:span><text:span text:style-name="T632">&gt;</text:span><text:span text:style-name="T633"><text:s/>HYPERLINK "https://&lt;USERNAME&gt;:&lt;PASSWORD&gt;@github.com/path.git"</text:span><text:span text:style-name="T634">:</text:span><text:span text:style-name="T635"><text:s/>HYPERLINK "https://&lt;USERNAME&gt;:&lt;PASSWORD&gt;@github.com/path.git"</text:span><text:span text:style-name="T636">&lt;</text:span><text:span text:style-name="T637"><text:s/>HYPERLINK "https://&lt;USERNAME&gt;:&lt;PASSWORD&gt;@github.com/path.git"</text:span><text:span text:style-name="T638">PASSWORD</text:span><text:span text:style-name="T639"><text:s/>HYPERLINK "https://&lt;USERNAME&gt;:&lt;PASSWORD&gt;@github.com/path.git"</text:span><text:span text:style-name="T640">&gt;</text:span><text:span text:style-name="T641"><text:s/>HYPERLINK "https://&lt;USERNAME&gt;:&lt;PASSWORD&gt;@github.com/path.git"</text:span><text:span text:style-name="T642">@github.com/path.git"</text:span><text:span text:style-name="T643"><text:s/>HYPERLINK "https://&lt;USERNAME&gt;:&lt;PASSWORD&gt;@github.com/path.git"</text:span><text:span text:style-name="T644">USERNAME</text:span></text:a><text:span text:style-name="T645"><text:s/></text:span><text:a xlink:href="https://&lt;USERNAME&gt;:&lt;PASSWORD&gt;@github.com/path.git"><text:span text:style-name="T647">HYPERLINK "https://</text:span><text:span text:style-name="T648"><text:s/>HYPERLINK "https://&lt;USERNAME&gt;:&lt;PASSWORD&gt;@github.com/path.git"</text:span><text:span text:style-name="T649">&lt;</text:span><text:span text:style-name="T650"><text:s/>HYPERLINK "https://&lt;USERNAME&gt;:&lt;PASSWORD&gt;@github.com/path.git"</text:span><text:span text:style-name="T651">USERNAME</text:span><text:span text:style-name="T652"><text:s/>HYPERLINK "https://&lt;USERNAME&gt;:&lt;PASSWORD&gt;@github.com/path.git"</text:span><text:span text:style-name="T653">&gt;</text:span><text:span text:style-name="T654"><text:s/>HYPERLINK "https://&lt;USERNAME&gt;:&lt;PASSWORD&gt;@github.com/path.git"</text:span><text:span text:style-name="T655">:</text:span><text:span text:style-name="T656"><text:s/>HYPERLINK "https://&lt;USERNAME&gt;:&lt;PASSWORD&gt;@github.com/path.git"</text:span><text:span text:style-name="T657">&lt;</text:span><text:span text:style-name="T658"><text:s/>HYPERLINK "https://&lt;USERNAME&gt;:&lt;PASSWORD&gt;@github.com/path.git"</text:span><text:span text:style-name="T659">PASSWORD</text:span><text:span text:style-name="T660"><text:s/>HYPERLINK "https://&lt;USERNAME&gt;:&lt;PASSWORD&gt;@github.com/path.git"</text:span><text:span text:style-name="T661">&gt;</text:span><text:span text:style-name="T662"><text:s/>HYPERLINK "https://&lt;USERNAME&gt;:&lt;PASSWORD&gt;@github.com/path.git"</text:span><text:span text:style-name="T663">@github.com/path.git"</text:span><text:span text:style-name="T664"><text:s/>HYPERLINK "https://&lt;USERNAME&gt;:&lt;PASSWORD&gt;@github.com/path.git"</text:span><text:span text:style-name="T665">&gt;</text:span></text:a><text:span text:style-name="T666"><text:s/></text:span><text:a xlink:href="https://&lt;USERNAME&gt;:&lt;PASSWORD&gt;@github.com/path.git"><text:span text:style-name="T668">HYPERLINK "https://</text:span><text:span text:style-name="T669"><text:s/>HYPERLINK "https://&lt;USERNAME&gt;:&lt;PASSWORD&gt;@github.com/path.git"</text:span><text:span text:style-name="T670">&lt;</text:span><text:span text:style-name="T671"><text:s/>HYPERLINK "https://&lt;USERNAME&gt;:&lt;PASSWORD&gt;@github.com/path.git"</text:span><text:span text:style-name="T672">USERNAME</text:span><text:span text:style-name="T673"><text:s/>HYPERLINK "https://&lt;USERNAME&gt;:&lt;PASSWORD&gt;@github.com/path.git"</text:span><text:span text:style-name="T674">&gt;</text:span><text:span text:style-name="T675"><text:s/>HYPERLINK "https://&lt;USERNAME&gt;:&lt;PASSWORD&gt;@github.com/path.git"</text:span><text:span text:style-name="T676">:</text:span><text:span text:style-name="T677"><text:s/>HYPERLINK "https://&lt;USERNAME&gt;:&lt;PASSWORD&gt;@github.com/path.git"</text:span><text:span text:style-name="T678">&lt;</text:span><text:span text:style-name="T679"><text:s/>HYPERLINK "https://&lt;USERNAME&gt;:&lt;PASSWORD&gt;@github.com/path.git"</text:span><text:span text:style-name="T680">PASSWORD</text:span><text:span text:style-name="T681"><text:s/>HYPERLINK "https://&lt;USERNAME&gt;:&lt;PASSWORD&gt;@github.com/path.git"</text:span><text:span text:style-name="T682">&gt;</text:span><text:span text:style-name="T683"><text:s/>HYPERLINK "https://&lt;USERNAME&gt;:&lt;PASSWORD&gt;@github.com/path.git"</text:span><text:span text:style-name="T684">@github.com/path.git"</text:span><text:span text:style-name="T685"><text:s/>HYPERLINK "https://&lt;USERNAME&gt;:&lt;PASSWORD&gt;@github.com/path.git"</text:span><text:span text:style-name="T686">:</text:span></text:a><text:span text:style-name="T687"><text:s/></text:span><text:a xlink:href="https://&lt;USERNAME&gt;:&lt;PASSWORD&gt;@github.com/path.git"><text:span text:style-name="T689">HYPERLINK "https://</text:span><text:span text:style-name="T690"><text:s/>HYPERLINK "https://&lt;USERNAME&gt;:&lt;PASSWORD&gt;@github.com/path.git"</text:span><text:span text:style-name="T691">&lt;</text:span><text:span text:style-name="T692"><text:s/>HYPERLINK "https://&lt;USERNAME&gt;:&lt;PASSWORD&gt;@github.com/path.git"</text:span><text:span text:style-name="T693">USERNAME</text:span><text:span text:style-name="T694"><text:s/>HYPERLINK "https://&lt;USERNAME&gt;:&lt;PASSWORD&gt;@github.com/path.git"</text:span><text:span text:style-name="T695">&gt;</text:span><text:span text:style-name="T696"><text:s/>HYPERLINK "https://&lt;USERNAME&gt;:&lt;PASSWORD&gt;@github.com/path.git"</text:span><text:span text:style-name="T697">:</text:span><text:span text:style-name="T698"><text:s/>HYPERLINK "https://&lt;USERNAME&gt;:&lt;PASSWORD&gt;@github.com/path.git"</text:span><text:span text:style-name="T699">&lt;</text:span><text:span text:style-name="T700"><text:s/>HYPERLINK "https://&lt;USERNAME&gt;:&lt;PASSWORD&gt;@github.com/path.git"</text:span><text:span text:style-name="T701">PASSWORD</text:span><text:span text:style-name="T702"><text:s/>HYPERLINK "https://&lt;USERNAME&gt;:&lt;PASSWORD&gt;@github.com/path.git"</text:span><text:span text:style-name="T703">&gt;</text:span><text:span text:style-name="T704"><text:s/>HYPERLINK "https://&lt;USERNAME&gt;:&lt;PASSWORD&gt;@github.com/path.git"</text:span><text:span text:style-name="T705">@github.com/path.git"</text:span><text:span text:style-name="T706"><text:s/>HYPERLINK "https://&lt;USERNAME&gt;:&lt;PASSWORD&gt;@github.com/path.git"</text:span><text:span text:style-name="T707">&lt;</text:span></text:a><text:span text:style-name="T708"><text:s/></text:span><text:a xlink:href="https://&lt;USERNAME&gt;:&lt;PASSWORD&gt;@github.com/path.git"><text:span text:style-name="T710">HYPERLINK "https://</text:span><text:span text:style-name="T711"><text:s/>HYPERLINK "https://&lt;USERNAME&gt;:&lt;PASSWORD&gt;@github.com/path.git"</text:span><text:span text:style-name="T712">&lt;</text:span><text:span text:style-name="T713"><text:s/>HYPERLINK "https://&lt;USERNAME&gt;:&lt;PASSWORD&gt;@github.com/path.git"</text:span><text:span text:style-name="T714">USERNAME</text:span><text:span text:style-name="T715"><text:s/>HYPERLINK "https://&lt;USERNAME&gt;:&lt;PASSWORD&gt;@github.com/path.git"</text:span><text:span text:style-name="T716">&gt;</text:span><text:span text:style-name="T717"><text:s/>HYPERLINK "https://&lt;USERNAME&gt;:&lt;PASSWORD&gt;@github.com/path.git"</text:span><text:span text:style-name="T718">:</text:span><text:span text:style-name="T719"><text:s/>HYPERLINK "https://&lt;USERNAME&gt;:&lt;PASSWORD&gt;@github.com/path.git"</text:span><text:span text:style-name="T720">&lt;</text:span><text:span text:style-name="T721"><text:s/>HYPERLINK "https://&lt;USERNAME&gt;:&lt;PASSWORD&gt;@github.com/path.git"</text:span><text:span text:style-name="T722">PASSWORD</text:span><text:span text:style-name="T723"><text:s/>HYPERLINK "https://&lt;USERNAME&gt;:&lt;PASSWORD&gt;@github.com/path.git"</text:span><text:span text:style-name="T724">&gt;</text:span><text:span text:style-name="T725"><text:s/>HYPERLINK "https://&lt;USERNAME&gt;:&lt;PASSWORD&gt;@github.com/path.git"</text:span><text:span text:style-name="T726">@github.com/path.git"</text:span><text:span text:style-name="T727"><text:s/>HYPERLINK "https://&lt;USERNAME&gt;:&lt;PASSWORD&gt;@github.com/path.git"</text:span><text:span text:style-name="T728">PASSWORD</text:span></text:a><text:span text:style-name="T729"><text:s/></text:span><text:a xlink:href="https://&lt;USERNAME&gt;:&lt;PASSWORD&gt;@github.com/path.git"><text:span text:style-name="T731">HYPERLINK "https://</text:span><text:span text:style-name="T732"><text:s/>HYPERLINK "https://&lt;USERNAME&gt;:&lt;PASSWORD&gt;@github.com/path.git"</text:span><text:span text:style-name="T733">&lt;</text:span><text:span text:style-name="T734"><text:s/>HYPERLINK "https://&lt;USERNAME&gt;:&lt;PASSWORD&gt;@github.com/path.git"</text:span><text:span text:style-name="T735">USERNAME</text:span><text:span text:style-name="T736"><text:s/>HYPERLINK "https://&lt;USERNAME&gt;:&lt;PASSWORD&gt;@github.com/path.git"</text:span><text:span text:style-name="T737">&gt;</text:span><text:span text:style-name="T738"><text:s/>HYPERLINK "https://&lt;USERNAME&gt;:&lt;PASSWORD&gt;@github.com/path.git"</text:span><text:span text:style-name="T739">:</text:span><text:span text:style-name="T740"><text:s/>HYPERLINK "https://&lt;USERNAME&gt;:&lt;PASSWORD&gt;@github.com/path.git"</text:span><text:span text:style-name="T741">&lt;</text:span><text:span text:style-name="T742"><text:s/>HYPERLINK "https://&lt;USERNAME&gt;:&lt;PASSWORD&gt;@github.com/path.git"</text:span><text:span text:style-name="T743">PASSWORD</text:span><text:span text:style-name="T744"><text:s/>HYPERLINK "https://&lt;USERNAME&gt;:&lt;PASSWORD&gt;@github.com/path.git"</text:span><text:span text:style-name="T745">&gt;</text:span><text:span text:style-name="T746"><text:s/>HYPERLINK "https://&lt;USERNAME&gt;:&lt;PASSWORD&gt;@github.com/path.git"</text:span><text:span text:style-name="T747">@github.com/path.git"</text:span><text:span text:style-name="T748"><text:s/>HYPERLINK "https://&lt;USERNAME&gt;:&lt;PASSWORD&gt;@github.com/path.git"</text:span><text:span text:style-name="T749">&gt;</text:span></text:a><text:span text:style-name="T750"><text:s/></text:span><text:a xlink:href="https://&lt;USERNAME&gt;:&lt;PASSWORD&gt;@github.com/path.git"><text:span text:style-name="T752">HYPERLINK "https://</text:span><text:span text:style-name="T753"><text:s/>HYPERLINK "https://&lt;USERNAME&gt;:&lt;PASSWORD&gt;@github.com/path.git"</text:span><text:span text:style-name="T754">&lt;</text:span><text:span text:style-name="T755"><text:s/>HYPERLINK "https://&lt;USERNAME&gt;:&lt;PASSWORD&gt;@github.com/path.git"</text:span><text:span text:style-name="T756">USERNAME</text:span><text:span text:style-name="T757"><text:s/>HYPERLINK "https://&lt;USERNAME&gt;:&lt;PASSWORD&gt;@github.com/path.git"</text:span><text:span text:style-name="T758">&gt;</text:span><text:span text:style-name="T759"><text:s/>HYPERLINK "https://&lt;USERNAME&gt;:&lt;PASSWORD&gt;@github.com/path.git"</text:span><text:span text:style-name="T760">:</text:span><text:span text:style-name="T761"><text:s/>HYPERLINK "https://&lt;USERNAME&gt;:&lt;PASSWORD&gt;@github.com/path.git"</text:span><text:span text:style-name="T762">&lt;</text:span><text:span text:style-name="T763"><text:s/>HYPERLINK "https://&lt;USERNAME&gt;:&lt;PASSWORD&gt;@github.com/path.git"</text:span><text:span text:style-name="T764">PASSWORD</text:span><text:span text:style-name="T765"><text:s/>HYPERLINK "https://&lt;USERNAME&gt;:&lt;PASSWORD&gt;@github.com/path.git"</text:span><text:span text:style-name="T766">&gt;</text:span><text:span text:style-name="T767"><text:s/>HYPERLINK "https://&lt;USERNAME&gt;:&lt;PASSWORD&gt;@github.com/path.git"</text:span><text:span text:style-name="T768">@github.com/path.git"</text:span><text:span text:style-name="T769"><text:s/>HYPERLINK "https://&lt;USERNAME&gt;:&lt;PASSWORD&gt;@github.com/path.git"</text:span><text:span text:style-name="T770">@github.com/path.git"</text:span></text:a><text:span text:style-name="T771"><text:s/></text:span><text:a xlink:href="https://&lt;USERNAME&gt;:&lt;PASSWORD&gt;@github.com/path.git"><text:span text:style-name="T773">HYPERLINK "https://</text:span><text:span text:style-name="T774"><text:s/>HYPERLINK "https://&lt;USERNAME&gt;:&lt;PASSWORD&gt;@github.com/path.git"</text:span><text:span text:style-name="T775">&lt;</text:span><text:span text:style-name="T776"><text:s/>HYPERLINK "https://&lt;USERNAME&gt;:&lt;PASSWORD&gt;@github.com/path.git"</text:span><text:span text:style-name="T777">USERNAME</text:span><text:span text:style-name="T778"><text:s/>HYPERLINK "https://&lt;USERNAME&gt;:&lt;PASSWORD&gt;@github.com/path.git"</text:span><text:span text:style-name="T779">&gt;</text:span><text:span text:style-name="T780"><text:s/>HYPERLINK "https://&lt;USERNAME&gt;:&lt;PASSWORD&gt;@github.com/path.git"</text:span><text:span text:style-name="T781">:</text:span><text:span text:style-name="T782"><text:s/>HYPERLINK "https://&lt;USERNAME&gt;:&lt;PASSWORD&gt;@github.com/path.git"</text:span><text:span text:style-name="T783">&lt;</text:span><text:span text:style-name="T784"><text:s/>HYPERLINK "https://&lt;USERNAME&gt;:&lt;PASSWORD&gt;@github.com/path.git"</text:span><text:span text:style-name="T785">PASSWORD</text:span><text:span text:style-name="T786"><text:s/>HYPERLINK "https://&lt;USERNAME&gt;:&lt;PASSWORD&gt;@github.com/path.git"</text:span><text:span text:style-name="T787">&gt;</text:span><text:span text:style-name="T788"><text:s/>HYPERLINK "https://&lt;USERNAME&gt;:&lt;PASSWORD&gt;@github.com/path.git"</text:span><text:span text:style-name="T789">@github.com/path.git"</text:span><text:span text:style-name="T790"><text:s/>HYPERLINK "https://&lt;USERNAME&gt;:&lt;PASSWORD&gt;@github.com/path.git"</text:span><text:span text:style-name="T791">:</text:span></text:a><text:span text:style-name="T792"><text:s/></text:span><text:a xlink:href="https://&lt;USERNAME&gt;:&lt;PASSWORD&gt;@github.com/path.git"><text:span text:style-name="T794">HYPERLINK "https://</text:span></text:a><text:span text:style-name="T795"><text:s/></text:span><text:a xlink:href="https://&lt;USERNAME&gt;:&lt;PASSWORD&gt;@github.com/path.git"><text:span text:style-name="T797">HYPERLINK "https://</text:span><text:span text:style-name="T798"><text:s/>HYPERLINK "https://&lt;USERNAME&gt;:&lt;PASSWORD&gt;@github.com/path.git"</text:span><text:span text:style-name="T799">&lt;</text:span><text:span text:style-name="T800"><text:s/>HYPERLINK "https://&lt;USERNAME&gt;:&lt;PASSWORD&gt;@github.com/path.git"</text:span><text:span text:style-name="T801">USERNAME</text:span><text:span text:style-name="T802"><text:s/>HYPERLINK "https://&lt;USERNAME&gt;:&lt;PASSWORD&gt;@github.com/path.git"</text:span><text:span text:style-name="T803">&gt;</text:span><text:span text:style-name="T804"><text:s/>HYPERLINK "https://&lt;USERNAME&gt;:&lt;PASSWORD&gt;@github.com/path.git"</text:span><text:span text:style-name="T805">:</text:span><text:span text:style-name="T806"><text:s/>HYPERLINK "https://&lt;USERNAME&gt;:&lt;PASSWORD&gt;@github.com/path.git"</text:span><text:span text:style-name="T807">&lt;</text:span><text:span text:style-name="T808"><text:s/>HYPERLINK "https://&lt;USERNAME&gt;:&lt;PASSWORD&gt;@github.com/path.git"</text:span><text:span text:style-name="T809">PASSWORD</text:span><text:span text:style-name="T810"><text:s/>HYPERLINK "https://&lt;USERNAME&gt;:&lt;PASSWORD&gt;@github.com/path.git"</text:span><text:span text:style-name="T811">&gt;</text:span><text:span text:style-name="T812"><text:s/>HYPERLINK "https://&lt;USERNAME&gt;:&lt;PASSWORD&gt;@github.com/path.git"</text:span><text:span text:style-name="T813">@github.com/path.git"</text:span><text:span text:style-name="T814"><text:s/>HYPERLINK "https://&lt;USERNAME&gt;:&lt;PASSWORD&gt;@github.com/path.git"</text:span><text:span text:style-name="T815">&lt;</text:span></text:a><text:span text:style-name="T816"><text:s/></text:span><text:a xlink:href="https://&lt;USERNAME&gt;:&lt;PASSWORD&gt;@github.com/path.git"><text:span text:style-name="T818">HYPERLINK "https://</text:span><text:span text:style-name="T819"><text:s/>HYPERLINK "https://&lt;USERNAME&gt;:&lt;PASSWORD&gt;@github.com/path.git"</text:span><text:span text:style-name="T820">&lt;</text:span><text:span text:style-name="T821"><text:s/>HYPERLINK "https://&lt;USERNAME&gt;:&lt;PASSWORD&gt;@github.com/path.git"</text:span><text:span text:style-name="T822">USERNAME</text:span><text:span text:style-name="T823"><text:s/>HYPERLINK "https://&lt;USERNAME&gt;:&lt;PASSWORD&gt;@github.com/path.git"</text:span><text:span text:style-name="T824">&gt;</text:span><text:span text:style-name="T825"><text:s/>HYPERLINK "https://&lt;USERNAME&gt;:&lt;PASSWORD&gt;@github.com/path.git"</text:span><text:span text:style-name="T826">:</text:span><text:span text:style-name="T827"><text:s/>HYPERLINK "https://&lt;USERNAME&gt;:&lt;PASSWORD&gt;@github.com/path.git"</text:span><text:span text:style-name="T828">&lt;</text:span><text:span text:style-name="T829"><text:s/>HYPERLINK "https://&lt;USERNAME&gt;:&lt;PASSWORD&gt;@github.com/path.git"</text:span><text:span text:style-name="T830">PASSWORD</text:span><text:span text:style-name="T831"><text:s/>HYPERLINK "https://&lt;USERNAME&gt;:&lt;PASSWORD&gt;@github.com/path.git"</text:span><text:span text:style-name="T832">&gt;</text:span><text:span text:style-name="T833"><text:s/>HYPERLINK "https://&lt;USERNAME&gt;:&lt;PASSWORD&gt;@github.com/path.git"</text:span><text:span text:style-name="T834">@github.com/path.git"</text:span><text:span text:style-name="T835"><text:s/>HYPERLINK "https://&lt;USERNAME&gt;:&lt;PASSWORD&gt;@github.com/path.git"</text:span><text:span text:style-name="T836">USERNAME</text:span></text:a><text:span text:style-name="T837"><text:s/></text:span><text:a xlink:href="https://&lt;USERNAME&gt;:&lt;PASSWORD&gt;@github.com/path.git"><text:span text:style-name="T839">HYPERLINK "https://</text:span><text:span text:style-name="T840"><text:s/>HYPERLINK "https://&lt;USERNAME&gt;:&lt;PASSWORD&gt;@github.com/path.git"</text:span><text:span text:style-name="T841">&lt;</text:span><text:span text:style-name="T842"><text:s/>HYPERLINK "https://&lt;USERNAME&gt;:&lt;PASSWORD&gt;@github.com/path.git"</text:span><text:span text:style-name="T843">USERNAME</text:span><text:span text:style-name="T844"><text:s/>HYPERLINK "https://&lt;USERNAME&gt;:&lt;PASSWORD&gt;@github.com/path.git"</text:span><text:span text:style-name="T845">&gt;</text:span><text:span text:style-name="T846"><text:s/>HYPERLINK "https://&lt;USERNAME&gt;:&lt;PASSWORD&gt;@github.com/path.git"</text:span><text:span text:style-name="T847">:</text:span><text:span text:style-name="T848"><text:s/>HYPERLINK "https://&lt;USERNAME&gt;:&lt;PASSWORD&gt;@github.com/path.git"</text:span><text:span text:style-name="T849">&lt;</text:span><text:span text:style-name="T850"><text:s/>HYPERLINK "https://&lt;USERNAME&gt;:&lt;PASSWORD&gt;@github.com/path.git"</text:span><text:span text:style-name="T851">PASSWORD</text:span><text:span text:style-name="T852"><text:s/>HYPERLINK "https://&lt;USERNAME&gt;:&lt;PASSWORD&gt;@github.com/path.git"</text:span><text:span text:style-name="T853">&gt;</text:span><text:span text:style-name="T854"><text:s/>HYPERLINK "https://&lt;USERNAME&gt;:&lt;PASSWORD&gt;@github.com/path.git"</text:span><text:span text:style-name="T855">@github.com/path.git"</text:span><text:span text:style-name="T856"><text:s/>HYPERLINK "https://&lt;USERNAME&gt;:&lt;PASSWORD&gt;@github.com/path.git"</text:span><text:span text:style-name="T857">&gt;</text:span></text:a><text:span text:style-name="T858"><text:s/></text:span><text:a xlink:href="https://&lt;USERNAME&gt;:&lt;PASSWORD&gt;@github.com/path.git"><text:span text:style-name="T860">HYPERLINK "https://</text:span><text:span text:style-name="T861"><text:s/>HYPERLINK "https://&lt;USERNAME&gt;:&lt;PASSWORD&gt;@github.com/path.git"</text:span><text:span text:style-name="T862">&lt;</text:span><text:span text:style-name="T863"><text:s/>HYPERLINK "https://&lt;USERNAME&gt;:&lt;PASSWORD&gt;@github.com/path.git"</text:span><text:span text:style-name="T864">USERNAME</text:span><text:span text:style-name="T865"><text:s/>HYPERLINK "https://&lt;USERNAME&gt;:&lt;PASSWORD&gt;@github.com/path.git"</text:span><text:span text:style-name="T866">&gt;</text:span><text:span text:style-name="T867"><text:s/>HYPERLINK "https://&lt;USERNAME&gt;:&lt;PASSWORD&gt;@github.com/path.git"</text:span><text:span text:style-name="T868">:</text:span><text:span text:style-name="T869"><text:s/>HYPERLINK "https://&lt;USERNAME&gt;:&lt;PASSWORD&gt;@github.com/path.git"</text:span><text:span text:style-name="T870">&lt;</text:span><text:span text:style-name="T871"><text:s/>HYPERLINK "https://&lt;USERNAME&gt;:&lt;PASSWORD&gt;@github.com/path.git"</text:span><text:span text:style-name="T872">PASSWORD</text:span><text:span text:style-name="T873"><text:s/>HYPERLINK "https://&lt;USERNAME&gt;:&lt;PASSWORD&gt;@github.com/path.git"</text:span><text:span text:style-name="T874">&gt;</text:span><text:span text:style-name="T875"><text:s/>HYPERLINK "https://&lt;USERNAME&gt;:&lt;PASSWORD&gt;@github.com/path.git"</text:span><text:span text:style-name="T876">@github.com/path.git"</text:span><text:span text:style-name="T877"><text:s/>HYPERLINK "https://&lt;USERNAME&gt;:&lt;PASSWORD&gt;@github.com/path.git"</text:span><text:span text:style-name="T878">:</text:span></text:a><text:span text:style-name="T879"><text:s/></text:span><text:a xlink:href="https://&lt;USERNAME&gt;:&lt;PASSWORD&gt;@github.com/path.git"><text:span text:style-name="T881">HYPERLINK "https://</text:span><text:span text:style-name="T882"><text:s/>HYPERLINK "https://&lt;USERNAME&gt;:&lt;PASSWORD&gt;@github.com/path.git"</text:span><text:span text:style-name="T883">&lt;</text:span><text:span text:style-name="T884"><text:s/>HYPERLINK "https://&lt;USERNAME&gt;:&lt;PASSWORD&gt;@github.com/path.git"</text:span><text:span text:style-name="T885">USERNAME</text:span><text:span text:style-name="T886"><text:s/>HYPERLINK "https://&lt;USERNAME&gt;:&lt;PASSWORD&gt;@github.com/path.git"</text:span><text:span text:style-name="T887">&gt;</text:span><text:span text:style-name="T888"><text:s/>HYPERLINK "https://&lt;USERNAME&gt;:&lt;PASSWORD&gt;@github.com/path.git"</text:span><text:span text:style-name="T889">:</text:span><text:span text:style-name="T890"><text:s/>HYPERLINK "https://&lt;USERNAME&gt;:&lt;PASSWORD&gt;@github.com/path.git"</text:span><text:span text:style-name="T891">&lt;</text:span><text:span text:style-name="T892"><text:s/>HYPERLINK "https://&lt;USERNAME&gt;:&lt;PASSWORD&gt;@github.com/path.git"</text:span><text:span text:style-name="T893">PASSWORD</text:span><text:span text:style-name="T894"><text:s/>HYPERLINK "https://&lt;USERNAME&gt;:&lt;PASSWORD&gt;@github.com/path.git"</text:span><text:span text:style-name="T895">&gt;</text:span><text:span text:style-name="T896"><text:s/>HYPERLINK "https://&lt;USERNAME&gt;:&lt;PASSWORD&gt;@github.com/path.git"</text:span><text:span text:style-name="T897">@github.com/path.git"</text:span><text:span text:style-name="T898"><text:s/>HYPERLINK "https://&lt;USERNAME&gt;:&lt;PASSWORD&gt;@github.com/path.git"</text:span><text:span text:style-name="T899">&lt;</text:span></text:a><text:span text:style-name="T900"><text:s/></text:span><text:a xlink:href="https://&lt;USERNAME&gt;:&lt;PASSWORD&gt;@github.com/path.git"><text:span text:style-name="T902">HYPERLINK "https://</text:span><text:span text:style-name="T903"><text:s/>HYPERLINK "https://&lt;USERNAME&gt;:&lt;PASSWORD&gt;@github.com/path.git"</text:span><text:span text:style-name="T904">&lt;</text:span><text:span text:style-name="T905"><text:s/>HYPERLINK "https://&lt;USERNAME&gt;:&lt;PASSWORD&gt;@github.com/path.git"</text:span><text:span text:style-name="T906">USERNAME</text:span><text:span text:style-name="T907"><text:s/>HYPERLINK "https://&lt;USERNAME&gt;:&lt;PASSWORD&gt;@github.com/path.git"</text:span><text:span text:style-name="T908">&gt;</text:span><text:span text:style-name="T909"><text:s/>HYPERLINK "https://&lt;USERNAME&gt;:&lt;PASSWORD&gt;@github.com/path.git"</text:span><text:span text:style-name="T910">:</text:span><text:span text:style-name="T911"><text:s/>HYPERLINK "https://&lt;USERNAME&gt;:&lt;PASSWORD&gt;@github.com/path.git"</text:span><text:span text:style-name="T912">&lt;</text:span><text:span text:style-name="T913"><text:s/>HYPERLINK "https://&lt;USERNAME&gt;:&lt;PASSWORD&gt;@github.com/path.git"</text:span><text:span text:style-name="T914">PASSWORD</text:span><text:span text:style-name="T915"><text:s/>HYPERLINK "https://&lt;USERNAME&gt;:&lt;PASSWORD&gt;@github.com/path.git"</text:span><text:span text:style-name="T916">&gt;</text:span><text:span text:style-name="T917"><text:s/>HYPERLINK "https://&lt;USERNAME&gt;:&lt;PASSWORD&gt;@github.com/path.git"</text:span><text:span text:style-name="T918">@github.com/path.git"</text:span><text:span text:style-name="T919"><text:s/>HYPERLINK "https://&lt;USERNAME&gt;:&lt;PASSWORD&gt;@github.com/path.git"</text:span><text:span text:style-name="T920">PASSWORD</text:span></text:a><text:span text:style-name="T921"><text:s/></text:span><text:a xlink:href="https://&lt;USERNAME&gt;:&lt;PASSWORD&gt;@github.com/path.git"><text:span text:style-name="T923">HYPERLINK "https://</text:span><text:span text:style-name="T924"><text:s/>HYPERLINK "https://&lt;USERNAME&gt;:&lt;PASSWORD&gt;@github.com/path.git"</text:span><text:span text:style-name="T925">&lt;</text:span><text:span text:style-name="T926"><text:s/>HYPERLINK "https://&lt;USERNAME&gt;:&lt;PASSWORD&gt;@github.com/path.git"</text:span><text:span text:style-name="T927">USERNAME</text:span><text:span text:style-name="T928"><text:s/>HYPERLINK "https://&lt;USERNAME&gt;:&lt;PASSWORD&gt;@github.com/path.git"</text:span><text:span text:style-name="T929">&gt;</text:span><text:span text:style-name="T930"><text:s/>HYPERLINK "https://&lt;USERNAME&gt;:&lt;PASSWORD&gt;@github.com/path.git"</text:span><text:span text:style-name="T931">:</text:span><text:span text:style-name="T932"><text:s/>HYPERLINK "https://&lt;USERNAME&gt;:&lt;PASSWORD&gt;@github.com/path.git"</text:span><text:span text:style-name="T933">&lt;</text:span><text:span text:style-name="T934"><text:s/>HYPERLINK "https://&lt;USERNAME&gt;:&lt;PASSWORD&gt;@github.com/path.git"</text:span><text:span text:style-name="T935">PASSWORD</text:span><text:span text:style-name="T936"><text:s/>HYPERLINK "https://&lt;USERNAME&gt;:&lt;PASSWORD&gt;@github.com/path.git"</text:span><text:span text:style-name="T937">&gt;</text:span><text:span text:style-name="T938"><text:s/>HYPERLINK "https://&lt;USERNAME&gt;:&lt;PASSWORD&gt;@github.com/path.git"</text:span><text:span text:style-name="T939">@github.com/path.git"</text:span><text:span text:style-name="T940"><text:s/>HYPERLINK "https://&lt;USERNAME&gt;:&lt;PASSWORD&gt;@github.com/path.git"</text:span><text:span text:style-name="T941">&gt;</text:span></text:a><text:span text:style-name="T942"><text:s/></text:span><text:a xlink:href="https://&lt;USERNAME&gt;:&lt;PASSWORD&gt;@github.com/path.git"><text:span text:style-name="T944">HYPERLINK "https://</text:span><text:span text:style-name="T945"><text:s/>HYPERLINK "https://&lt;USERNAME&gt;:&lt;PASSWORD&gt;@github.com/path.git"</text:span><text:span text:style-name="T946">&lt;</text:span><text:span text:style-name="T947"><text:s/>HYPERLINK "https://&lt;USERNAME&gt;:&lt;PASSWORD&gt;@github.com/path.git"</text:span><text:span text:style-name="T948">USERNAME</text:span><text:span text:style-name="T949"><text:s/>HYPERLINK "https://&lt;USERNAME&gt;:&lt;PASSWORD&gt;@github.com/path.git"</text:span><text:span text:style-name="T950">&gt;</text:span><text:span text:style-name="T951"><text:s/>HYPERLINK "https://&lt;USERNAME&gt;:&lt;PASSWORD&gt;@github.com/path.git"</text:span><text:span text:style-name="T952">:</text:span><text:span text:style-name="T953"><text:s/>HYPERLINK "https://&lt;USERNAME&gt;:&lt;PASSWORD&gt;@github.com/path.git"</text:span><text:span text:style-name="T954">&lt;</text:span><text:span text:style-name="T955"><text:s/>HYPERLINK "https://&lt;USERNAME&gt;:&lt;PASSWORD&gt;@github.com/path.git"</text:span><text:span text:style-name="T956">PASSWORD</text:span><text:span text:style-name="T957"><text:s/>HYPERLINK "https://&lt;USERNAME&gt;:&lt;PASSWORD&gt;@github.com/path.git"</text:span><text:span text:style-name="T958">&gt;</text:span><text:span text:style-name="T959"><text:s/>HYPERLINK "https://&lt;USERNAME&gt;:&lt;PASSWORD&gt;@github.com/path.git"</text:span><text:span text:style-name="T960">@github.com/path.git"</text:span><text:span text:style-name="T961"><text:s/>HYPERLINK "https://&lt;USERNAME&gt;:&lt;PASSWORD&gt;@github.com/path.git"</text:span><text:span text:style-name="T962">@github.com/path.git"</text:span></text:a><text:span text:style-name="T963"><text:s/></text:span><text:a xlink:href="https://&lt;USERNAME&gt;:&lt;PASSWORD&gt;@github.com/path.git"><text:span text:style-name="T965">HYPERLINK "https://</text:span><text:span text:style-name="T966"><text:s/>HYPERLINK "https://&lt;USERNAME&gt;:&lt;PASSWORD&gt;@github.com/path.git"</text:span><text:span text:style-name="T967">&lt;</text:span><text:span text:style-name="T968"><text:s/>HYPERLINK "https://&lt;USERNAME&gt;:&lt;PASSWORD&gt;@github.com/path.git"</text:span><text:span text:style-name="T969">USERNAME</text:span><text:span text:style-name="T970"><text:s/>HYPERLINK "https://&lt;USERNAME&gt;:&lt;PASSWORD&gt;@github.com/path.git"</text:span><text:span text:style-name="T971">&gt;</text:span><text:span text:style-name="T972"><text:s/>HYPERLINK "https://&lt;USERNAME&gt;:&lt;PASSWORD&gt;@github.com/path.git"</text:span><text:span text:style-name="T973">:</text:span><text:span text:style-name="T974"><text:s/>HYPERLINK "https://&lt;USERNAME&gt;:&lt;PASSWORD&gt;@github.com/path.git"</text:span><text:span text:style-name="T975">&lt;</text:span><text:span text:style-name="T976"><text:s/>HYPERLINK "https://&lt;USERNAME&gt;:&lt;PASSWORD&gt;@github.com/path.git"</text:span><text:span text:style-name="T977">PASSWORD</text:span><text:span text:style-name="T978"><text:s/>HYPERLINK "https://&lt;USERNAME&gt;:&lt;PASSWORD&gt;@github.com/path.git"</text:span><text:span text:style-name="T979">&gt;</text:span><text:span text:style-name="T980"><text:s/>HYPERLINK "https://&lt;USERNAME&gt;:&lt;PASSWORD&gt;@github.com/path.git"</text:span><text:span text:style-name="T981">@github.com/path.git"</text:span><text:span text:style-name="T982"><text:s/>HYPERLINK "https://&lt;USERNAME&gt;:&lt;PASSWORD&gt;@github.com/path.git"</text:span><text:span text:style-name="T983">&lt;</text:span></text:a><text:span text:style-name="T984"><text:s/></text:span><text:a xlink:href="https://&lt;USERNAME&gt;:&lt;PASSWORD&gt;@github.com/path.git"><text:span text:style-name="T986">HYPERLINK "https://</text:span></text:a><text:span text:style-name="T987"><text:s/></text:span><text:a xlink:href="https://&lt;USERNAME&gt;:&lt;PASSWORD&gt;@github.com/path.git"><text:span text:style-name="T989">HYPERLINK "https://</text:span><text:span text:style-name="T990"><text:s/>HYPERLINK "https://&lt;USERNAME&gt;:&lt;PASSWORD&gt;@github.com/path.git"</text:span><text:span text:style-name="T991">&lt;</text:span><text:span text:style-name="T992"><text:s/>HYPERLINK "https://&lt;USERNAME&gt;:&lt;PASSWORD&gt;@github.com/path.git"</text:span><text:span text:style-name="T993">USERNAME</text:span><text:span text:style-name="T994"><text:s/>HYPERLINK "https://&lt;USERNAME&gt;:&lt;PASSWORD&gt;@github.com/path.git"</text:span><text:span text:style-name="T995">&gt;</text:span><text:span text:style-name="T996"><text:s/>HYPERLINK "https://&lt;USERNAME&gt;:&lt;PASSWORD&gt;@github.com/path.git"</text:span><text:span text:style-name="T997">:</text:span><text:span text:style-name="T998"><text:s/>HYPERLINK "https://&lt;USERNAME&gt;:&lt;PASSWORD&gt;@github.com/path.git"</text:span><text:span text:style-name="T999">&lt;</text:span><text:span text:style-name="T1000"><text:s/>HYPERLINK "https://&lt;USERNAME&gt;:&lt;PASSWORD&gt;@github.com/path.git"</text:span><text:span text:style-name="T1001">PASSWORD</text:span><text:span text:style-name="T1002"><text:s/>HYPERLINK "https://&lt;USERNAME&gt;:&lt;PASSWORD&gt;@github.com/path.git"</text:span><text:span text:style-name="T1003">&gt;</text:span><text:span text:style-name="T1004"><text:s/>HYPERLINK "https://&lt;USERNAME&gt;:&lt;PASSWORD&gt;@github.com/path.git"</text:span><text:span text:style-name="T1005">@github.com/path.git"</text:span><text:span text:style-name="T1006"><text:s/>HYPERLINK "https://&lt;USERNAME&gt;:&lt;PASSWORD&gt;@github.com/path.git"</text:span><text:span text:style-name="T1007">&lt;</text:span></text:a><text:span text:style-name="T1008"><text:s/></text:span><text:a xlink:href="https://&lt;USERNAME&gt;:&lt;PASSWORD&gt;@github.com/path.git"><text:span text:style-name="T1010">HYPERLINK "https://</text:span><text:span text:style-name="T1011"><text:s/>HYPERLINK "https://&lt;USERNAME&gt;:&lt;PASSWORD&gt;@github.com/path.git"</text:span><text:span text:style-name="T1012">&lt;</text:span><text:span text:style-name="T1013"><text:s/>HYPERLINK "https://&lt;USERNAME&gt;:&lt;PASSWORD&gt;@github.com/path.git"</text:span><text:span text:style-name="T1014">USERNAME</text:span><text:span text:style-name="T1015"><text:s/>HYPERLINK "https://&lt;USERNAME&gt;:&lt;PASSWORD&gt;@github.com/path.git"</text:span><text:span text:style-name="T1016">&gt;</text:span><text:span text:style-name="T1017"><text:s/>HYPERLINK "https://&lt;USERNAME&gt;:&lt;PASSWORD&gt;@github.com/path.git"</text:span><text:span text:style-name="T1018">:</text:span><text:span text:style-name="T1019"><text:s/>HYPERLINK "https://&lt;USERNAME&gt;:&lt;PASSWORD&gt;@github.com/path.git"</text:span><text:span text:style-name="T1020">&lt;</text:span><text:span text:style-name="T1021"><text:s/>HYPERLINK "https://&lt;USERNAME&gt;:&lt;PASSWORD&gt;@github.com/path.git"</text:span><text:span text:style-name="T1022">PASSWORD</text:span><text:span text:style-name="T1023"><text:s/>HYPERLINK "https://&lt;USERNAME&gt;:&lt;PASSWORD&gt;@github.com/path.git"</text:span><text:span text:style-name="T1024">&gt;</text:span><text:span text:style-name="T1025"><text:s/>HYPERLINK "https://&lt;USERNAME&gt;:&lt;PASSWORD&gt;@github.com/path.git"</text:span><text:span text:style-name="T1026">@github.com/path.git"</text:span><text:span text:style-name="T1027"><text:s/>HYPERLINK "https://&lt;USERNAME&gt;:&lt;PASSWORD&gt;@github.com/path.git"</text:span><text:span text:style-name="T1028">USERNAME</text:span></text:a><text:span text:style-name="T1029"><text:s/></text:span><text:a xlink:href="https://&lt;USERNAME&gt;:&lt;PASSWORD&gt;@github.com/path.git"><text:span text:style-name="T1031">HYPERLINK "https://</text:span><text:span text:style-name="T1032"><text:s/>HYPERLINK "https://&lt;USERNAME&gt;:&lt;PASSWORD&gt;@github.com/path.git"</text:span><text:span text:style-name="T1033">&lt;</text:span><text:span text:style-name="T1034"><text:s/>HYPERLINK "https://&lt;USERNAME&gt;:&lt;PASSWORD&gt;@github.com/path.git"</text:span><text:span text:style-name="T1035">USERNAME</text:span><text:span text:style-name="T1036"><text:s/>HYPERLINK "https://&lt;USERNAME&gt;:&lt;PASSWORD&gt;@github.com/path.git"</text:span><text:span text:style-name="T1037">&gt;</text:span><text:span text:style-name="T1038"><text:s/>HYPERLINK "https://&lt;USERNAME&gt;:&lt;PASSWORD&gt;@github.com/path.git"</text:span><text:span text:style-name="T1039">:</text:span><text:span text:style-name="T1040"><text:s/>HYPERLINK "https://&lt;USERNAME&gt;:&lt;PASSWORD&gt;@github.com/path.git"</text:span><text:span text:style-name="T1041">&lt;</text:span><text:span text:style-name="T1042"><text:s/>HYPERLINK "https://&lt;USERNAME&gt;:&lt;PASSWORD&gt;@github.com/path.git"</text:span><text:span text:style-name="T1043">PASSWORD</text:span><text:span text:style-name="T1044"><text:s/>HYPERLINK "https://&lt;USERNAME&gt;:&lt;PASSWORD&gt;@github.com/path.git"</text:span><text:span text:style-name="T1045">&gt;</text:span><text:span text:style-name="T1046"><text:s/>HYPERLINK "https://&lt;USERNAME&gt;:&lt;PASSWORD&gt;@github.com/path.git"</text:span><text:span text:style-name="T1047">@github.com/path.git"</text:span><text:span text:style-name="T1048"><text:s/>HYPERLINK "https://&lt;USERNAME&gt;:&lt;PASSWORD&gt;@github.com/path.git"</text:span><text:span text:style-name="T1049">&gt;</text:span></text:a><text:span text:style-name="T1050"><text:s/></text:span><text:a xlink:href="https://&lt;USERNAME&gt;:&lt;PASSWORD&gt;@github.com/path.git"><text:span text:style-name="T1052">HYPERLINK "https://</text:span><text:span text:style-name="T1053"><text:s/>HYPERLINK "https://&lt;USERNAME&gt;:&lt;PASSWORD&gt;@github.com/path.git"</text:span><text:span text:style-name="T1054">&lt;</text:span><text:span text:style-name="T1055"><text:s/>HYPERLINK "https://&lt;USERNAME&gt;:&lt;PASSWORD&gt;@github.com/path.git"</text:span><text:span text:style-name="T1056">USERNAME</text:span><text:span text:style-name="T1057"><text:s/>HYPERLINK "https://&lt;USERNAME&gt;:&lt;PASSWORD&gt;@github.com/path.git"</text:span><text:span text:style-name="T1058">&gt;</text:span><text:span text:style-name="T1059"><text:s/>HYPERLINK "https://&lt;USERNAME&gt;:&lt;PASSWORD&gt;@github.com/path.git"</text:span><text:span text:style-name="T1060">:</text:span><text:span text:style-name="T1061"><text:s/>HYPERLINK "https://&lt;USERNAME&gt;:&lt;PASSWORD&gt;@github.com/path.git"</text:span><text:span text:style-name="T1062">&lt;</text:span><text:span text:style-name="T1063"><text:s/>HYPERLINK "https://&lt;USERNAME&gt;:&lt;PASSWORD&gt;@github.com/path.git"</text:span><text:span text:style-name="T1064">PASSWORD</text:span><text:span text:style-name="T1065"><text:s/>HYPERLINK "https://&lt;USERNAME&gt;:&lt;PASSWORD&gt;@github.com/path.git"</text:span><text:span text:style-name="T1066">&gt;</text:span><text:span text:style-name="T1067"><text:s/>HYPERLINK "https://&lt;USERNAME&gt;:&lt;PASSWORD&gt;@github.com/path.git"</text:span><text:span text:style-name="T1068">@github.com/path.git"</text:span><text:span text:style-name="T1069"><text:s/>HYPERLINK "https://&lt;USERNAME&gt;:&lt;PASSWORD&gt;@github.com/path.git"</text:span><text:span text:style-name="T1070">:</text:span></text:a><text:span text:style-name="T1071"><text:s/></text:span><text:a xlink:href="https://&lt;USERNAME&gt;:&lt;PASSWORD&gt;@github.com/path.git"><text:span text:style-name="T1073">HYPERLINK "https://</text:span><text:span text:style-name="T1074"><text:s/>HYPERLINK "https://&lt;USERNAME&gt;:&lt;PASSWORD&gt;@github.com/path.git"</text:span><text:span text:style-name="T1075">&lt;</text:span><text:span text:style-name="T1076"><text:s/>HYPERLINK "https://&lt;USERNAME&gt;:&lt;PASSWORD&gt;@github.com/path.git"</text:span><text:span text:style-name="T1077">USERNAME</text:span><text:span text:style-name="T1078"><text:s/>HYPERLINK "https://&lt;USERNAME&gt;:&lt;PASSWORD&gt;@github.com/path.git"</text:span><text:span text:style-name="T1079">&gt;</text:span><text:span text:style-name="T1080"><text:s/>HYPERLINK "https://&lt;USERNAME&gt;:&lt;PASSWORD&gt;@github.com/path.git"</text:span><text:span text:style-name="T1081">:</text:span><text:span text:style-name="T1082"><text:s/>HYPERLINK "https://&lt;USERNAME&gt;:&lt;PASSWORD&gt;@github.com/path.git"</text:span><text:span text:style-name="T1083">&lt;</text:span><text:span text:style-name="T1084"><text:s/>HYPERLINK "https://&lt;USERNAME&gt;:&lt;PASSWORD&gt;@github.com/path.git"</text:span><text:span text:style-name="T1085">PASSWORD</text:span><text:span text:style-name="T1086"><text:s/>HYPERLINK "https://&lt;USERNAME&gt;:&lt;PASSWORD&gt;@github.com/path.git"</text:span><text:span text:style-name="T1087">&gt;</text:span><text:span text:style-name="T1088"><text:s/>HYPERLINK "https://&lt;USERNAME&gt;:&lt;PASSWORD&gt;@github.com/path.git"</text:span><text:span text:style-name="T1089">@github.com/path.git"</text:span><text:span text:style-name="T1090"><text:s/>HYPERLINK "https://&lt;USERNAME&gt;:&lt;PASSWORD&gt;@github.com/path.git"</text:span><text:span text:style-name="T1091">&lt;</text:span></text:a><text:span text:style-name="T1092"><text:s/></text:span><text:a xlink:href="https://&lt;USERNAME&gt;:&lt;PASSWORD&gt;@github.com/path.git"><text:span text:style-name="T1094">HYPERLINK "https://</text:span><text:span text:style-name="T1095"><text:s/>HYPERLINK "https://&lt;USERNAME&gt;:&lt;PASSWORD&gt;@github.com/path.git"</text:span><text:span text:style-name="T1096">&lt;</text:span><text:span text:style-name="T1097"><text:s/>HYPERLINK "https://&lt;USERNAME&gt;:&lt;PASSWORD&gt;@github.com/path.git"</text:span><text:span text:style-name="T1098">USERNAME</text:span><text:span text:style-name="T1099"><text:s/>HYPERLINK "https://&lt;USERNAME&gt;:&lt;PASSWORD&gt;@github.com/path.git"</text:span><text:span text:style-name="T1100">&gt;</text:span><text:span text:style-name="T1101"><text:s/>HYPERLINK "https://&lt;USERNAME&gt;:&lt;PASSWORD&gt;@github.com/path.git"</text:span><text:span text:style-name="T1102">:</text:span><text:span text:style-name="T1103"><text:s/>HYPERLINK "https://&lt;USERNAME&gt;:&lt;PASSWORD&gt;@github.com/path.git"</text:span><text:span text:style-name="T1104">&lt;</text:span><text:span text:style-name="T1105"><text:s/>HYPERLINK "https://&lt;USERNAME&gt;:&lt;PASSWORD&gt;@github.com/path.git"</text:span><text:span text:style-name="T1106">PASSWORD</text:span><text:span text:style-name="T1107"><text:s/>HYPERLINK "https://&lt;USERNAME&gt;:&lt;PASSWORD&gt;@github.com/path.git"</text:span><text:span text:style-name="T1108">&gt;</text:span><text:span text:style-name="T1109"><text:s/>HYPERLINK "https://&lt;USERNAME&gt;:&lt;PASSWORD&gt;@github.com/path.git"</text:span><text:span text:style-name="T1110">@github.com/path.git"</text:span><text:span text:style-name="T1111"><text:s/>HYPERLINK "https://&lt;USERNAME&gt;:&lt;PASSWORD&gt;@github.com/path.git"</text:span><text:span text:style-name="T1112">PASSWORD</text:span></text:a><text:span text:style-name="T1113"><text:s/></text:span><text:a xlink:href="https://&lt;USERNAME&gt;:&lt;PASSWORD&gt;@github.com/path.git"><text:span text:style-name="T1115">HYPERLINK "https://</text:span><text:span text:style-name="T1116"><text:s/>HYPERLINK "https://&lt;USERNAME&gt;:&lt;PASSWORD&gt;@github.com/path.git"</text:span><text:span text:style-name="T1117">&lt;</text:span><text:span text:style-name="T1118"><text:s/>HYPERLINK "https://&lt;USERNAME&gt;:&lt;PASSWORD&gt;@github.com/path.git"</text:span><text:span text:style-name="T1119">USERNAME</text:span><text:span text:style-name="T1120"><text:s/>HYPERLINK "https://&lt;USERNAME&gt;:&lt;PASSWORD&gt;@github.com/path.git"</text:span><text:span text:style-name="T1121">&gt;</text:span><text:span text:style-name="T1122"><text:s/>HYPERLINK "https://&lt;USERNAME&gt;:&lt;PASSWORD&gt;@github.com/path.git"</text:span><text:span text:style-name="T1123">:</text:span><text:span text:style-name="T1124"><text:s/>HYPERLINK "https://&lt;USERNAME&gt;:&lt;PASSWORD&gt;@github.com/path.git"</text:span><text:span text:style-name="T1125">&lt;</text:span><text:span text:style-name="T1126"><text:s/>HYPERLINK "https://&lt;USERNAME&gt;:&lt;PASSWORD&gt;@github.com/path.git"</text:span><text:span text:style-name="T1127">PASSWORD</text:span><text:span text:style-name="T1128"><text:s/>HYPERLINK "https://&lt;USERNAME&gt;:&lt;PASSWORD&gt;@github.com/path.git"</text:span><text:span text:style-name="T1129">&gt;</text:span><text:span text:style-name="T1130"><text:s/>HYPERLINK "https://&lt;USERNAME&gt;:&lt;PASSWORD&gt;@github.com/path.git"</text:span><text:span text:style-name="T1131">@github.com/path.git"</text:span><text:span text:style-name="T1132"><text:s/>HYPERLINK "https://&lt;USERNAME&gt;:&lt;PASSWORD&gt;@github.com/path.git"</text:span><text:span text:style-name="T1133">&gt;</text:span></text:a><text:span text:style-name="T1134"><text:s/></text:span><text:a xlink:href="https://&lt;USERNAME&gt;:&lt;PASSWORD&gt;@github.com/path.git"><text:span text:style-name="T1136">HYPERLINK "https://</text:span><text:span text:style-name="T1137"><text:s/>HYPERLINK "https://&lt;USERNAME&gt;:&lt;PASSWORD&gt;@github.com/path.git"</text:span><text:span text:style-name="T1138">&lt;</text:span><text:span text:style-name="T1139"><text:s/>HYPERLINK "https://&lt;USERNAME&gt;:&lt;PASSWORD&gt;@github.com/path.git"</text:span><text:span text:style-name="T1140">USERNAME</text:span><text:span text:style-name="T1141"><text:s/>HYPERLINK "https://&lt;USERNAME&gt;:&lt;PASSWORD&gt;@github.com/path.git"</text:span><text:span text:style-name="T1142">&gt;</text:span><text:span text:style-name="T1143"><text:s/>HYPERLINK "https://&lt;USERNAME&gt;:&lt;PASSWORD&gt;@github.com/path.git"</text:span><text:span text:style-name="T1144">:</text:span><text:span text:style-name="T1145"><text:s/>HYPERLINK "https://&lt;USERNAME&gt;:&lt;PASSWORD&gt;@github.com/path.git"</text:span><text:span text:style-name="T1146">&lt;</text:span><text:span text:style-name="T1147"><text:s/>HYPERLINK "https://&lt;USERNAME&gt;:&lt;PASSWORD&gt;@github.com/path.git"</text:span><text:span text:style-name="T1148">PASSWORD</text:span><text:span text:style-name="T1149"><text:s/>HYPERLINK "https://&lt;USERNAME&gt;:&lt;PASSWORD&gt;@github.com/path.git"</text:span><text:span text:style-name="T1150">&gt;</text:span><text:span text:style-name="T1151"><text:s/>HYPERLINK "https://&lt;USERNAME&gt;:&lt;PASSWORD&gt;@github.com/path.git"</text:span><text:span text:style-name="T1152">@github.com/path.git"</text:span><text:span text:style-name="T1153"><text:s/>HYPERLINK "https://&lt;USERNAME&gt;:&lt;PASSWORD&gt;@github.com/path.git"</text:span><text:span text:style-name="T1154">@github.com/path.git"</text:span></text:a><text:span text:style-name="T1155"><text:s/></text:span><text:a xlink:href="https://&lt;USERNAME&gt;:&lt;PASSWORD&gt;@github.com/path.git"><text:span text:style-name="T1157">HYPERLINK "https://</text:span><text:span text:style-name="T1158"><text:s/>HYPERLINK "https://&lt;USERNAME&gt;:&lt;PASSWORD&gt;@github.com/path.git"</text:span><text:span text:style-name="T1159">&lt;</text:span><text:span text:style-name="T1160"><text:s/>HYPERLINK "https://&lt;USERNAME&gt;:&lt;PASSWORD&gt;@github.com/path.git"</text:span><text:span text:style-name="T1161">USERNAME</text:span><text:span text:style-name="T1162"><text:s/>HYPERLINK "https://&lt;USERNAME&gt;:&lt;PASSWORD&gt;@github.com/path.git"</text:span><text:span text:style-name="T1163">&gt;</text:span><text:span text:style-name="T1164"><text:s/>HYPERLINK "https://&lt;USERNAME&gt;:&lt;PASSWORD&gt;@github.com/path.git"</text:span><text:span text:style-name="T1165">:</text:span><text:span text:style-name="T1166"><text:s/>HYPERLINK "https://&lt;USERNAME&gt;:&lt;PASSWORD&gt;@github.com/path.git"</text:span><text:span text:style-name="T1167">&lt;</text:span><text:span text:style-name="T1168"><text:s/>HYPERLINK "https://&lt;USERNAME&gt;:&lt;PASSWORD&gt;@github.com/path.git"</text:span><text:span text:style-name="T1169">PASSWORD</text:span><text:span text:style-name="T1170"><text:s/>HYPERLINK "https://&lt;USERNAME&gt;:&lt;PASSWORD&gt;@github.com/path.git"</text:span><text:span text:style-name="T1171">&gt;</text:span><text:span text:style-name="T1172"><text:s/>HYPERLINK "https://&lt;USERNAME&gt;:&lt;PASSWORD&gt;@github.com/path.git"</text:span><text:span text:style-name="T1173">@github.com/path.git"</text:span><text:span text:style-name="T1174"><text:s/>HYPERLINK "https://&lt;USERNAME&gt;:&lt;PASSWORD&gt;@github.com/path.git"</text:span><text:span text:style-name="T1175">PASSWORD</text:span></text:a><text:span text:style-name="T1176"><text:s/></text:span><text:a xlink:href="https://&lt;USERNAME&gt;:&lt;PASSWORD&gt;@github.com/path.git"><text:span text:style-name="T1178">HYPERLINK "https://</text:span></text:a><text:span text:style-name="T1179"><text:s/></text:span><text:a xlink:href="https://&lt;USERNAME&gt;:&lt;PASSWORD&gt;@github.com/path.git"><text:span text:style-name="T1181">HYPERLINK "https://</text:span><text:span text:style-name="T1182"><text:s/>HYPERLINK "https://&lt;USERNAME&gt;:&lt;PASSWORD&gt;@github.com/path.git"</text:span><text:span text:style-name="T1183">&lt;</text:span><text:span text:style-name="T1184"><text:s/>HYPERLINK "https://&lt;USERNAME&gt;:&lt;PASSWORD&gt;@github.com/path.git"</text:span><text:span text:style-name="T1185">USERNAME</text:span><text:span text:style-name="T1186"><text:s/>HYPERLINK "https://&lt;USERNAME&gt;:&lt;PASSWORD&gt;@github.com/path.git"</text:span><text:span text:style-name="T1187">&gt;</text:span><text:span text:style-name="T1188"><text:s/>HYPERLINK "https://&lt;USERNAME&gt;:&lt;PASSWORD&gt;@github.com/path.git"</text:span><text:span text:style-name="T1189">:</text:span><text:span text:style-name="T1190"><text:s/>HYPERLINK "https://&lt;USERNAME&gt;:&lt;PASSWORD&gt;@github.com/path.git"</text:span><text:span text:style-name="T1191">&lt;</text:span><text:span text:style-name="T1192"><text:s/>HYPERLINK "https://&lt;USERNAME&gt;:&lt;PASSWORD&gt;@github.com/path.git"</text:span><text:span text:style-name="T1193">PASSWORD</text:span><text:span text:style-name="T1194"><text:s/>HYPERLINK "https://&lt;USERNAME&gt;:&lt;PASSWORD&gt;@github.com/path.git"</text:span><text:span text:style-name="T1195">&gt;</text:span><text:span text:style-name="T1196"><text:s/>HYPERLINK "https://&lt;USERNAME&gt;:&lt;PASSWORD&gt;@github.com/path.git"</text:span><text:span text:style-name="T1197">@github.com/path.git"</text:span><text:span text:style-name="T1198"><text:s/>HYPERLINK "https://&lt;USERNAME&gt;:&lt;PASSWORD&gt;@github.com/path.git"</text:span><text:span text:style-name="T1199">&lt;</text:span></text:a><text:span text:style-name="T1200"><text:s/></text:span><text:a xlink:href="https://&lt;USERNAME&gt;:&lt;PASSWORD&gt;@github.com/path.git"><text:span text:style-name="T1202">HYPERLINK "https://</text:span><text:span text:style-name="T1203"><text:s/>HYPERLINK "https://&lt;USERNAME&gt;:&lt;PASSWORD&gt;@github.com/path.git"</text:span><text:span text:style-name="T1204">&lt;</text:span><text:span text:style-name="T1205"><text:s/>HYPERLINK "https://&lt;USERNAME&gt;:&lt;PASSWORD&gt;@github.com/path.git"</text:span><text:span text:style-name="T1206">USERNAME</text:span><text:span text:style-name="T1207"><text:s/>HYPERLINK "https://&lt;USERNAME&gt;:&lt;PASSWORD&gt;@github.com/path.git"</text:span><text:span text:style-name="T1208">&gt;</text:span><text:span text:style-name="T1209"><text:s/>HYPERLINK "https://&lt;USERNAME&gt;:&lt;PASSWORD&gt;@github.com/path.git"</text:span><text:span text:style-name="T1210">:</text:span><text:span text:style-name="T1211"><text:s/>HYPERLINK "https://&lt;USERNAME&gt;:&lt;PASSWORD&gt;@github.com/path.git"</text:span><text:span text:style-name="T1212">&lt;</text:span><text:span text:style-name="T1213"><text:s/>HYPERLINK "https://&lt;USERNAME&gt;:&lt;PASSWORD&gt;@github.com/path.git"</text:span><text:span text:style-name="T1214">PASSWORD</text:span><text:span text:style-name="T1215"><text:s/>HYPERLINK "https://&lt;USERNAME&gt;:&lt;PASSWORD&gt;@github.com/path.git"</text:span><text:span text:style-name="T1216">&gt;</text:span><text:span text:style-name="T1217"><text:s/>HYPERLINK "https://&lt;USERNAME&gt;:&lt;PASSWORD&gt;@github.com/path.git"</text:span><text:span text:style-name="T1218">@github.com/path.git"</text:span><text:span text:style-name="T1219"><text:s/>HYPERLINK "https://&lt;USERNAME&gt;:&lt;PASSWORD&gt;@github.com/path.git"</text:span><text:span text:style-name="T1220">USERNAME</text:span></text:a><text:span text:style-name="T1221"><text:s/></text:span><text:a xlink:href="https://&lt;USERNAME&gt;:&lt;PASSWORD&gt;@github.com/path.git"><text:span text:style-name="T1223">HYPERLINK "https://</text:span><text:span text:style-name="T1224"><text:s/>HYPERLINK "https://&lt;USERNAME&gt;:&lt;PASSWORD&gt;@github.com/path.git"</text:span><text:span text:style-name="T1225">&lt;</text:span><text:span text:style-name="T1226"><text:s/>HYPERLINK "https://&lt;USERNAME&gt;:&lt;PASSWORD&gt;@github.com/path.git"</text:span><text:span text:style-name="T1227">USERNAME</text:span><text:span text:style-name="T1228"><text:s/>HYPERLINK "https://&lt;USERNAME&gt;:&lt;PASSWORD&gt;@github.com/path.git"</text:span><text:span text:style-name="T1229">&gt;</text:span><text:span text:style-name="T1230"><text:s/>HYPERLINK "https://&lt;USERNAME&gt;:&lt;PASSWORD&gt;@github.com/path.git"</text:span><text:span text:style-name="T1231">:</text:span><text:span text:style-name="T1232"><text:s/>HYPERLINK "https://&lt;USERNAME&gt;:&lt;PASSWORD&gt;@github.com/path.git"</text:span><text:span text:style-name="T1233">&lt;</text:span><text:span text:style-name="T1234"><text:s/>HYPERLINK "https://&lt;USERNAME&gt;:&lt;PASSWORD&gt;@github.com/path.git"</text:span><text:span text:style-name="T1235">PASSWORD</text:span><text:span text:style-name="T1236"><text:s/>HYPERLINK "https://&lt;USERNAME&gt;:&lt;PASSWORD&gt;@github.com/path.git"</text:span><text:span text:style-name="T1237">&gt;</text:span><text:span text:style-name="T1238"><text:s/>HYPERLINK "https://&lt;USERNAME&gt;:&lt;PASSWORD&gt;@github.com/path.git"</text:span><text:span text:style-name="T1239">@github.com/path.git"</text:span><text:span text:style-name="T1240"><text:s/>HYPERLINK "https://&lt;USERNAME&gt;:&lt;PASSWORD&gt;@github.com/path.git"</text:span><text:span text:style-name="T1241">&gt;</text:span></text:a><text:span text:style-name="T1242"><text:s/></text:span><text:a xlink:href="https://&lt;USERNAME&gt;:&lt;PASSWORD&gt;@github.com/path.git"><text:span text:style-name="T1244">HYPERLINK "https://</text:span><text:span text:style-name="T1245"><text:s/>HYPERLINK "https://&lt;USERNAME&gt;:&lt;PASSWORD&gt;@github.com/path.git"</text:span><text:span text:style-name="T1246">&lt;</text:span><text:span text:style-name="T1247"><text:s/>HYPERLINK "https://&lt;USERNAME&gt;:&lt;PASSWORD&gt;@github.com/path.git"</text:span><text:span text:style-name="T1248">USERNAME</text:span><text:span text:style-name="T1249"><text:s/>HYPERLINK "https://&lt;USERNAME&gt;:&lt;PASSWORD&gt;@github.com/path.git"</text:span><text:span text:style-name="T1250">&gt;</text:span><text:span text:style-name="T1251"><text:s/>HYPERLINK "https://&lt;USERNAME&gt;:&lt;PASSWORD&gt;@github.com/path.git"</text:span><text:span text:style-name="T1252">:</text:span><text:span text:style-name="T1253"><text:s/>HYPERLINK "https://&lt;USERNAME&gt;:&lt;PASSWORD&gt;@github.com/path.git"</text:span><text:span text:style-name="T1254">&lt;</text:span><text:span text:style-name="T1255"><text:s/>HYPERLINK "https://&lt;USERNAME&gt;:&lt;PASSWORD&gt;@github.com/path.git"</text:span><text:span text:style-name="T1256">PASSWORD</text:span><text:span text:style-name="T1257"><text:s/>HYPERLINK "https://&lt;USERNAME&gt;:&lt;PASSWORD&gt;@github.com/path.git"</text:span><text:span text:style-name="T1258">&gt;</text:span><text:span text:style-name="T1259"><text:s/>HYPERLINK "https://&lt;USERNAME&gt;:&lt;PASSWORD&gt;@github.com/path.git"</text:span><text:span text:style-name="T1260">@github.com/path.git"</text:span><text:span text:style-name="T1261"><text:s/>HYPERLINK "https://&lt;USERNAME&gt;:&lt;PASSWORD&gt;@github.com/path.git"</text:span><text:span text:style-name="T1262">:</text:span></text:a><text:span text:style-name="T1263"><text:s/></text:span><text:a xlink:href="https://&lt;USERNAME&gt;:&lt;PASSWORD&gt;@github.com/path.git"><text:span text:style-name="T1265">HYPERLINK "https://</text:span><text:span text:style-name="T1266"><text:s/>HYPERLINK "https://&lt;USERNAME&gt;:&lt;PASSWORD&gt;@github.com/path.git"</text:span><text:span text:style-name="T1267">&lt;</text:span><text:span text:style-name="T1268"><text:s/>HYPERLINK "https://&lt;USERNAME&gt;:&lt;PASSWORD&gt;@github.com/path.git"</text:span><text:span text:style-name="T1269">USERNAME</text:span><text:span text:style-name="T1270"><text:s/>HYPERLINK "https://&lt;USERNAME&gt;:&lt;PASSWORD&gt;@github.com/path.git"</text:span><text:span text:style-name="T1271">&gt;</text:span><text:span text:style-name="T1272"><text:s/>HYPERLINK "https://&lt;USERNAME&gt;:&lt;PASSWORD&gt;@github.com/path.git"</text:span><text:span text:style-name="T1273">:</text:span><text:span text:style-name="T1274"><text:s/>HYPERLINK "https://&lt;USERNAME&gt;:&lt;PASSWORD&gt;@github.com/path.git"</text:span><text:span text:style-name="T1275">&lt;</text:span><text:span text:style-name="T1276"><text:s/>HYPERLINK "https://&lt;USERNAME&gt;:&lt;PASSWORD&gt;@github.com/path.git"</text:span><text:span text:style-name="T1277">PASSWORD</text:span><text:span text:style-name="T1278"><text:s/>HYPERLINK "https://&lt;USERNAME&gt;:&lt;PASSWORD&gt;@github.com/path.git"</text:span><text:span text:style-name="T1279">&gt;</text:span><text:span text:style-name="T1280"><text:s/>HYPERLINK "https://&lt;USERNAME&gt;:&lt;PASSWORD&gt;@github.com/path.git"</text:span><text:span text:style-name="T1281">@github.com/path.git"</text:span><text:span text:style-name="T1282"><text:s/>HYPERLINK "https://&lt;USERNAME&gt;:&lt;PASSWORD&gt;@github.com/path.git"</text:span><text:span text:style-name="T1283">&lt;</text:span></text:a><text:span text:style-name="T1284"><text:s/></text:span><text:a xlink:href="https://&lt;USERNAME&gt;:&lt;PASSWORD&gt;@github.com/path.git"><text:span text:style-name="T1286">HYPERLINK "https://</text:span><text:span text:style-name="T1287"><text:s/>HYPERLINK "https://&lt;USERNAME&gt;:&lt;PASSWORD&gt;@github.com/path.git"</text:span><text:span text:style-name="T1288">&lt;</text:span><text:span text:style-name="T1289"><text:s/>HYPERLINK "https://&lt;USERNAME&gt;:&lt;PASSWORD&gt;@github.com/path.git"</text:span><text:span text:style-name="T1290">USERNAME</text:span><text:span text:style-name="T1291"><text:s/>HYPERLINK "https://&lt;USERNAME&gt;:&lt;PASSWORD&gt;@github.com/path.git"</text:span><text:span text:style-name="T1292">&gt;</text:span><text:span text:style-name="T1293"><text:s/>HYPERLINK "https://&lt;USERNAME&gt;:&lt;PASSWORD&gt;@github.com/path.git"</text:span><text:span text:style-name="T1294">:</text:span><text:span text:style-name="T1295"><text:s/>HYPERLINK "https://&lt;USERNAME&gt;:&lt;PASSWORD&gt;@github.com/path.git"</text:span><text:span text:style-name="T1296">&lt;</text:span><text:span text:style-name="T1297"><text:s/>HYPERLINK "https://&lt;USERNAME&gt;:&lt;PASSWORD&gt;@github.com/path.git"</text:span><text:span text:style-name="T1298">PASSWORD</text:span><text:span text:style-name="T1299"><text:s/>HYPERLINK "https://&lt;USERNAME&gt;:&lt;PASSWORD&gt;@github.com/path.git"</text:span><text:span text:style-name="T1300">&gt;</text:span><text:span text:style-name="T1301"><text:s/>HYPERLINK "https://&lt;USERNAME&gt;:&lt;PASSWORD&gt;@github.com/path.git"</text:span><text:span text:style-name="T1302">@github.com/path.git"</text:span><text:span text:style-name="T1303"><text:s/>HYPERLINK "https://&lt;USERNAME&gt;:&lt;PASSWORD&gt;@github.com/path.git"</text:span><text:span text:style-name="T1304">PASSWORD</text:span></text:a><text:span text:style-name="T1305"><text:s/></text:span><text:a xlink:href="https://&lt;USERNAME&gt;:&lt;PASSWORD&gt;@github.com/path.git"><text:span text:style-name="T1307">HYPERLINK "https://</text:span><text:span text:style-name="T1308"><text:s/>HYPERLINK "https://&lt;USERNAME&gt;:&lt;PASSWORD&gt;@github.com/path.git"</text:span><text:span text:style-name="T1309">&lt;</text:span><text:span text:style-name="T1310"><text:s/>HYPERLINK "https://&lt;USERNAME&gt;:&lt;PASSWORD&gt;@github.com/path.git"</text:span><text:span text:style-name="T1311">USERNAME</text:span><text:span text:style-name="T1312"><text:s/>HYPERLINK "https://&lt;USERNAME&gt;:&lt;PASSWORD&gt;@github.com/path.git"</text:span><text:span text:style-name="T1313">&gt;</text:span><text:span text:style-name="T1314"><text:s/>HYPERLINK "https://&lt;USERNAME&gt;:&lt;PASSWORD&gt;@github.com/path.git"</text:span><text:span text:style-name="T1315">:</text:span><text:span text:style-name="T1316"><text:s/>HYPERLINK "https://&lt;USERNAME&gt;:&lt;PASSWORD&gt;@github.com/path.git"</text:span><text:span text:style-name="T1317">&lt;</text:span><text:span text:style-name="T1318"><text:s/>HYPERLINK "https://&lt;USERNAME&gt;:&lt;PASSWORD&gt;@github.com/path.git"</text:span><text:span text:style-name="T1319">PASSWORD</text:span><text:span text:style-name="T1320"><text:s/>HYPERLINK "https://&lt;USERNAME&gt;:&lt;PASSWORD&gt;@github.com/path.git"</text:span><text:span text:style-name="T1321">&gt;</text:span><text:span text:style-name="T1322"><text:s/>HYPERLINK "https://&lt;USERNAME&gt;:&lt;PASSWORD&gt;@github.com/path.git"</text:span><text:span text:style-name="T1323">@github.com/path.git"</text:span><text:span text:style-name="T1324"><text:s/>HYPERLINK "https://&lt;USERNAME&gt;:&lt;PASSWORD&gt;@github.com/path.git"</text:span><text:span text:style-name="T1325">&gt;</text:span></text:a><text:span text:style-name="T1326"><text:s/></text:span><text:a xlink:href="https://&lt;USERNAME&gt;:&lt;PASSWORD&gt;@github.com/path.git"><text:span text:style-name="T1328">HYPERLINK "https://</text:span><text:span text:style-name="T1329"><text:s/>HYPERLINK "https://&lt;USERNAME&gt;:&lt;PASSWORD&gt;@github.com/path.git"</text:span><text:span text:style-name="T1330">&lt;</text:span><text:span text:style-name="T1331"><text:s/>HYPERLINK "https://&lt;USERNAME&gt;:&lt;PASSWORD&gt;@github.com/path.git"</text:span><text:span text:style-name="T1332">USERNAME</text:span><text:span text:style-name="T1333"><text:s/>HYPERLINK "https://&lt;USERNAME&gt;:&lt;PASSWORD&gt;@github.com/path.git"</text:span><text:span text:style-name="T1334">&gt;</text:span><text:span text:style-name="T1335"><text:s/>HYPERLINK "https://&lt;USERNAME&gt;:&lt;PASSWORD&gt;@github.com/path.git"</text:span><text:span text:style-name="T1336">:</text:span><text:span text:style-name="T1337"><text:s/>HYPERLINK "https://&lt;USERNAME&gt;:&lt;PASSWORD&gt;@github.com/path.git"</text:span><text:span text:style-name="T1338">&lt;</text:span><text:span text:style-name="T1339"><text:s/>HYPERLINK "https://&lt;USERNAME&gt;:&lt;PASSWORD&gt;@github.com/path.git"</text:span><text:span text:style-name="T1340">PASSWORD</text:span><text:span text:style-name="T1341"><text:s/>HYPERLINK "https://&lt;USERNAME&gt;:&lt;PASSWORD&gt;@github.com/path.git"</text:span><text:span text:style-name="T1342">&gt;</text:span><text:span text:style-name="T1343"><text:s/>HYPERLINK "https://&lt;USERNAME&gt;:&lt;PASSWORD&gt;@github.com/path.git"</text:span><text:span text:style-name="T1344">@github.com/path.git"</text:span><text:span text:style-name="T1345"><text:s/>HYPERLINK "https://&lt;USERNAME&gt;:&lt;PASSWORD&gt;@github.com/path.git"</text:span><text:span text:style-name="T1346">@github.com/path.git"</text:span></text:a><text:span text:style-name="T1347"><text:s/></text:span><text:a xlink:href="https://&lt;USERNAME&gt;:&lt;PASSWORD&gt;@github.com/path.git"><text:span text:style-name="T1349">HYPERLINK "https://</text:span><text:span text:style-name="T1350"><text:s/>HYPERLINK "https://&lt;USERNAME&gt;:&lt;PASSWORD&gt;@github.com/path.git"</text:span><text:span text:style-name="T1351">&lt;</text:span><text:span text:style-name="T1352"><text:s/>HYPERLINK "https://&lt;USERNAME&gt;:&lt;PASSWORD&gt;@github.com/path.git"</text:span><text:span text:style-name="T1353">USERNAME</text:span><text:span text:style-name="T1354"><text:s/>HYPERLINK "https://&lt;USERNAME&gt;:&lt;PASSWORD&gt;@github.com/path.git"</text:span><text:span text:style-name="T1355">&gt;</text:span><text:span text:style-name="T1356"><text:s/>HYPERLINK "https://&lt;USERNAME&gt;:&lt;PASSWORD&gt;@github.com/path.git"</text:span><text:span text:style-name="T1357">:</text:span><text:span text:style-name="T1358"><text:s/>HYPERLINK "https://&lt;USERNAME&gt;:&lt;PASSWORD&gt;@github.com/path.git"</text:span><text:span text:style-name="T1359">&lt;</text:span><text:span text:style-name="T1360"><text:s/>HYPERLINK "https://&lt;USERNAME&gt;:&lt;PASSWORD&gt;@github.com/path.git"</text:span><text:span text:style-name="T1361">PASSWORD</text:span><text:span text:style-name="T1362"><text:s/>HYPERLINK "https://&lt;USERNAME&gt;:&lt;PASSWORD&gt;@github.com/path.git"</text:span><text:span text:style-name="T1363">&gt;</text:span><text:span text:style-name="T1364"><text:s/>HYPERLINK "https://&lt;USERNAME&gt;:&lt;PASSWORD&gt;@github.com/path.git"</text:span><text:span text:style-name="T1365">@github.com/path.git"</text:span><text:span text:style-name="T1366"><text:s/>HYPERLINK "https://&lt;USERNAME&gt;:&lt;PASSWORD&gt;@github.com/path.git"</text:span><text:span text:style-name="T1367">&gt;</text:span></text:a><text:span text:style-name="T1368"><text:s/></text:span><text:a xlink:href="https://&lt;USERNAME&gt;:&lt;PASSWORD&gt;@github.com/path.git"><text:span text:style-name="T1370">HYPERLINK "https://</text:span></text:a><text:span text:style-name="T1371"><text:s/></text:span><text:a xlink:href="https://&lt;USERNAME&gt;:&lt;PASSWORD&gt;@github.com/path.git"><text:span text:style-name="T1373">HYPERLINK "https://</text:span><text:span text:style-name="T1374"><text:s/>HYPERLINK "https://&lt;USERNAME&gt;:&lt;PASSWORD&gt;@github.com/path.git"</text:span><text:span text:style-name="T1375">&lt;</text:span><text:span text:style-name="T1376"><text:s/>HYPERLINK "https://&lt;USERNAME&gt;:&lt;PASSWORD&gt;@github.com/path.git"</text:span><text:span text:style-name="T1377">USERNAME</text:span><text:span text:style-name="T1378"><text:s/>HYPERLINK "https://&lt;USERNAME&gt;:&lt;PASSWORD&gt;@github.com/path.git"</text:span><text:span text:style-name="T1379">&gt;</text:span><text:span text:style-name="T1380"><text:s/>HYPERLINK "https://&lt;USERNAME&gt;:&lt;PASSWORD&gt;@github.com/path.git"</text:span><text:span text:style-name="T1381">:</text:span><text:span text:style-name="T1382"><text:s/>HYPERLINK "https://&lt;USERNAME&gt;:&lt;PASSWORD&gt;@github.com/path.git"</text:span><text:span text:style-name="T1383">&lt;</text:span><text:span text:style-name="T1384"><text:s/>HYPERLINK "https://&lt;USERNAME&gt;:&lt;PASSWORD&gt;@github.com/path.git"</text:span><text:span text:style-name="T1385">PASSWORD</text:span><text:span text:style-name="T1386"><text:s/>HYPERLINK "https://&lt;USERNAME&gt;:&lt;PASSWORD&gt;@github.com/path.git"</text:span><text:span text:style-name="T1387">&gt;</text:span><text:span text:style-name="T1388"><text:s/>HYPERLINK "https://&lt;USERNAME&gt;:&lt;PASSWORD&gt;@github.com/path.git"</text:span><text:span text:style-name="T1389">@github.com/path.git"</text:span><text:span text:style-name="T1390"><text:s/>HYPERLINK "https://&lt;USERNAME&gt;:&lt;PASSWORD&gt;@github.com/path.git"</text:span><text:span text:style-name="T1391">&lt;</text:span></text:a><text:span text:style-name="T1392"><text:s/></text:span><text:a xlink:href="https://&lt;USERNAME&gt;:&lt;PASSWORD&gt;@github.com/path.git"><text:span text:style-name="T1394">HYPERLINK "https://</text:span><text:span text:style-name="T1395"><text:s/>HYPERLINK "https://&lt;USERNAME&gt;:&lt;PASSWORD&gt;@github.com/path.git"</text:span><text:span text:style-name="T1396">&lt;</text:span><text:span text:style-name="T1397"><text:s/>HYPERLINK "https://&lt;USERNAME&gt;:&lt;PASSWORD&gt;@github.com/path.git"</text:span><text:span text:style-name="T1398">USERNAME</text:span><text:span text:style-name="T1399"><text:s/>HYPERLINK "https://&lt;USERNAME&gt;:&lt;PASSWORD&gt;@github.com/path.git"</text:span><text:span text:style-name="T1400">&gt;</text:span><text:span text:style-name="T1401"><text:s/>HYPERLINK "https://&lt;USERNAME&gt;:&lt;PASSWORD&gt;@github.com/path.git"</text:span><text:span text:style-name="T1402">:</text:span><text:span text:style-name="T1403"><text:s/>HYPERLINK "https://&lt;USERNAME&gt;:&lt;PASSWORD&gt;@github.com/path.git"</text:span><text:span text:style-name="T1404">&lt;</text:span><text:span text:style-name="T1405"><text:s/>HYPERLINK "https://&lt;USERNAME&gt;:&lt;PASSWORD&gt;@github.com/path.git"</text:span><text:span text:style-name="T1406">PASSWORD</text:span><text:span text:style-name="T1407"><text:s/>HYPERLINK "https://&lt;USERNAME&gt;:&lt;PASSWORD&gt;@github.com/path.git"</text:span><text:span text:style-name="T1408">&gt;</text:span><text:span text:style-name="T1409"><text:s/>HYPERLINK "https://&lt;USERNAME&gt;:&lt;PASSWORD&gt;@github.com/path.git"</text:span><text:span text:style-name="T1410">@github.com/path.git"</text:span><text:span text:style-name="T1411"><text:s/>HYPERLINK "https://&lt;USERNAME&gt;:&lt;PASSWORD&gt;@github.com/path.git"</text:span><text:span text:style-name="T1412">USERNAME</text:span></text:a><text:span text:style-name="T1413"><text:s/></text:span><text:a xlink:href="https://&lt;USERNAME&gt;:&lt;PASSWORD&gt;@github.com/path.git"><text:span text:style-name="T1415">HYPERLINK "https://</text:span><text:span text:style-name="T1416"><text:s/>HYPERLINK "https://&lt;USERNAME&gt;:&lt;PASSWORD&gt;@github.com/path.git"</text:span><text:span text:style-name="T1417">&lt;</text:span><text:span text:style-name="T1418"><text:s/>HYPERLINK "https://&lt;USERNAME&gt;:&lt;PASSWORD&gt;@github.com/path.git"</text:span><text:span text:style-name="T1419">USERNAME</text:span><text:span text:style-name="T1420"><text:s/>HYPERLINK "https://&lt;USERNAME&gt;:&lt;PASSWORD&gt;@github.com/path.git"</text:span><text:span text:style-name="T1421">&gt;</text:span><text:span text:style-name="T1422"><text:s/>HYPERLINK "https://&lt;USERNAME&gt;:&lt;PASSWORD&gt;@github.com/path.git"</text:span><text:span text:style-name="T1423">:</text:span><text:span text:style-name="T1424"><text:s/>HYPERLINK "https://&lt;USERNAME&gt;:&lt;PASSWORD&gt;@github.com/path.git"</text:span><text:span text:style-name="T1425">&lt;</text:span><text:span text:style-name="T1426"><text:s/>HYPERLINK "https://&lt;USERNAME&gt;:&lt;PASSWORD&gt;@github.com/path.git"</text:span><text:span text:style-name="T1427">PASSWORD</text:span><text:span text:style-name="T1428"><text:s/>HYPERLINK "https://&lt;USERNAME&gt;:&lt;PASSWORD&gt;@github.com/path.git"</text:span><text:span text:style-name="T1429">&gt;</text:span><text:span text:style-name="T1430"><text:s/>HYPERLINK "https://&lt;USERNAME&gt;:&lt;PASSWORD&gt;@github.com/path.git"</text:span><text:span text:style-name="T1431">@github.com/path.git"</text:span><text:span text:style-name="T1432"><text:s/>HYPERLINK "https://&lt;USERNAME&gt;:&lt;PASSWORD&gt;@github.com/path.git"</text:span><text:span text:style-name="T1433">&gt;</text:span></text:a><text:span text:style-name="T1434"><text:s/></text:span><text:a xlink:href="https://&lt;USERNAME&gt;:&lt;PASSWORD&gt;@github.com/path.git"><text:span text:style-name="T1436">HYPERLINK "https://</text:span><text:span text:style-name="T1437"><text:s/>HYPERLINK "https://&lt;USERNAME&gt;:&lt;PASSWORD&gt;@github.com/path.git"</text:span><text:span text:style-name="T1438">&lt;</text:span><text:span text:style-name="T1439"><text:s/>HYPERLINK "https://&lt;USERNAME&gt;:&lt;PASSWORD&gt;@github.com/path.git"</text:span><text:span text:style-name="T1440">USERNAME</text:span><text:span text:style-name="T1441"><text:s/>HYPERLINK "https://&lt;USERNAME&gt;:&lt;PASSWORD&gt;@github.com/path.git"</text:span><text:span text:style-name="T1442">&gt;</text:span><text:span text:style-name="T1443"><text:s/>HYPERLINK "https://&lt;USERNAME&gt;:&lt;PASSWORD&gt;@github.com/path.git"</text:span><text:span text:style-name="T1444">:</text:span><text:span text:style-name="T1445"><text:s/>HYPERLINK "https://&lt;USERNAME&gt;:&lt;PASSWORD&gt;@github.com/path.git"</text:span><text:span text:style-name="T1446">&lt;</text:span><text:span text:style-name="T1447"><text:s/>HYPERLINK "https://&lt;USERNAME&gt;:&lt;PASSWORD&gt;@github.com/path.git"</text:span><text:span text:style-name="T1448">PASSWORD</text:span><text:span text:style-name="T1449"><text:s/>HYPERLINK "https://&lt;USERNAME&gt;:&lt;PASSWORD&gt;@github.com/path.git"</text:span><text:span text:style-name="T1450">&gt;</text:span><text:span text:style-name="T1451"><text:s/>HYPERLINK "https://&lt;USERNAME&gt;:&lt;PASSWORD&gt;@github.com/path.git"</text:span><text:span text:style-name="T1452">@github.com/path.git"</text:span><text:span text:style-name="T1453"><text:s/>HYPERLINK "https://&lt;USERNAME&gt;:&lt;PASSWORD&gt;@github.com/path.git"</text:span><text:span text:style-name="T1454">:</text:span></text:a><text:span text:style-name="T1455"><text:s/></text:span><text:a xlink:href="https://&lt;USERNAME&gt;:&lt;PASSWORD&gt;@github.com/path.git"><text:span text:style-name="T1457">HYPERLINK "https://</text:span><text:span text:style-name="T1458"><text:s/>HYPERLINK "https://&lt;USERNAME&gt;:&lt;PASSWORD&gt;@github.com/path.git"</text:span><text:span text:style-name="T1459">&lt;</text:span><text:span text:style-name="T1460"><text:s/>HYPERLINK "https://&lt;USERNAME&gt;:&lt;PASSWORD&gt;@github.com/path.git"</text:span><text:span text:style-name="T1461">USERNAME</text:span><text:span text:style-name="T1462"><text:s/>HYPERLINK "https://&lt;USERNAME&gt;:&lt;PASSWORD&gt;@github.com/path.git"</text:span><text:span text:style-name="T1463">&gt;</text:span><text:span text:style-name="T1464"><text:s/>HYPERLINK "https://&lt;USERNAME&gt;:&lt;PASSWORD&gt;@github.com/path.git"</text:span><text:span text:style-name="T1465">:</text:span><text:span text:style-name="T1466"><text:s/>HYPERLINK "https://&lt;USERNAME&gt;:&lt;PASSWORD&gt;@github.com/path.git"</text:span><text:span text:style-name="T1467">&lt;</text:span><text:span text:style-name="T1468"><text:s/>HYPERLINK "https://&lt;USERNAME&gt;:&lt;PASSWORD&gt;@github.com/path.git"</text:span><text:span text:style-name="T1469">PASSWORD</text:span><text:span text:style-name="T1470"><text:s/>HYPERLINK "https://&lt;USERNAME&gt;:&lt;PASSWORD&gt;@github.com/path.git"</text:span><text:span text:style-name="T1471">&gt;</text:span><text:span text:style-name="T1472"><text:s/>HYPERLINK "https://&lt;USERNAME&gt;:&lt;PASSWORD&gt;@github.com/path.git"</text:span><text:span text:style-name="T1473">@github.com/path.git"</text:span><text:span text:style-name="T1474"><text:s/>HYPERLINK "https://&lt;USERNAME&gt;:&lt;PASSWORD&gt;@github.com/path.git"</text:span><text:span text:style-name="T1475">&lt;</text:span></text:a><text:span text:style-name="T1476"><text:s/></text:span><text:a xlink:href="https://&lt;USERNAME&gt;:&lt;PASSWORD&gt;@github.com/path.git"><text:span text:style-name="T1478">HYPERLINK "https://</text:span><text:span text:style-name="T1479"><text:s/>HYPERLINK "https://&lt;USERNAME&gt;:&lt;PASSWORD&gt;@github.com/path.git"</text:span><text:span text:style-name="T1480">&lt;</text:span><text:span text:style-name="T1481"><text:s/>HYPERLINK "https://&lt;USERNAME&gt;:&lt;PASSWORD&gt;@github.com/path.git"</text:span><text:span text:style-name="T1482">USERNAME</text:span><text:span text:style-name="T1483"><text:s/>HYPERLINK "https://&lt;USERNAME&gt;:&lt;PASSWORD&gt;@github.com/path.git"</text:span><text:span text:style-name="T1484">&gt;</text:span><text:span text:style-name="T1485"><text:s/>HYPERLINK "https://&lt;USERNAME&gt;:&lt;PASSWORD&gt;@github.com/path.git"</text:span><text:span text:style-name="T1486">:</text:span><text:span text:style-name="T1487"><text:s/>HYPERLINK "https://&lt;USERNAME&gt;:&lt;PASSWORD&gt;@github.com/path.git"</text:span><text:span text:style-name="T1488">&lt;</text:span><text:span text:style-name="T1489"><text:s/>HYPERLINK "https://&lt;USERNAME&gt;:&lt;PASSWORD&gt;@github.com/path.git"</text:span><text:span text:style-name="T1490">PASSWORD</text:span><text:span text:style-name="T1491"><text:s/>HYPERLINK "https://&lt;USERNAME&gt;:&lt;PASSWORD&gt;@github.com/path.git"</text:span><text:span text:style-name="T1492">&gt;</text:span><text:span text:style-name="T1493"><text:s/>HYPERLINK "https://&lt;USERNAME&gt;:&lt;PASSWORD&gt;@github.com/path.git"</text:span><text:span text:style-name="T1494">@github.com/path.git"</text:span><text:span text:style-name="T1495"><text:s/>HYPERLINK "https://&lt;USERNAME&gt;:&lt;PASSWORD&gt;@github.com/path.git"</text:span><text:span text:style-name="T1496">PASSWORD</text:span></text:a><text:span text:style-name="T1497"><text:s/></text:span><text:a xlink:href="https://&lt;USERNAME&gt;:&lt;PASSWORD&gt;@github.com/path.git"><text:span text:style-name="T1499">HYPERLINK "https://</text:span><text:span text:style-name="T1500"><text:s/>HYPERLINK "https://&lt;USERNAME&gt;:&lt;PASSWORD&gt;@github.com/path.git"</text:span><text:span text:style-name="T1501">&lt;</text:span><text:span text:style-name="T1502"><text:s/>HYPERLINK "https://&lt;USERNAME&gt;:&lt;PASSWORD&gt;@github.com/path.git"</text:span><text:span text:style-name="T1503">USERNAME</text:span><text:span text:style-name="T1504"><text:s/>HYPERLINK "https://&lt;USERNAME&gt;:&lt;PASSWORD&gt;@github.com/path.git"</text:span><text:span text:style-name="T1505">&gt;</text:span><text:span text:style-name="T1506"><text:s/>HYPERLINK "https://&lt;USERNAME&gt;:&lt;PASSWORD&gt;@github.com/path.git"</text:span><text:span text:style-name="T1507">:</text:span><text:span text:style-name="T1508"><text:s/>HYPERLINK "https://&lt;USERNAME&gt;:&lt;PASSWORD&gt;@github.com/path.git"</text:span><text:span text:style-name="T1509">&lt;</text:span><text:span text:style-name="T1510"><text:s/>HYPERLINK "https://&lt;USERNAME&gt;:&lt;PASSWORD&gt;@github.com/path.git"</text:span><text:span text:style-name="T1511">PASSWORD</text:span><text:span text:style-name="T1512"><text:s/>HYPERLINK "https://&lt;USERNAME&gt;:&lt;PASSWORD&gt;@github.com/path.git"</text:span><text:span text:style-name="T1513">&gt;</text:span><text:span text:style-name="T1514"><text:s/>HYPERLINK "https://&lt;USERNAME&gt;:&lt;PASSWORD&gt;@github.com/path.git"</text:span><text:span text:style-name="T1515">@github.com/path.git"</text:span><text:span text:style-name="T1516"><text:s/>HYPERLINK "https://&lt;USERNAME&gt;:&lt;PASSWORD&gt;@github.com/path.git"</text:span><text:span text:style-name="T1517">&gt;</text:span></text:a><text:span text:style-name="T1518"><text:s/></text:span><text:a xlink:href="https://&lt;USERNAME&gt;:&lt;PASSWORD&gt;@github.com/path.git"><text:span text:style-name="T1520">HYPERLINK "https://</text:span><text:span text:style-name="T1521"><text:s/>HYPERLINK "https://&lt;USERNAME&gt;:&lt;PASSWORD&gt;@github.com/path.git"</text:span><text:span text:style-name="T1522">&lt;</text:span><text:span text:style-name="T1523"><text:s/>HYPERLINK "https://&lt;USERNAME&gt;:&lt;PASSWORD&gt;@github.com/path.git"</text:span><text:span text:style-name="T1524">USERNAME</text:span><text:span text:style-name="T1525"><text:s/>HYPERLINK "https://&lt;USERNAME&gt;:&lt;PASSWORD&gt;@github.com/path.git"</text:span><text:span text:style-name="T1526">&gt;</text:span><text:span text:style-name="T1527"><text:s/>HYPERLINK "https://&lt;USERNAME&gt;:&lt;PASSWORD&gt;@github.com/path.git"</text:span><text:span text:style-name="T1528">:</text:span><text:span text:style-name="T1529"><text:s/>HYPERLINK "https://&lt;USERNAME&gt;:&lt;PASSWORD&gt;@github.com/path.git"</text:span><text:span text:style-name="T1530">&lt;</text:span><text:span text:style-name="T1531"><text:s/>HYPERLINK "https://&lt;USERNAME&gt;:&lt;PASSWORD&gt;@github.com/path.git"</text:span><text:span text:style-name="T1532">PASSWORD</text:span><text:span text:style-name="T1533"><text:s/>HYPERLINK "https://&lt;USERNAME&gt;:&lt;PASSWORD&gt;@github.com/path.git"</text:span><text:span text:style-name="T1534">&gt;</text:span><text:span text:style-name="T1535"><text:s/>HYPERLINK "https://&lt;USERNAME&gt;:&lt;PASSWORD&gt;@github.com/path.git"</text:span><text:span text:style-name="T1536">@github.com/path.git"</text:span><text:span text:style-name="T1537"><text:s/>HYPERLINK "https://&lt;USERNAME&gt;:&lt;PASSWORD&gt;@github.com/path.git"</text:span><text:span text:style-name="T1538">@github.com/path.git"</text:span></text:a><text:span text:style-name="T1539"><text:s/></text:span><text:a xlink:href="https://&lt;USERNAME&gt;:&lt;PASSWORD&gt;@github.com/path.git"><text:span text:style-name="T1541">HYPERLINK "https://</text:span><text:span text:style-name="T1542"><text:s/>HYPERLINK "https://&lt;USERNAME&gt;:&lt;PASSWORD&gt;@github.com/path.git"</text:span><text:span text:style-name="T1543">&lt;</text:span><text:span text:style-name="T1544"><text:s/>HYPERLINK "https://&lt;USERNAME&gt;:&lt;PASSWORD&gt;@github.com/path.git"</text:span><text:span text:style-name="T1545">USERNAME</text:span><text:span text:style-name="T1546"><text:s/>HYPERLINK "https://&lt;USERNAME&gt;:&lt;PASSWORD&gt;@github.com/path.git"</text:span><text:span text:style-name="T1547">&gt;</text:span><text:span text:style-name="T1548"><text:s/>HYPERLINK "https://&lt;USERNAME&gt;:&lt;PASSWORD&gt;@github.com/path.git"</text:span><text:span text:style-name="T1549">:</text:span><text:span text:style-name="T1550"><text:s/>HYPERLINK "https://&lt;USERNAME&gt;:&lt;PASSWORD&gt;@github.com/path.git"</text:span><text:span text:style-name="T1551">&lt;</text:span><text:span text:style-name="T1552"><text:s/>HYPERLINK "https://&lt;USERNAME&gt;:&lt;PASSWORD&gt;@github.com/path.git"</text:span><text:span text:style-name="T1553">PASSWORD</text:span><text:span text:style-name="T1554"><text:s/>HYPERLINK "https://&lt;USERNAME&gt;:&lt;PASSWORD&gt;@github.com/path.git"</text:span><text:span text:style-name="T1555">&gt;</text:span><text:span text:style-name="T1556"><text:s/>HYPERLINK "https://&lt;USERNAME&gt;:&lt;PASSWORD&gt;@github.com/path.git"</text:span><text:span text:style-name="T1557">@github.com/path.git"</text:span><text:span text:style-name="T1558"><text:s/>HYPERLINK "https://&lt;USERNAME&gt;:&lt;PASSWORD&gt;@github.com/path.git"</text:span><text:span text:style-name="T1559">@github.com/path.git</text:span></text:a><text:span text:style-name="T1560"><text:s/></text:span></text:p>
      <text:p text:style-name="P1"><text:span text:style-name="T1560">or clone using<text:s/></text:span><text:a xlink:href="https://&lt;USERNAME&gt;:&lt;PASSWORD&gt;@github.com/path.git"><text:span text:style-name="T1562">https://</text:span></text:a><text:span text:style-name="T1563"><text:s/></text:span><text:a xlink:href="https://&lt;USERNAME&gt;:&lt;PASSWORD&gt;@github.com/path.git"><text:span text:style-name="T1565">HYPERLINK "https://</text:span></text:a><text:span text:style-name="T1566"><text:s/></text:span><text:a xlink:href="https://&lt;USERNAME&gt;:&lt;PASSWORD&gt;@github.com/path.git"><text:span text:style-name="T1568">HYPERLINK "https://</text:span><text:span text:style-name="T1569"><text:s/>HYPERLINK "https://&lt;USERNAME&gt;:&lt;PASSWORD&gt;@github.com/path.git"</text:span><text:span text:style-name="T1570">&lt;</text:span><text:span text:style-name="T1571"><text:s/>HYPERLINK "https://&lt;USERNAME&gt;:&lt;PASSWORD&gt;@github.com/path.git"</text:span><text:span text:style-name="T1572">USERNAME</text:span><text:span text:style-name="T1573"><text:s/>HYPERLINK "https://&lt;USERNAME&gt;:&lt;PASSWORD&gt;@github.com/path.git"</text:span><text:span text:style-name="T1574">&gt;</text:span><text:span text:style-name="T1575"><text:s/>HYPERLINK "https://&lt;USERNAME&gt;:&lt;PASSWORD&gt;@github.com/path.git"</text:span><text:span text:style-name="T1576">:</text:span><text:span text:style-name="T1577"><text:s/>HYPERLINK "https://&lt;USERNAME&gt;:&lt;PASSWORD&gt;@github.com/path.git"</text:span><text:span text:style-name="T1578">&lt;</text:span><text:span text:style-name="T1579"><text:s/>HYPERLINK "https://&lt;USERNAME&gt;:&lt;PASSWORD&gt;@github.com/path.git"</text:span><text:span text:style-name="T1580">PASSWORD</text:span><text:span text:style-name="T1581"><text:s/>HYPERLINK "https://&lt;USERNAME&gt;:&lt;PASSWORD&gt;@github.com/path.git"</text:span><text:span text:style-name="T1582">&gt;</text:span><text:span text:style-name="T1583"><text:s/>HYPERLINK "https://&lt;USERNAME&gt;:&lt;PASSWORD&gt;@github.com/path.git"</text:span><text:span text:style-name="T1584">@github.com/path.git"</text:span><text:span text:style-name="T1585"><text:s/>HYPERLINK "https://&lt;USERNAME&gt;:&lt;PASSWORD&gt;@github.com/path.git"</text:span><text:span text:style-name="T1586">&lt;</text:span></text:a><text:span text:style-name="T1587"><text:s/></text:span><text:a xlink:href="https://&lt;USERNAME&gt;:&lt;PASSWORD&gt;@github.com/path.git"><text:span text:style-name="T1589">HYPERLINK "https://</text:span><text:span text:style-name="T1590"><text:s/>HYPERLINK "https://&lt;USERNAME&gt;:&lt;PASSWORD&gt;@github.com/path.git"</text:span><text:span text:style-name="T1591">&lt;</text:span><text:span text:style-name="T1592"><text:s/>HYPERLINK "https://&lt;USERNAME&gt;:&lt;PASSWORD&gt;@github.com/path.git"</text:span><text:span text:style-name="T1593">USERNAME</text:span><text:span text:style-name="T1594"><text:s/>HYPERLINK "https://&lt;USERNAME&gt;:&lt;PASSWORD&gt;@github.com/path.git"</text:span><text:span text:style-name="T1595">&gt;</text:span><text:span text:style-name="T1596"><text:s/>HYPERLINK "https://&lt;USERNAME&gt;:&lt;PASSWORD&gt;@github.com/path.git"</text:span><text:span text:style-name="T1597">:</text:span><text:span text:style-name="T1598"><text:s/>HYPERLINK "https://&lt;USERNAME&gt;:&lt;PASSWORD&gt;@github.com/path.git"</text:span><text:span text:style-name="T1599">&lt;</text:span><text:span text:style-name="T1600"><text:s/>HYPERLINK "https://&lt;USERNAME&gt;:&lt;PASSWORD&gt;@github.com/path.git"</text:span><text:span text:style-name="T1601">PASSWORD</text:span><text:span text:style-name="T1602"><text:s/>HYPERLINK "https://&lt;USERNAME&gt;:&lt;PASSWORD&gt;@github.com/path.git"</text:span><text:span text:style-name="T1603">&gt;</text:span><text:span text:style-name="T1604"><text:s/>HYPERLINK "https://&lt;USERNAME&gt;:&lt;PASSWORD&gt;@github.com/path.git"</text:span><text:span text:style-name="T1605">@github.com/path.git"</text:span><text:span text:style-name="T1606"><text:s/>HYPERLINK "https://&lt;USERNAME&gt;:&lt;PASSWORD&gt;@github.com/path.git"</text:span><text:span text:style-name="T1607">USERNAME</text:span></text:a><text:span text:style-name="T1608"><text:s/></text:span><text:a xlink:href="https://&lt;USERNAME&gt;:&lt;PASSWORD&gt;@github.com/path.git"><text:span text:style-name="T1610">HYPERLINK "https://</text:span><text:span text:style-name="T1611"><text:s/>HYPERLINK "https://&lt;USERNAME&gt;:&lt;PASSWORD&gt;@github.com/path.git"</text:span><text:span text:style-name="T1612">&lt;</text:span><text:span text:style-name="T1613"><text:s/>HYPERLINK "https://&lt;USERNAME&gt;:&lt;PASSWORD&gt;@github.com/path.git"</text:span><text:span text:style-name="T1614">USERNAME</text:span><text:span text:style-name="T1615"><text:s/>HYPERLINK "https://&lt;USERNAME&gt;:&lt;PASSWORD&gt;@github.com/path.git"</text:span><text:span text:style-name="T1616">&gt;</text:span><text:span text:style-name="T1617"><text:s/>HYPERLINK "https://&lt;USERNAME&gt;:&lt;PASSWORD&gt;@github.com/path.git"</text:span><text:span text:style-name="T1618">:</text:span><text:span text:style-name="T1619"><text:s/>HYPERLINK "https://&lt;USERNAME&gt;:&lt;PASSWORD&gt;@github.com/path.git"</text:span><text:span text:style-name="T1620">&lt;</text:span><text:span text:style-name="T1621"><text:s/>HYPERLINK "https://&lt;USERNAME&gt;:&lt;PASSWORD&gt;@github.com/path.git"</text:span><text:span text:style-name="T1622">PASSWORD</text:span><text:span text:style-name="T1623"><text:s/>HYPERLINK "https://&lt;USERNAME&gt;:&lt;PASSWORD&gt;@github.com/path.git"</text:span><text:span text:style-name="T1624">&gt;</text:span><text:span text:style-name="T1625"><text:s/>HYPERLINK "https://&lt;USERNAME&gt;:&lt;PASSWORD&gt;@github.com/path.git"</text:span><text:span text:style-name="T1626">@github.com/path.git"</text:span><text:span text:style-name="T1627"><text:s/>HYPERLINK "https://&lt;USERNAME&gt;:&lt;PASSWORD&gt;@github.com/path.git"</text:span><text:span text:style-name="T1628">&gt;</text:span></text:a><text:span text:style-name="T1629"><text:s/></text:span><text:a xlink:href="https://&lt;USERNAME&gt;:&lt;PASSWORD&gt;@github.com/path.git"><text:span text:style-name="T1631">HYPERLINK "https://</text:span><text:span text:style-name="T1632"><text:s/>HYPERLINK "https://&lt;USERNAME&gt;:&lt;PASSWORD&gt;@github.com/path.git"</text:span><text:span text:style-name="T1633">&lt;</text:span><text:span text:style-name="T1634"><text:s/>HYPERLINK "https://&lt;USERNAME&gt;:&lt;PASSWORD&gt;@github.com/path.git"</text:span><text:span text:style-name="T1635">USERNAME</text:span><text:span text:style-name="T1636"><text:s/>HYPERLINK "https://&lt;USERNAME&gt;:&lt;PASSWORD&gt;@github.com/path.git"</text:span><text:span text:style-name="T1637">&gt;</text:span><text:span text:style-name="T1638"><text:s/>HYPERLINK "https://&lt;USERNAME&gt;:&lt;PASSWORD&gt;@github.com/path.git"</text:span><text:span text:style-name="T1639">:</text:span><text:span text:style-name="T1640"><text:s/>HYPERLINK "https://&lt;USERNAME&gt;:&lt;PASSWORD&gt;@github.com/path.git"</text:span><text:span text:style-name="T1641">&lt;</text:span><text:span text:style-name="T1642"><text:s/>HYPERLINK "https://&lt;USERNAME&gt;:&lt;PASSWORD&gt;@github.com/path.git"</text:span><text:span text:style-name="T1643">PASSWORD</text:span><text:span text:style-name="T1644"><text:s/>HYPERLINK "https://&lt;USERNAME&gt;:&lt;PASSWORD&gt;@github.com/path.git"</text:span><text:span text:style-name="T1645">&gt;</text:span><text:span text:style-name="T1646"><text:s/>HYPERLINK "https://&lt;USERNAME&gt;:&lt;PASSWORD&gt;@github.com/path.git"</text:span><text:span text:style-name="T1647">@github.com/path.git"</text:span><text:span text:style-name="T1648"><text:s/>HYPERLINK "https://&lt;USERNAME&gt;:&lt;PASSWORD&gt;@github.com/path.git"</text:span><text:span text:style-name="T1649">:</text:span></text:a><text:span text:style-name="T1650"><text:s/></text:span><text:a xlink:href="https://&lt;USERNAME&gt;:&lt;PASSWORD&gt;@github.com/path.git"><text:span text:style-name="T1652">HYPERLINK "https://</text:span><text:span text:style-name="T1653"><text:s/>HYPERLINK "https://&lt;USERNAME&gt;:&lt;PASSWORD&gt;@github.com/path.git"</text:span><text:span text:style-name="T1654">&lt;</text:span><text:span text:style-name="T1655"><text:s/>HYPERLINK "https://&lt;USERNAME&gt;:&lt;PASSWORD&gt;@github.com/path.git"</text:span><text:span text:style-name="T1656">USERNAME</text:span><text:span text:style-name="T1657"><text:s/>HYPERLINK "https://&lt;USERNAME&gt;:&lt;PASSWORD&gt;@github.com/path.git"</text:span><text:span text:style-name="T1658">&gt;</text:span><text:span text:style-name="T1659"><text:s/>HYPERLINK "https://&lt;USERNAME&gt;:&lt;PASSWORD&gt;@github.com/path.git"</text:span><text:span text:style-name="T1660">:</text:span><text:span text:style-name="T1661"><text:s/>HYPERLINK "https://&lt;USERNAME&gt;:&lt;PASSWORD&gt;@github.com/path.git"</text:span><text:span text:style-name="T1662">&lt;</text:span><text:span text:style-name="T1663"><text:s/>HYPERLINK "https://&lt;USERNAME&gt;:&lt;PASSWORD&gt;@github.com/path.git"</text:span><text:span text:style-name="T1664">PASSWORD</text:span><text:span text:style-name="T1665"><text:s/>HYPERLINK "https://&lt;USERNAME&gt;:&lt;PASSWORD&gt;@github.com/path.git"</text:span><text:span text:style-name="T1666">&gt;</text:span><text:span text:style-name="T1667"><text:s/>HYPERLINK "https://&lt;USERNAME&gt;:&lt;PASSWORD&gt;@github.com/path.git"</text:span><text:span text:style-name="T1668">@github.com/path.git"</text:span><text:span text:style-name="T1669"><text:s/>HYPERLINK "https://&lt;USERNAME&gt;:&lt;PASSWORD&gt;@github.com/path.git"</text:span><text:span text:style-name="T1670">&lt;</text:span></text:a><text:span text:style-name="T1671"><text:s/></text:span><text:a xlink:href="https://&lt;USERNAME&gt;:&lt;PASSWORD&gt;@github.com/path.git"><text:span text:style-name="T1673">HYPERLINK "https://</text:span><text:span text:style-name="T1674"><text:s/>HYPERLINK "https://&lt;USERNAME&gt;:&lt;PASSWORD&gt;@github.com/path.git"</text:span><text:span text:style-name="T1675">&lt;</text:span><text:span text:style-name="T1676"><text:s/>HYPERLINK "https://&lt;USERNAME&gt;:&lt;PASSWORD&gt;@github.com/path.git"</text:span><text:span text:style-name="T1677">USERNAME</text:span><text:span text:style-name="T1678"><text:s/>HYPERLINK "https://&lt;USERNAME&gt;:&lt;PASSWORD&gt;@github.com/path.git"</text:span><text:span text:style-name="T1679">&gt;</text:span><text:span text:style-name="T1680"><text:s/>HYPERLINK "https://&lt;USERNAME&gt;:&lt;PASSWORD&gt;@github.com/path.git"</text:span><text:span text:style-name="T1681">:</text:span><text:span text:style-name="T1682"><text:s/>HYPERLINK "https://&lt;USERNAME&gt;:&lt;PASSWORD&gt;@github.com/path.git"</text:span><text:span text:style-name="T1683">&lt;</text:span><text:span text:style-name="T1684"><text:s/>HYPERLINK "https://&lt;USERNAME&gt;:&lt;PASSWORD&gt;@github.com/path.git"</text:span><text:span text:style-name="T1685">PASSWORD</text:span><text:span text:style-name="T1686"><text:s/>HYPERLINK "https://&lt;USERNAME&gt;:&lt;PASSWORD&gt;@github.com/path.git"</text:span><text:span text:style-name="T1687">&gt;</text:span><text:span text:style-name="T1688"><text:s/>HYPERLINK "https://&lt;USERNAME&gt;:&lt;PASSWORD&gt;@github.com/path.git"</text:span><text:span text:style-name="T1689">@github.com/path.git"</text:span><text:span text:style-name="T1690"><text:s/>HYPERLINK "https://&lt;USERNAME&gt;:&lt;PASSWORD&gt;@github.com/path.git"</text:span><text:span text:style-name="T1691">PASSWORD</text:span></text:a><text:span text:style-name="T1692"><text:s/></text:span><text:a xlink:href="https://&lt;USERNAME&gt;:&lt;PASSWORD&gt;@github.com/path.git"><text:span text:style-name="T1694">HYPERLINK "https://</text:span><text:span text:style-name="T1695"><text:s/>HYPERLINK "https://&lt;USERNAME&gt;:&lt;PASSWORD&gt;@github.com/path.git"</text:span><text:span text:style-name="T1696">&lt;</text:span><text:span text:style-name="T1697"><text:s/>HYPERLINK "https://&lt;USERNAME&gt;:&lt;PASSWORD&gt;@github.com/path.git"</text:span><text:span text:style-name="T1698">USERNAME</text:span><text:span text:style-name="T1699"><text:s/>HYPERLINK "https://&lt;USERNAME&gt;:&lt;PASSWORD&gt;@github.com/path.git"</text:span><text:span text:style-name="T1700">&gt;</text:span><text:span text:style-name="T1701"><text:s/>HYPERLINK "https://&lt;USERNAME&gt;:&lt;PASSWORD&gt;@github.com/path.git"</text:span><text:span text:style-name="T1702">:</text:span><text:span text:style-name="T1703"><text:s/>HYPERLINK "https://&lt;USERNAME&gt;:&lt;PASSWORD&gt;@github.com/path.git"</text:span><text:span text:style-name="T1704">&lt;</text:span><text:span text:style-name="T1705"><text:s/>HYPERLINK "https://&lt;USERNAME&gt;:&lt;PASSWORD&gt;@github.com/path.git"</text:span><text:span text:style-name="T1706">PASSWORD</text:span><text:span text:style-name="T1707"><text:s/>HYPERLINK "https://&lt;USERNAME&gt;:&lt;PASSWORD&gt;@github.com/path.git"</text:span><text:span text:style-name="T1708">&gt;</text:span><text:span text:style-name="T1709"><text:s/>HYPERLINK "https://&lt;USERNAME&gt;:&lt;PASSWORD&gt;@github.com/path.git"</text:span><text:span text:style-name="T1710">@github.com/path.git"</text:span><text:span text:style-name="T1711"><text:s/>HYPERLINK "https://&lt;USERNAME&gt;:&lt;PASSWORD&gt;@github.com/path.git"</text:span><text:span text:style-name="T1712">&gt;</text:span></text:a><text:span text:style-name="T1713"><text:s/></text:span><text:a xlink:href="https://&lt;USERNAME&gt;:&lt;PASSWORD&gt;@github.com/path.git"><text:span text:style-name="T1715">HYPERLINK "https://</text:span><text:span text:style-name="T1716"><text:s/>HYPERLINK "https://&lt;USERNAME&gt;:&lt;PASSWORD&gt;@github.com/path.git"</text:span><text:span text:style-name="T1717">&lt;</text:span><text:span text:style-name="T1718"><text:s/>HYPERLINK "https://&lt;USERNAME&gt;:&lt;PASSWORD&gt;@github.com/path.git"</text:span><text:span text:style-name="T1719">USERNAME</text:span><text:span text:style-name="T1720"><text:s/>HYPERLINK "https://&lt;USERNAME&gt;:&lt;PASSWORD&gt;@github.com/path.git"</text:span><text:span text:style-name="T1721">&gt;</text:span><text:span text:style-name="T1722"><text:s/>HYPERLINK "https://&lt;USERNAME&gt;:&lt;PASSWORD&gt;@github.com/path.git"</text:span><text:span text:style-name="T1723">:</text:span><text:span text:style-name="T1724"><text:s/>HYPERLINK "https://&lt;USERNAME&gt;:&lt;PASSWORD&gt;@github.com/path.git"</text:span><text:span text:style-name="T1725">&lt;</text:span><text:span text:style-name="T1726"><text:s/>HYPERLINK "https://&lt;USERNAME&gt;:&lt;PASSWORD&gt;@github.com/path.git"</text:span><text:span text:style-name="T1727">PASSWORD</text:span><text:span text:style-name="T1728"><text:s/>HYPERLINK "https://&lt;USERNAME&gt;:&lt;PASSWORD&gt;@github.com/path.git"</text:span><text:span text:style-name="T1729">&gt;</text:span><text:span text:style-name="T1730"><text:s/>HYPERLINK "https://&lt;USERNAME&gt;:&lt;PASSWORD&gt;@github.com/path.git"</text:span><text:span text:style-name="T1731">@github.com/path.git"</text:span><text:span text:style-name="T1732"><text:s/>HYPERLINK "https://&lt;USERNAME&gt;:&lt;PASSWORD&gt;@github.com/path.git"</text:span><text:span text:style-name="T1733">@github.com/path.git"</text:span></text:a><text:span text:style-name="T1734"><text:s/></text:span><text:a xlink:href="https://&lt;USERNAME&gt;:&lt;PASSWORD&gt;@github.com/path.git"><text:span text:style-name="T1736">HYPERLINK "https://</text:span><text:span text:style-name="T1737"><text:s/>HYPERLINK "https://&lt;USERNAME&gt;:&lt;PASSWORD&gt;@github.com/path.git"</text:span><text:span text:style-name="T1738">&lt;</text:span><text:span text:style-name="T1739"><text:s/>HYPERLINK "https://&lt;USERNAME&gt;:&lt;PASSWORD&gt;@github.com/path.git"</text:span><text:span text:style-name="T1740">USERNAME</text:span><text:span text:style-name="T1741"><text:s/>HYPERLINK "https://&lt;USERNAME&gt;:&lt;PASSWORD&gt;@github.com/path.git"</text:span><text:span text:style-name="T1742">&gt;</text:span><text:span text:style-name="T1743"><text:s/>HYPERLINK "https://&lt;USERNAME&gt;:&lt;PASSWORD&gt;@github.com/path.git"</text:span><text:span text:style-name="T1744">:</text:span><text:span text:style-name="T1745"><text:s/>HYPERLINK "https://&lt;USERNAME&gt;:&lt;PASSWORD&gt;@github.com/path.git"</text:span><text:span text:style-name="T1746">&lt;</text:span><text:span text:style-name="T1747"><text:s/>HYPERLINK "https://&lt;USERNAME&gt;:&lt;PASSWORD&gt;@github.com/path.git"</text:span><text:span text:style-name="T1748">PASSWORD</text:span><text:span text:style-name="T1749"><text:s/>HYPERLINK "https://&lt;USERNAME&gt;:&lt;PASSWORD&gt;@github.com/path.git"</text:span><text:span text:style-name="T1750">&gt;</text:span><text:span text:style-name="T1751"><text:s/>HYPERLINK "https://&lt;USERNAME&gt;:&lt;PASSWORD&gt;@github.com/path.git"</text:span><text:span text:style-name="T1752">@github.com/path.git"</text:span><text:span text:style-name="T1753"><text:s/>HYPERLINK "https://&lt;USERNAME&gt;:&lt;PASSWORD&gt;@github.com/path.git"</text:span><text:span text:style-name="T1754">&lt;</text:span></text:a><text:span text:style-name="T1755"><text:s/></text:span><text:a xlink:href="https://&lt;USERNAME&gt;:&lt;PASSWORD&gt;@github.com/path.git"><text:span text:style-name="T1757">HYPERLINK "https://</text:span></text:a><text:span text:style-name="T1758"><text:s/></text:span><text:a xlink:href="https://&lt;USERNAME&gt;:&lt;PASSWORD&gt;@github.com/path.git"><text:span text:style-name="T1760">HYPERLINK "https://</text:span><text:span text:style-name="T1761"><text:s/>HYPERLINK "https://&lt;USERNAME&gt;:&lt;PASSWORD&gt;@github.com/path.git"</text:span><text:span text:style-name="T1762">&lt;</text:span><text:span text:style-name="T1763"><text:s/>HYPERLINK "https://&lt;USERNAME&gt;:&lt;PASSWORD&gt;@github.com/path.git"</text:span><text:span text:style-name="T1764">USERNAME</text:span><text:span text:style-name="T1765"><text:s/>HYPERLINK "https://&lt;USERNAME&gt;:&lt;PASSWORD&gt;@github.com/path.git"</text:span><text:span text:style-name="T1766">&gt;</text:span><text:span text:style-name="T1767"><text:s/>HYPERLINK "https://&lt;USERNAME&gt;:&lt;PASSWORD&gt;@github.com/path.git"</text:span><text:span text:style-name="T1768">:</text:span><text:span text:style-name="T1769"><text:s/>HYPERLINK "https://&lt;USERNAME&gt;:&lt;PASSWORD&gt;@github.com/path.git"</text:span><text:span text:style-name="T1770">&lt;</text:span><text:span text:style-name="T1771"><text:s/>HYPERLINK "https://&lt;USERNAME&gt;:&lt;PASSWORD&gt;@github.com/path.git"</text:span><text:span text:style-name="T1772">PASSWORD</text:span><text:span text:style-name="T1773"><text:s/>HYPERLINK "https://&lt;USERNAME&gt;:&lt;PASSWORD&gt;@github.com/path.git"</text:span><text:span text:style-name="T1774">&gt;</text:span><text:span text:style-name="T1775"><text:s/>HYPERLINK "https://&lt;USERNAME&gt;:&lt;PASSWORD&gt;@github.com/path.git"</text:span><text:span text:style-name="T1776">@github.com/path.git"</text:span><text:span text:style-name="T1777"><text:s/>HYPERLINK "https://&lt;USERNAME&gt;:&lt;PASSWORD&gt;@github.com/path.git"</text:span><text:span text:style-name="T1778">&lt;</text:span></text:a><text:span text:style-name="T1779"><text:s/></text:span><text:a xlink:href="https://&lt;USERNAME&gt;:&lt;PASSWORD&gt;@github.com/path.git"><text:span text:style-name="T1781">HYPERLINK "https://</text:span><text:span text:style-name="T1782"><text:s/>HYPERLINK "https://&lt;USERNAME&gt;:&lt;PASSWORD&gt;@github.com/path.git"</text:span><text:span text:style-name="T1783">&lt;</text:span><text:span text:style-name="T1784"><text:s/>HYPERLINK "https://&lt;USERNAME&gt;:&lt;PASSWORD&gt;@github.com/path.git"</text:span><text:span text:style-name="T1785">USERNAME</text:span><text:span text:style-name="T1786"><text:s/>HYPERLINK "https://&lt;USERNAME&gt;:&lt;PASSWORD&gt;@github.com/path.git"</text:span><text:span text:style-name="T1787">&gt;</text:span><text:span text:style-name="T1788"><text:s/>HYPERLINK "https://&lt;USERNAME&gt;:&lt;PASSWORD&gt;@github.com/path.git"</text:span><text:span text:style-name="T1789">:</text:span><text:span text:style-name="T1790"><text:s/>HYPERLINK "https://&lt;USERNAME&gt;:&lt;PASSWORD&gt;@github.com/path.git"</text:span><text:span text:style-name="T1791">&lt;</text:span><text:span text:style-name="T1792"><text:s/>HYPERLINK "https://&lt;USERNAME&gt;:&lt;PASSWORD&gt;@github.com/path.git"</text:span><text:span text:style-name="T1793">PASSWORD</text:span><text:span text:style-name="T1794"><text:s/>HYPERLINK "https://&lt;USERNAME&gt;:&lt;PASSWORD&gt;@github.com/path.git"</text:span><text:span text:style-name="T1795">&gt;</text:span><text:span text:style-name="T1796"><text:s/>HYPERLINK "https://&lt;USERNAME&gt;:&lt;PASSWORD&gt;@github.com/path.git"</text:span><text:span text:style-name="T1797">@github.com/path.git"</text:span><text:span text:style-name="T1798"><text:s/>HYPERLINK "https://&lt;USERNAME&gt;:&lt;PASSWORD&gt;@github.com/path.git"</text:span><text:span text:style-name="T1799">USERNAME</text:span></text:a><text:span text:style-name="T1800"><text:s/></text:span><text:a xlink:href="https://&lt;USERNAME&gt;:&lt;PASSWORD&gt;@github.com/path.git"><text:span text:style-name="T1802">HYPERLINK "https://</text:span><text:span text:style-name="T1803"><text:s/>HYPERLINK "https://&lt;USERNAME&gt;:&lt;PASSWORD&gt;@github.com/path.git"</text:span><text:span text:style-name="T1804">&lt;</text:span><text:span text:style-name="T1805"><text:s/>HYPERLINK "https://&lt;USERNAME&gt;:&lt;PASSWORD&gt;@github.com/path.git"</text:span><text:span text:style-name="T1806">USERNAME</text:span><text:span text:style-name="T1807"><text:s/>HYPERLINK "https://&lt;USERNAME&gt;:&lt;PASSWORD&gt;@github.com/path.git"</text:span><text:span text:style-name="T1808">&gt;</text:span><text:span text:style-name="T1809"><text:s/>HYPERLINK "https://&lt;USERNAME&gt;:&lt;PASSWORD&gt;@github.com/path.git"</text:span><text:span text:style-name="T1810">:</text:span><text:span text:style-name="T1811"><text:s/>HYPERLINK "https://&lt;USERNAME&gt;:&lt;PASSWORD&gt;@github.com/path.git"</text:span><text:span text:style-name="T1812">&lt;</text:span><text:span text:style-name="T1813"><text:s/>HYPERLINK "https://&lt;USERNAME&gt;:&lt;PASSWORD&gt;@github.com/path.git"</text:span><text:span text:style-name="T1814">PASSWORD</text:span><text:span text:style-name="T1815"><text:s/>HYPERLINK "https://&lt;USERNAME&gt;:&lt;PASSWORD&gt;@github.com/path.git"</text:span><text:span text:style-name="T1816">&gt;</text:span><text:span text:style-name="T1817"><text:s/>HYPERLINK "https://&lt;USERNAME&gt;:&lt;PASSWORD&gt;@github.com/path.git"</text:span><text:span text:style-name="T1818">@github.com/path.git"</text:span><text:span text:style-name="T1819"><text:s/>HYPERLINK "https://&lt;USERNAME&gt;:&lt;PASSWORD&gt;@github.com/path.git"</text:span><text:span text:style-name="T1820">&gt;</text:span></text:a><text:span text:style-name="T1821"><text:s/></text:span><text:a xlink:href="https://&lt;USERNAME&gt;:&lt;PASSWORD&gt;@github.com/path.git"><text:span text:style-name="T1823">HYPERLINK "https://</text:span><text:span text:style-name="T1824"><text:s/>HYPERLINK "https://&lt;USERNAME&gt;:&lt;PASSWORD&gt;@github.com/path.git"</text:span><text:span text:style-name="T1825">&lt;</text:span><text:span text:style-name="T1826"><text:s/>HYPERLINK "https://&lt;USERNAME&gt;:&lt;PASSWORD&gt;@github.com/path.git"</text:span><text:span text:style-name="T1827">USERNAME</text:span><text:span text:style-name="T1828"><text:s/>HYPERLINK "https://&lt;USERNAME&gt;:&lt;PASSWORD&gt;@github.com/path.git"</text:span><text:span text:style-name="T1829">&gt;</text:span><text:span text:style-name="T1830"><text:s/>HYPERLINK "https://&lt;USERNAME&gt;:&lt;PASSWORD&gt;@github.com/path.git"</text:span><text:span text:style-name="T1831">:</text:span><text:span text:style-name="T1832"><text:s/>HYPERLINK "https://&lt;USERNAME&gt;:&lt;PASSWORD&gt;@github.com/path.git"</text:span><text:span text:style-name="T1833">&lt;</text:span><text:span text:style-name="T1834"><text:s/>HYPERLINK "https://&lt;USERNAME&gt;:&lt;PASSWORD&gt;@github.com/path.git"</text:span><text:span text:style-name="T1835">PASSWORD</text:span><text:span text:style-name="T1836"><text:s/>HYPERLINK "https://&lt;USERNAME&gt;:&lt;PASSWORD&gt;@github.com/path.git"</text:span><text:span text:style-name="T1837">&gt;</text:span><text:span text:style-name="T1838"><text:s/>HYPERLINK "https://&lt;USERNAME&gt;:&lt;PASSWORD&gt;@github.com/path.git"</text:span><text:span text:style-name="T1839">@github.com/path.git"</text:span><text:span text:style-name="T1840"><text:s/>HYPERLINK "https://&lt;USERNAME&gt;:&lt;PASSWORD&gt;@github.com/path.git"</text:span><text:span text:style-name="T1841">:</text:span></text:a><text:span text:style-name="T1842"><text:s/></text:span><text:a xlink:href="https://&lt;USERNAME&gt;:&lt;PASSWORD&gt;@github.com/path.git"><text:span text:style-name="T1844">HYPERLINK "https://</text:span><text:span text:style-name="T1845"><text:s/>HYPERLINK "https://&lt;USERNAME&gt;:&lt;PASSWORD&gt;@github.com/path.git"</text:span><text:span text:style-name="T1846">&lt;</text:span><text:span text:style-name="T1847"><text:s/>HYPERLINK "https://&lt;USERNAME&gt;:&lt;PASSWORD&gt;@github.com/path.git"</text:span><text:span text:style-name="T1848">USERNAME</text:span><text:span text:style-name="T1849"><text:s/>HYPERLINK "https://&lt;USERNAME&gt;:&lt;PASSWORD&gt;@github.com/path.git"</text:span><text:span text:style-name="T1850">&gt;</text:span><text:span text:style-name="T1851"><text:s/>HYPERLINK "https://&lt;USERNAME&gt;:&lt;PASSWORD&gt;@github.com/path.git"</text:span><text:span text:style-name="T1852">:</text:span><text:span text:style-name="T1853"><text:s/>HYPERLINK "https://&lt;USERNAME&gt;:&lt;PASSWORD&gt;@github.com/path.git"</text:span><text:span text:style-name="T1854">&lt;</text:span><text:span text:style-name="T1855"><text:s/>HYPERLINK "https://&lt;USERNAME&gt;:&lt;PASSWORD&gt;@github.com/path.git"</text:span><text:span text:style-name="T1856">PASSWORD</text:span><text:span text:style-name="T1857"><text:s/>HYPERLINK "https://&lt;USERNAME&gt;:&lt;PASSWORD&gt;@github.com/path.git"</text:span><text:span text:style-name="T1858">&gt;</text:span><text:span text:style-name="T1859"><text:s/>HYPERLINK "https://&lt;USERNAME&gt;:&lt;PASSWORD&gt;@github.com/path.git"</text:span><text:span text:style-name="T1860">@github.com/path.git"</text:span><text:span text:style-name="T1861"><text:s/>HYPERLINK "https://&lt;USERNAME&gt;:&lt;PASSWORD&gt;@github.com/path.git"</text:span><text:span text:style-name="T1862">&lt;</text:span></text:a><text:span text:style-name="T1863"><text:s/></text:span><text:a xlink:href="https://&lt;USERNAME&gt;:&lt;PASSWORD&gt;@github.com/path.git"><text:span text:style-name="T1865">HYPERLINK "https://</text:span><text:span text:style-name="T1866"><text:s/>HYPERLINK "https://&lt;USERNAME&gt;:&lt;PASSWORD&gt;@github.com/path.git"</text:span><text:span text:style-name="T1867">&lt;</text:span><text:span text:style-name="T1868"><text:s/>HYPERLINK "https://&lt;USERNAME&gt;:&lt;PASSWORD&gt;@github.com/path.git"</text:span><text:span text:style-name="T1869">USERNAME</text:span><text:span text:style-name="T1870"><text:s/>HYPERLINK "https://&lt;USERNAME&gt;:&lt;PASSWORD&gt;@github.com/path.git"</text:span><text:span text:style-name="T1871">&gt;</text:span><text:span text:style-name="T1872"><text:s/>HYPERLINK "https://&lt;USERNAME&gt;:&lt;PASSWORD&gt;@github.com/path.git"</text:span><text:span text:style-name="T1873">:</text:span><text:span text:style-name="T1874"><text:s/>HYPERLINK "https://&lt;USERNAME&gt;:&lt;PASSWORD&gt;@github.com/path.git"</text:span><text:span text:style-name="T1875">&lt;</text:span><text:span text:style-name="T1876"><text:s/>HYPERLINK "https://&lt;USERNAME&gt;:&lt;PASSWORD&gt;@github.com/path.git"</text:span><text:span text:style-name="T1877">PASSWORD</text:span><text:span text:style-name="T1878"><text:s/>HYPERLINK "https://&lt;USERNAME&gt;:&lt;PASSWORD&gt;@github.com/path.git"</text:span><text:span text:style-name="T1879">&gt;</text:span><text:span text:style-name="T1880"><text:s/>HYPERLINK "https://&lt;USERNAME&gt;:&lt;PASSWORD&gt;@github.com/path.git"</text:span><text:span text:style-name="T1881">@github.com/path.git"</text:span><text:span text:style-name="T1882"><text:s/>HYPERLINK "https://&lt;USERNAME&gt;:&lt;PASSWORD&gt;@github.com/path.git"</text:span><text:span text:style-name="T1883">PASSWORD</text:span></text:a><text:span text:style-name="T1884"><text:s/></text:span><text:a xlink:href="https://&lt;USERNAME&gt;:&lt;PASSWORD&gt;@github.com/path.git"><text:span text:style-name="T1886">HYPERLINK "https://</text:span><text:span text:style-name="T1887"><text:s/>HYPERLINK "https://&lt;USERNAME&gt;:&lt;PASSWORD&gt;@github.com/path.git"</text:span><text:span text:style-name="T1888">&lt;</text:span><text:span text:style-name="T1889"><text:s/>HYPERLINK "https://&lt;USERNAME&gt;:&lt;PASSWORD&gt;@github.com/path.git"</text:span><text:span text:style-name="T1890">USERNAME</text:span><text:span text:style-name="T1891"><text:s/>HYPERLINK "https://&lt;USERNAME&gt;:&lt;PASSWORD&gt;@github.com/path.git"</text:span><text:span text:style-name="T1892">&gt;</text:span><text:span text:style-name="T1893"><text:s/>HYPERLINK "https://&lt;USERNAME&gt;:&lt;PASSWORD&gt;@github.com/path.git"</text:span><text:span text:style-name="T1894">:</text:span><text:span text:style-name="T1895"><text:s/>HYPERLINK "https://&lt;USERNAME&gt;:&lt;PASSWORD&gt;@github.com/path.git"</text:span><text:span text:style-name="T1896">&lt;</text:span><text:span text:style-name="T1897"><text:s/>HYPERLINK "https://&lt;USERNAME&gt;:&lt;PASSWORD&gt;@github.com/path.git"</text:span><text:span text:style-name="T1898">PASSWORD</text:span><text:span text:style-name="T1899"><text:s/>HYPERLINK "https://&lt;USERNAME&gt;:&lt;PASSWORD&gt;@github.com/path.git"</text:span><text:span text:style-name="T1900">&gt;</text:span><text:span text:style-name="T1901"><text:s/>HYPERLINK "https://&lt;USERNAME&gt;:&lt;PASSWORD&gt;@github.com/path.git"</text:span><text:span text:style-name="T1902">@github.com/path.git"</text:span><text:span text:style-name="T1903"><text:s/>HYPERLINK "https://&lt;USERNAME&gt;:&lt;PASSWORD&gt;@github.com/path.git"</text:span><text:span text:style-name="T1904">&gt;</text:span></text:a><text:span text:style-name="T1905"><text:s/></text:span><text:a xlink:href="https://&lt;USERNAME&gt;:&lt;PASSWORD&gt;@github.com/path.git"><text:span text:style-name="T1907">HYPERLINK "https://</text:span><text:span text:style-name="T1908"><text:s/>HYPERLINK "https://&lt;USERNAME&gt;:&lt;PASSWORD&gt;@github.com/path.git"</text:span><text:span text:style-name="T1909">&lt;</text:span><text:span text:style-name="T1910"><text:s/>HYPERLINK "https://&lt;USERNAME&gt;:&lt;PASSWORD&gt;@github.com/path.git"</text:span><text:span text:style-name="T1911">USERNAME</text:span><text:span text:style-name="T1912"><text:s/>HYPERLINK "https://&lt;USERNAME&gt;:&lt;PASSWORD&gt;@github.com/path.git"</text:span><text:span text:style-name="T1913">&gt;</text:span><text:span text:style-name="T1914"><text:s/>HYPERLINK "https://&lt;USERNAME&gt;:&lt;PASSWORD&gt;@github.com/path.git"</text:span><text:span text:style-name="T1915">:</text:span><text:span text:style-name="T1916"><text:s/>HYPERLINK "https://&lt;USERNAME&gt;:&lt;PASSWORD&gt;@github.com/path.git"</text:span><text:span text:style-name="T1917">&lt;</text:span><text:span text:style-name="T1918"><text:s/>HYPERLINK "https://&lt;USERNAME&gt;:&lt;PASSWORD&gt;@github.com/path.git"</text:span><text:span text:style-name="T1919">PASSWORD</text:span><text:span text:style-name="T1920"><text:s/>HYPERLINK "https://&lt;USERNAME&gt;:&lt;PASSWORD&gt;@github.com/path.git"</text:span><text:span text:style-name="T1921">&gt;</text:span><text:span text:style-name="T1922"><text:s/>HYPERLINK "https://&lt;USERNAME&gt;:&lt;PASSWORD&gt;@github.com/path.git"</text:span><text:span text:style-name="T1923">@github.com/path.git"</text:span><text:span text:style-name="T1924"><text:s/>HYPERLINK "https://&lt;USERNAME&gt;:&lt;PASSWORD&gt;@github.com/path.git"</text:span><text:span text:style-name="T1925">@github.com/path.git"</text:span></text:a><text:span text:style-name="T1926"><text:s/></text:span><text:a xlink:href="https://&lt;USERNAME&gt;:&lt;PASSWORD&gt;@github.com/path.git"><text:span text:style-name="T1928">HYPERLINK "https://</text:span><text:span text:style-name="T1929"><text:s/>HYPERLINK "https://&lt;USERNAME&gt;:&lt;PASSWORD&gt;@github.com/path.git"</text:span><text:span text:style-name="T1930">&lt;</text:span><text:span text:style-name="T1931"><text:s/>HYPERLINK "https://&lt;USERNAME&gt;:&lt;PASSWORD&gt;@github.com/path.git"</text:span><text:span text:style-name="T1932">USERNAME</text:span><text:span text:style-name="T1933"><text:s/>HYPERLINK "https://&lt;USERNAME&gt;:&lt;PASSWORD&gt;@github.com/path.git"</text:span><text:span text:style-name="T1934">&gt;</text:span><text:span text:style-name="T1935"><text:s/>HYPERLINK "https://&lt;USERNAME&gt;:&lt;PASSWORD&gt;@github.com/path.git"</text:span><text:span text:style-name="T1936">:</text:span><text:span text:style-name="T1937"><text:s/>HYPERLINK "https://&lt;USERNAME&gt;:&lt;PASSWORD&gt;@github.com/path.git"</text:span><text:span text:style-name="T1938">&lt;</text:span><text:span text:style-name="T1939"><text:s/>HYPERLINK "https://&lt;USERNAME&gt;:&lt;PASSWORD&gt;@github.com/path.git"</text:span><text:span text:style-name="T1940">PASSWORD</text:span><text:span text:style-name="T1941"><text:s/>HYPERLINK "https://&lt;USERNAME&gt;:&lt;PASSWORD&gt;@github.com/path.git"</text:span><text:span text:style-name="T1942">&gt;</text:span><text:span text:style-name="T1943"><text:s/>HYPERLINK "https://&lt;USERNAME&gt;:&lt;PASSWORD&gt;@github.com/path.git"</text:span><text:span text:style-name="T1944">@github.com/path.git"</text:span><text:span text:style-name="T1945"><text:s/>HYPERLINK "https://&lt;USERNAME&gt;:&lt;PASSWORD&gt;@github.com/path.git"</text:span><text:span text:style-name="T1946">USERNAME</text:span></text:a><text:span text:style-name="T1947"><text:s/></text:span><text:a xlink:href="https://&lt;USERNAME&gt;:&lt;PASSWORD&gt;@github.com/path.git"><text:span text:style-name="T1949">HYPERLINK "https://</text:span></text:a><text:span text:style-name="T1950"><text:s/></text:span><text:a xlink:href="https://&lt;USERNAME&gt;:&lt;PASSWORD&gt;@github.com/path.git"><text:span text:style-name="T1952">HYPERLINK "https://</text:span><text:span text:style-name="T1953"><text:s/>HYPERLINK "https://&lt;USERNAME&gt;:&lt;PASSWORD&gt;@github.com/path.git"</text:span><text:span text:style-name="T1954">&lt;</text:span><text:span text:style-name="T1955"><text:s/>HYPERLINK "https://&lt;USERNAME&gt;:&lt;PASSWORD&gt;@github.com/path.git"</text:span><text:span text:style-name="T1956">USERNAME</text:span><text:span text:style-name="T1957"><text:s/>HYPERLINK "https://&lt;USERNAME&gt;:&lt;PASSWORD&gt;@github.com/path.git"</text:span><text:span text:style-name="T1958">&gt;</text:span><text:span text:style-name="T1959"><text:s/>HYPERLINK "https://&lt;USERNAME&gt;:&lt;PASSWORD&gt;@github.com/path.git"</text:span><text:span text:style-name="T1960">:</text:span><text:span text:style-name="T1961"><text:s/>HYPERLINK "https://&lt;USERNAME&gt;:&lt;PASSWORD&gt;@github.com/path.git"</text:span><text:span text:style-name="T1962">&lt;</text:span><text:span text:style-name="T1963"><text:s/>HYPERLINK "https://&lt;USERNAME&gt;:&lt;PASSWORD&gt;@github.com/path.git"</text:span><text:span text:style-name="T1964">PASSWORD</text:span><text:span text:style-name="T1965"><text:s/>HYPERLINK "https://&lt;USERNAME&gt;:&lt;PASSWORD&gt;@github.com/path.git"</text:span><text:span text:style-name="T1966">&gt;</text:span><text:span text:style-name="T1967"><text:s/>HYPERLINK "https://&lt;USERNAME&gt;:&lt;PASSWORD&gt;@github.com/path.git"</text:span><text:span text:style-name="T1968">@github.com/path.git"</text:span><text:span text:style-name="T1969"><text:s/>HYPERLINK "https://&lt;USERNAME&gt;:&lt;PASSWORD&gt;@github.com/path.git"</text:span><text:span text:style-name="T1970">&lt;</text:span></text:a><text:span text:style-name="T1971"><text:s/></text:span><text:a xlink:href="https://&lt;USERNAME&gt;:&lt;PASSWORD&gt;@github.com/path.git"><text:span text:style-name="T1973">HYPERLINK "https://</text:span><text:span text:style-name="T1974"><text:s/>HYPERLINK "https://&lt;USERNAME&gt;:&lt;PASSWORD&gt;@github.com/path.git"</text:span><text:span text:style-name="T1975">&lt;</text:span><text:span text:style-name="T1976"><text:s/>HYPERLINK "https://&lt;USERNAME&gt;:&lt;PASSWORD&gt;@github.com/path.git"</text:span><text:span text:style-name="T1977">USERNAME</text:span><text:span text:style-name="T1978"><text:s/>HYPERLINK "https://&lt;USERNAME&gt;:&lt;PASSWORD&gt;@github.com/path.git"</text:span><text:span text:style-name="T1979">&gt;</text:span><text:span text:style-name="T1980"><text:s/>HYPERLINK "https://&lt;USERNAME&gt;:&lt;PASSWORD&gt;@github.com/path.git"</text:span><text:span text:style-name="T1981">:</text:span><text:span text:style-name="T1982"><text:s/>HYPERLINK "https://&lt;USERNAME&gt;:&lt;PASSWORD&gt;@github.com/path.git"</text:span><text:span text:style-name="T1983">&lt;</text:span><text:span text:style-name="T1984"><text:s/>HYPERLINK "https://&lt;USERNAME&gt;:&lt;PASSWORD&gt;@github.com/path.git"</text:span><text:span text:style-name="T1985">PASSWORD</text:span><text:span text:style-name="T1986"><text:s/>HYPERLINK "https://&lt;USERNAME&gt;:&lt;PASSWORD&gt;@github.com/path.git"</text:span><text:span text:style-name="T1987">&gt;</text:span><text:span text:style-name="T1988"><text:s/>HYPERLINK "https://&lt;USERNAME&gt;:&lt;PASSWORD&gt;@github.com/path.git"</text:span><text:span text:style-name="T1989">@github.com/path.git"</text:span><text:span text:style-name="T1990"><text:s/>HYPERLINK "https://&lt;USERNAME&gt;:&lt;PASSWORD&gt;@github.com/path.git"</text:span><text:span text:style-name="T1991">USERNAME</text:span></text:a><text:span text:style-name="T1992"><text:s/></text:span><text:a xlink:href="https://&lt;USERNAME&gt;:&lt;PASSWORD&gt;@github.com/path.git"><text:span text:style-name="T1994">HYPERLINK "https://</text:span><text:span text:style-name="T1995"><text:s/>HYPERLINK "https://&lt;USERNAME&gt;:&lt;PASSWORD&gt;@github.com/path.git"</text:span><text:span text:style-name="T1996">&lt;</text:span><text:span text:style-name="T1997"><text:s/>HYPERLINK "https://&lt;USERNAME&gt;:&lt;PASSWORD&gt;@github.com/path.git"</text:span><text:span text:style-name="T1998">USERNAME</text:span><text:span text:style-name="T1999"><text:s/>HYPERLINK "https://&lt;USERNAME&gt;:&lt;PASSWORD&gt;@github.com/path.git"</text:span><text:span text:style-name="T2000">&gt;</text:span><text:span text:style-name="T2001"><text:s/>HYPERLINK "https://&lt;USERNAME&gt;:&lt;PASSWORD&gt;@github.com/path.git"</text:span><text:span text:style-name="T2002">:</text:span><text:span text:style-name="T2003"><text:s/>HYPERLINK "https://&lt;USERNAME&gt;:&lt;PASSWORD&gt;@github.com/path.git"</text:span><text:span text:style-name="T2004">&lt;</text:span><text:span text:style-name="T2005"><text:s/>HYPERLINK "https://&lt;USERNAME&gt;:&lt;PASSWORD&gt;@github.com/path.git"</text:span><text:span text:style-name="T2006">PASSWORD</text:span><text:span text:style-name="T2007"><text:s/>HYPERLINK "https://&lt;USERNAME&gt;:&lt;PASSWORD&gt;@github.com/path.git"</text:span><text:span text:style-name="T2008">&gt;</text:span><text:span text:style-name="T2009"><text:s/>HYPERLINK "https://&lt;USERNAME&gt;:&lt;PASSWORD&gt;@github.com/path.git"</text:span><text:span text:style-name="T2010">@github.com/path.git"</text:span><text:span text:style-name="T2011"><text:s/>HYPERLINK "https://&lt;USERNAME&gt;:&lt;PASSWORD&gt;@github.com/path.git"</text:span><text:span text:style-name="T2012">&gt;</text:span></text:a><text:span text:style-name="T2013"><text:s/></text:span><text:a xlink:href="https://&lt;USERNAME&gt;:&lt;PASSWORD&gt;@github.com/path.git"><text:span text:style-name="T2015">HYPERLINK "https://</text:span><text:span text:style-name="T2016"><text:s/>HYPERLINK "https://&lt;USERNAME&gt;:&lt;PASSWORD&gt;@github.com/path.git"</text:span><text:span text:style-name="T2017">&lt;</text:span><text:span text:style-name="T2018"><text:s/>HYPERLINK "https://&lt;USERNAME&gt;:&lt;PASSWORD&gt;@github.com/path.git"</text:span><text:span text:style-name="T2019">USERNAME</text:span><text:span text:style-name="T2020"><text:s/>HYPERLINK "https://&lt;USERNAME&gt;:&lt;PASSWORD&gt;@github.com/path.git"</text:span><text:span text:style-name="T2021">&gt;</text:span><text:span text:style-name="T2022"><text:s/>HYPERLINK "https://&lt;USERNAME&gt;:&lt;PASSWORD&gt;@github.com/path.git"</text:span><text:span text:style-name="T2023">:</text:span><text:span text:style-name="T2024"><text:s/>HYPERLINK "https://&lt;USERNAME&gt;:&lt;PASSWORD&gt;@github.com/path.git"</text:span><text:span text:style-name="T2025">&lt;</text:span><text:span text:style-name="T2026"><text:s/>HYPERLINK "https://&lt;USERNAME&gt;:&lt;PASSWORD&gt;@github.com/path.git"</text:span><text:span text:style-name="T2027">PASSWORD</text:span><text:span text:style-name="T2028"><text:s/>HYPERLINK "https://&lt;USERNAME&gt;:&lt;PASSWORD&gt;@github.com/path.git"</text:span><text:span text:style-name="T2029">&gt;</text:span><text:span text:style-name="T2030"><text:s/>HYPERLINK "https://&lt;USERNAME&gt;:&lt;PASSWORD&gt;@github.com/path.git"</text:span><text:span text:style-name="T2031">@github.com/path.git"</text:span><text:span text:style-name="T2032"><text:s/>HYPERLINK "https://&lt;USERNAME&gt;:&lt;PASSWORD&gt;@github.com/path.git"</text:span><text:span text:style-name="T2033">:</text:span></text:a><text:span text:style-name="T2034"><text:s/></text:span><text:a xlink:href="https://&lt;USERNAME&gt;:&lt;PASSWORD&gt;@github.com/path.git"><text:span text:style-name="T2036">HYPERLINK "https://</text:span><text:span text:style-name="T2037"><text:s/>HYPERLINK "https://&lt;USERNAME&gt;:&lt;PASSWORD&gt;@github.com/path.git"</text:span><text:span text:style-name="T2038">&lt;</text:span><text:span text:style-name="T2039"><text:s/>HYPERLINK "https://&lt;USERNAME&gt;:&lt;PASSWORD&gt;@github.com/path.git"</text:span><text:span text:style-name="T2040">USERNAME</text:span><text:span text:style-name="T2041"><text:s/>HYPERLINK "https://&lt;USERNAME&gt;:&lt;PASSWORD&gt;@github.com/path.git"</text:span><text:span text:style-name="T2042">&gt;</text:span><text:span text:style-name="T2043"><text:s/>HYPERLINK "https://&lt;USERNAME&gt;:&lt;PASSWORD&gt;@github.com/path.git"</text:span><text:span text:style-name="T2044">:</text:span><text:span text:style-name="T2045"><text:s/>HYPERLINK "https://&lt;USERNAME&gt;:&lt;PASSWORD&gt;@github.com/path.git"</text:span><text:span text:style-name="T2046">&lt;</text:span><text:span text:style-name="T2047"><text:s/>HYPERLINK "https://&lt;USERNAME&gt;:&lt;PASSWORD&gt;@github.com/path.git"</text:span><text:span text:style-name="T2048">PASSWORD</text:span><text:span text:style-name="T2049"><text:s/>HYPERLINK "https://&lt;USERNAME&gt;:&lt;PASSWORD&gt;@github.com/path.git"</text:span><text:span text:style-name="T2050">&gt;</text:span><text:span text:style-name="T2051"><text:s/>HYPERLINK "https://&lt;USERNAME&gt;:&lt;PASSWORD&gt;@github.com/path.git"</text:span><text:span text:style-name="T2052">@github.com/path.git"</text:span><text:span text:style-name="T2053"><text:s/>HYPERLINK "https://&lt;USERNAME&gt;:&lt;PASSWORD&gt;@github.com/path.git"</text:span><text:span text:style-name="T2054">&lt;</text:span></text:a><text:span text:style-name="T2055"><text:s/></text:span><text:a xlink:href="https://&lt;USERNAME&gt;:&lt;PASSWORD&gt;@github.com/path.git"><text:span text:style-name="T2057">HYPERLINK "https://</text:span><text:span text:style-name="T2058"><text:s/>HYPERLINK "https://&lt;USERNAME&gt;:&lt;PASSWORD&gt;@github.com/path.git"</text:span><text:span text:style-name="T2059">&lt;</text:span><text:span text:style-name="T2060"><text:s/>HYPERLINK "https://&lt;USERNAME&gt;:&lt;PASSWORD&gt;@github.com/path.git"</text:span><text:span text:style-name="T2061">USERNAME</text:span><text:span text:style-name="T2062"><text:s/>HYPERLINK "https://&lt;USERNAME&gt;:&lt;PASSWORD&gt;@github.com/path.git"</text:span><text:span text:style-name="T2063">&gt;</text:span><text:span text:style-name="T2064"><text:s/>HYPERLINK "https://&lt;USERNAME&gt;:&lt;PASSWORD&gt;@github.com/path.git"</text:span><text:span text:style-name="T2065">:</text:span><text:span text:style-name="T2066"><text:s/>HYPERLINK "https://&lt;USERNAME&gt;:&lt;PASSWORD&gt;@github.com/path.git"</text:span><text:span text:style-name="T2067">&lt;</text:span><text:span text:style-name="T2068"><text:s/>HYPERLINK "https://&lt;USERNAME&gt;:&lt;PASSWORD&gt;@github.com/path.git"</text:span><text:span text:style-name="T2069">PASSWORD</text:span><text:span text:style-name="T2070"><text:s/>HYPERLINK "https://&lt;USERNAME&gt;:&lt;PASSWORD&gt;@github.com/path.git"</text:span><text:span text:style-name="T2071">&gt;</text:span><text:span text:style-name="T2072"><text:s/>HYPERLINK "https://&lt;USERNAME&gt;:&lt;PASSWORD&gt;@github.com/path.git"</text:span><text:span text:style-name="T2073">@github.com/path.git"</text:span><text:span text:style-name="T2074"><text:s/>HYPERLINK "https://&lt;USERNAME&gt;:&lt;PASSWORD&gt;@github.com/path.git"</text:span><text:span text:style-name="T2075">PASSWORD</text:span></text:a><text:span text:style-name="T2076"><text:s/></text:span><text:a xlink:href="https://&lt;USERNAME&gt;:&lt;PASSWORD&gt;@github.com/path.git"><text:span text:style-name="T2078">HYPERLINK "https://</text:span><text:span text:style-name="T2079"><text:s/>HYPERLINK "https://&lt;USERNAME&gt;:&lt;PASSWORD&gt;@github.com/path.git"</text:span><text:span text:style-name="T2080">&lt;</text:span><text:span text:style-name="T2081"><text:s/>HYPERLINK "https://&lt;USERNAME&gt;:&lt;PASSWORD&gt;@github.com/path.git"</text:span><text:span text:style-name="T2082">USERNAME</text:span><text:span text:style-name="T2083"><text:s/>HYPERLINK "https://&lt;USERNAME&gt;:&lt;PASSWORD&gt;@github.com/path.git"</text:span><text:span text:style-name="T2084">&gt;</text:span><text:span text:style-name="T2085"><text:s/>HYPERLINK "https://&lt;USERNAME&gt;:&lt;PASSWORD&gt;@github.com/path.git"</text:span><text:span text:style-name="T2086">:</text:span><text:span text:style-name="T2087"><text:s/>HYPERLINK "https://&lt;USERNAME&gt;:&lt;PASSWORD&gt;@github.com/path.git"</text:span><text:span text:style-name="T2088">&lt;</text:span><text:span text:style-name="T2089"><text:s/>HYPERLINK "https://&lt;USERNAME&gt;:&lt;PASSWORD&gt;@github.com/path.git"</text:span><text:span text:style-name="T2090">PASSWORD</text:span><text:span text:style-name="T2091"><text:s/>HYPERLINK "https://&lt;USERNAME&gt;:&lt;PASSWORD&gt;@github.com/path.git"</text:span><text:span text:style-name="T2092">&gt;</text:span><text:span text:style-name="T2093"><text:s/>HYPERLINK "https://&lt;USERNAME&gt;:&lt;PASSWORD&gt;@github.com/path.git"</text:span><text:span text:style-name="T2094">@github.com/path.git"</text:span><text:span text:style-name="T2095"><text:s/>HYPERLINK "https://&lt;USERNAME&gt;:&lt;PASSWORD&gt;@github.com/path.git"</text:span><text:span text:style-name="T2096">&gt;</text:span></text:a><text:span text:style-name="T2097"><text:s/></text:span><text:a xlink:href="https://&lt;USERNAME&gt;:&lt;PASSWORD&gt;@github.com/path.git"><text:span text:style-name="T2099">HYPERLINK "https://</text:span><text:span text:style-name="T2100"><text:s/>HYPERLINK "https://&lt;USERNAME&gt;:&lt;PASSWORD&gt;@github.com/path.git"</text:span><text:span text:style-name="T2101">&lt;</text:span><text:span text:style-name="T2102"><text:s/>HYPERLINK "https://&lt;USERNAME&gt;:&lt;PASSWORD&gt;@github.com/path.git"</text:span><text:span text:style-name="T2103">USERNAME</text:span><text:span text:style-name="T2104"><text:s/>HYPERLINK "https://&lt;USERNAME&gt;:&lt;PASSWORD&gt;@github.com/path.git"</text:span><text:span text:style-name="T2105">&gt;</text:span><text:span text:style-name="T2106"><text:s/>HYPERLINK "https://&lt;USERNAME&gt;:&lt;PASSWORD&gt;@github.com/path.git"</text:span><text:span text:style-name="T2107">:</text:span><text:span text:style-name="T2108"><text:s/>HYPERLINK "https://&lt;USERNAME&gt;:&lt;PASSWORD&gt;@github.com/path.git"</text:span><text:span text:style-name="T2109">&lt;</text:span><text:span text:style-name="T2110"><text:s/>HYPERLINK "https://&lt;USERNAME&gt;:&lt;PASSWORD&gt;@github.com/path.git"</text:span><text:span text:style-name="T2111">PASSWORD</text:span><text:span text:style-name="T2112"><text:s/>HYPERLINK "https://&lt;USERNAME&gt;:&lt;PASSWORD&gt;@github.com/path.git"</text:span><text:span text:style-name="T2113">&gt;</text:span><text:span text:style-name="T2114"><text:s/>HYPERLINK "https://&lt;USERNAME&gt;:&lt;PASSWORD&gt;@github.com/path.git"</text:span><text:span text:style-name="T2115">@github.com/path.git"</text:span><text:span text:style-name="T2116"><text:s/>HYPERLINK "https://&lt;USERNAME&gt;:&lt;PASSWORD&gt;@github.com/path.git"</text:span><text:span text:style-name="T2117">@github.com/path.git"</text:span></text:a><text:span text:style-name="T2118"><text:s/></text:span><text:a xlink:href="https://&lt;USERNAME&gt;:&lt;PASSWORD&gt;@github.com/path.git"><text:span text:style-name="T2120">HYPERLINK "https://</text:span><text:span text:style-name="T2121"><text:s/>HYPERLINK "https://&lt;USERNAME&gt;:&lt;PASSWORD&gt;@github.com/path.git"</text:span><text:span text:style-name="T2122">&lt;</text:span><text:span text:style-name="T2123"><text:s/>HYPERLINK "https://&lt;USERNAME&gt;:&lt;PASSWORD&gt;@github.com/path.git"</text:span><text:span text:style-name="T2124">USERNAME</text:span><text:span text:style-name="T2125"><text:s/>HYPERLINK "https://&lt;USERNAME&gt;:&lt;PASSWORD&gt;@github.com/path.git"</text:span><text:span text:style-name="T2126">&gt;</text:span><text:span text:style-name="T2127"><text:s/>HYPERLINK "https://&lt;USERNAME&gt;:&lt;PASSWORD&gt;@github.com/path.git"</text:span><text:span text:style-name="T2128">:</text:span><text:span text:style-name="T2129"><text:s/>HYPERLINK "https://&lt;USERNAME&gt;:&lt;PASSWORD&gt;@github.com/path.git"</text:span><text:span text:style-name="T2130">&lt;</text:span><text:span text:style-name="T2131"><text:s/>HYPERLINK "https://&lt;USERNAME&gt;:&lt;PASSWORD&gt;@github.com/path.git"</text:span><text:span text:style-name="T2132">PASSWORD</text:span><text:span text:style-name="T2133"><text:s/>HYPERLINK "https://&lt;USERNAME&gt;:&lt;PASSWORD&gt;@github.com/path.git"</text:span><text:span text:style-name="T2134">&gt;</text:span><text:span text:style-name="T2135"><text:s/>HYPERLINK "https://&lt;USERNAME&gt;:&lt;PASSWORD&gt;@github.com/path.git"</text:span><text:span text:style-name="T2136">@github.com/path.git"</text:span><text:span text:style-name="T2137"><text:s/>HYPERLINK "https://&lt;USERNAME&gt;:&lt;PASSWORD&gt;@github.com/path.git"</text:span><text:span text:style-name="T2138">&gt;</text:span></text:a><text:span text:style-name="T2139"><text:s/></text:span><text:a xlink:href="https://&lt;USERNAME&gt;:&lt;PASSWORD&gt;@github.com/path.git"><text:span text:style-name="T2141">HYPERLINK "https://</text:span></text:a><text:span text:style-name="T2142"><text:s/></text:span><text:a xlink:href="https://&lt;USERNAME&gt;:&lt;PASSWORD&gt;@github.com/path.git"><text:span text:style-name="T2144">HYPERLINK "https://</text:span><text:span text:style-name="T2145"><text:s/>HYPERLINK "https://&lt;USERNAME&gt;:&lt;PASSWORD&gt;@github.com/path.git"</text:span><text:span text:style-name="T2146">&lt;</text:span><text:span text:style-name="T2147"><text:s/>HYPERLINK "https://&lt;USERNAME&gt;:&lt;PASSWORD&gt;@github.com/path.git"</text:span><text:span text:style-name="T2148">USERNAME</text:span><text:span text:style-name="T2149"><text:s/>HYPERLINK "https://&lt;USERNAME&gt;:&lt;PASSWORD&gt;@github.com/path.git"</text:span><text:span text:style-name="T2150">&gt;</text:span><text:span text:style-name="T2151"><text:s/>HYPERLINK "https://&lt;USERNAME&gt;:&lt;PASSWORD&gt;@github.com/path.git"</text:span><text:span text:style-name="T2152">:</text:span><text:span text:style-name="T2153"><text:s/>HYPERLINK "https://&lt;USERNAME&gt;:&lt;PASSWORD&gt;@github.com/path.git"</text:span><text:span text:style-name="T2154">&lt;</text:span><text:span text:style-name="T2155"><text:s/>HYPERLINK "https://&lt;USERNAME&gt;:&lt;PASSWORD&gt;@github.com/path.git"</text:span><text:span text:style-name="T2156">PASSWORD</text:span><text:span text:style-name="T2157"><text:s/>HYPERLINK "https://&lt;USERNAME&gt;:&lt;PASSWORD&gt;@github.com/path.git"</text:span><text:span text:style-name="T2158">&gt;</text:span><text:span text:style-name="T2159"><text:s/>HYPERLINK "https://&lt;USERNAME&gt;:&lt;PASSWORD&gt;@github.com/path.git"</text:span><text:span text:style-name="T2160">@github.com/path.git"</text:span><text:span text:style-name="T2161"><text:s/>HYPERLINK "https://&lt;USERNAME&gt;:&lt;PASSWORD&gt;@github.com/path.git"</text:span><text:span text:style-name="T2162">&lt;</text:span></text:a><text:span text:style-name="T2163"><text:s/></text:span><text:a xlink:href="https://&lt;USERNAME&gt;:&lt;PASSWORD&gt;@github.com/path.git"><text:span text:style-name="T2165">HYPERLINK "https://</text:span><text:span text:style-name="T2166"><text:s/>HYPERLINK "https://&lt;USERNAME&gt;:&lt;PASSWORD&gt;@github.com/path.git"</text:span><text:span text:style-name="T2167">&lt;</text:span><text:span text:style-name="T2168"><text:s/>HYPERLINK "https://&lt;USERNAME&gt;:&lt;PASSWORD&gt;@github.com/path.git"</text:span><text:span text:style-name="T2169">USERNAME</text:span><text:span text:style-name="T2170"><text:s/>HYPERLINK "https://&lt;USERNAME&gt;:&lt;PASSWORD&gt;@github.com/path.git"</text:span><text:span text:style-name="T2171">&gt;</text:span><text:span text:style-name="T2172"><text:s/>HYPERLINK "https://&lt;USERNAME&gt;:&lt;PASSWORD&gt;@github.com/path.git"</text:span><text:span text:style-name="T2173">:</text:span><text:span text:style-name="T2174"><text:s/>HYPERLINK "https://&lt;USERNAME&gt;:&lt;PASSWORD&gt;@github.com/path.git"</text:span><text:span text:style-name="T2175">&lt;</text:span><text:span text:style-name="T2176"><text:s/>HYPERLINK "https://&lt;USERNAME&gt;:&lt;PASSWORD&gt;@github.com/path.git"</text:span><text:span text:style-name="T2177">PASSWORD</text:span><text:span text:style-name="T2178"><text:s/>HYPERLINK "https://&lt;USERNAME&gt;:&lt;PASSWORD&gt;@github.com/path.git"</text:span><text:span text:style-name="T2179">&gt;</text:span><text:span text:style-name="T2180"><text:s/>HYPERLINK "https://&lt;USERNAME&gt;:&lt;PASSWORD&gt;@github.com/path.git"</text:span><text:span text:style-name="T2181">@github.com/path.git"</text:span><text:span text:style-name="T2182"><text:s/>HYPERLINK "https://&lt;USERNAME&gt;:&lt;PASSWORD&gt;@github.com/path.git"</text:span><text:span text:style-name="T2183">USERNAME</text:span></text:a><text:span text:style-name="T2184"><text:s/></text:span><text:a xlink:href="https://&lt;USERNAME&gt;:&lt;PASSWORD&gt;@github.com/path.git"><text:span text:style-name="T2186">HYPERLINK "https://</text:span><text:span text:style-name="T2187"><text:s/>HYPERLINK "https://&lt;USERNAME&gt;:&lt;PASSWORD&gt;@github.com/path.git"</text:span><text:span text:style-name="T2188">&lt;</text:span><text:span text:style-name="T2189"><text:s/>HYPERLINK "https://&lt;USERNAME&gt;:&lt;PASSWORD&gt;@github.com/path.git"</text:span><text:span text:style-name="T2190">USERNAME</text:span><text:span text:style-name="T2191"><text:s/>HYPERLINK "https://&lt;USERNAME&gt;:&lt;PASSWORD&gt;@github.com/path.git"</text:span><text:span text:style-name="T2192">&gt;</text:span><text:span text:style-name="T2193"><text:s/>HYPERLINK "https://&lt;USERNAME&gt;:&lt;PASSWORD&gt;@github.com/path.git"</text:span><text:span text:style-name="T2194">:</text:span><text:span text:style-name="T2195"><text:s/>HYPERLINK "https://&lt;USERNAME&gt;:&lt;PASSWORD&gt;@github.com/path.git"</text:span><text:span text:style-name="T2196">&lt;</text:span><text:span text:style-name="T2197"><text:s/>HYPERLINK "https://&lt;USERNAME&gt;:&lt;PASSWORD&gt;@github.com/path.git"</text:span><text:span text:style-name="T2198">PASSWORD</text:span><text:span text:style-name="T2199"><text:s/>HYPERLINK "https://&lt;USERNAME&gt;:&lt;PASSWORD&gt;@github.com/path.git"</text:span><text:span text:style-name="T2200">&gt;</text:span><text:span text:style-name="T2201"><text:s/>HYPERLINK "https://&lt;USERNAME&gt;:&lt;PASSWORD&gt;@github.com/path.git"</text:span><text:span text:style-name="T2202">@github.com/path.git"</text:span><text:span text:style-name="T2203"><text:s/>HYPERLINK "https://&lt;USERNAME&gt;:&lt;PASSWORD&gt;@github.com/path.git"</text:span><text:span text:style-name="T2204">&gt;</text:span></text:a><text:span text:style-name="T2205"><text:s/></text:span><text:a xlink:href="https://&lt;USERNAME&gt;:&lt;PASSWORD&gt;@github.com/path.git"><text:span text:style-name="T2207">HYPERLINK "https://</text:span><text:span text:style-name="T2208"><text:s/>HYPERLINK "https://&lt;USERNAME&gt;:&lt;PASSWORD&gt;@github.com/path.git"</text:span><text:span text:style-name="T2209">&lt;</text:span><text:span text:style-name="T2210"><text:s/>HYPERLINK "https://&lt;USERNAME&gt;:&lt;PASSWORD&gt;@github.com/path.git"</text:span><text:span text:style-name="T2211">USERNAME</text:span><text:span text:style-name="T2212"><text:s/>HYPERLINK "https://&lt;USERNAME&gt;:&lt;PASSWORD&gt;@github.com/path.git"</text:span><text:span text:style-name="T2213">&gt;</text:span><text:span text:style-name="T2214"><text:s/>HYPERLINK "https://&lt;USERNAME&gt;:&lt;PASSWORD&gt;@github.com/path.git"</text:span><text:span text:style-name="T2215">:</text:span><text:span text:style-name="T2216"><text:s/>HYPERLINK "https://&lt;USERNAME&gt;:&lt;PASSWORD&gt;@github.com/path.git"</text:span><text:span text:style-name="T2217">&lt;</text:span><text:span text:style-name="T2218"><text:s/>HYPERLINK "https://&lt;USERNAME&gt;:&lt;PASSWORD&gt;@github.com/path.git"</text:span><text:span text:style-name="T2219">PASSWORD</text:span><text:span text:style-name="T2220"><text:s/>HYPERLINK "https://&lt;USERNAME&gt;:&lt;PASSWORD&gt;@github.com/path.git"</text:span><text:span text:style-name="T2221">&gt;</text:span><text:span text:style-name="T2222"><text:s/>HYPERLINK "https://&lt;USERNAME&gt;:&lt;PASSWORD&gt;@github.com/path.git"</text:span><text:span text:style-name="T2223">@github.com/path.git"</text:span><text:span text:style-name="T2224"><text:s/>HYPERLINK "https://&lt;USERNAME&gt;:&lt;PASSWORD&gt;@github.com/path.git"</text:span><text:span text:style-name="T2225">:</text:span></text:a><text:span text:style-name="T2226"><text:s/></text:span><text:a xlink:href="https://&lt;USERNAME&gt;:&lt;PASSWORD&gt;@github.com/path.git"><text:span text:style-name="T2228">HYPERLINK "https://</text:span><text:span text:style-name="T2229"><text:s/>HYPERLINK "https://&lt;USERNAME&gt;:&lt;PASSWORD&gt;@github.com/path.git"</text:span><text:span text:style-name="T2230">&lt;</text:span><text:span text:style-name="T2231"><text:s/>HYPERLINK "https://&lt;USERNAME&gt;:&lt;PASSWORD&gt;@github.com/path.git"</text:span><text:span text:style-name="T2232">USERNAME</text:span><text:span text:style-name="T2233"><text:s/>HYPERLINK "https://&lt;USERNAME&gt;:&lt;PASSWORD&gt;@github.com/path.git"</text:span><text:span text:style-name="T2234">&gt;</text:span><text:span text:style-name="T2235"><text:s/>HYPERLINK "https://&lt;USERNAME&gt;:&lt;PASSWORD&gt;@github.com/path.git"</text:span><text:span text:style-name="T2236">:</text:span><text:span text:style-name="T2237"><text:s/>HYPERLINK "https://&lt;USERNAME&gt;:&lt;PASSWORD&gt;@github.com/path.git"</text:span><text:span text:style-name="T2238">&lt;</text:span><text:span text:style-name="T2239"><text:s/>HYPERLINK "https://&lt;USERNAME&gt;:&lt;PASSWORD&gt;@github.com/path.git"</text:span><text:span text:style-name="T2240">PASSWORD</text:span><text:span text:style-name="T2241"><text:s/>HYPERLINK "https://&lt;USERNAME&gt;:&lt;PASSWORD&gt;@github.com/path.git"</text:span><text:span text:style-name="T2242">&gt;</text:span><text:span text:style-name="T2243"><text:s/>HYPERLINK "https://&lt;USERNAME&gt;:&lt;PASSWORD&gt;@github.com/path.git"</text:span><text:span text:style-name="T2244">@github.com/path.git"</text:span><text:span text:style-name="T2245"><text:s/>HYPERLINK "https://&lt;USERNAME&gt;:&lt;PASSWORD&gt;@github.com/path.git"</text:span><text:span text:style-name="T2246">&lt;</text:span></text:a><text:span text:style-name="T2247"><text:s/></text:span><text:a xlink:href="https://&lt;USERNAME&gt;:&lt;PASSWORD&gt;@github.com/path.git"><text:span text:style-name="T2249">HYPERLINK "https://</text:span><text:span text:style-name="T2250"><text:s/>HYPERLINK "https://&lt;USERNAME&gt;:&lt;PASSWORD&gt;@github.com/path.git"</text:span><text:span text:style-name="T2251">&lt;</text:span><text:span text:style-name="T2252"><text:s/>HYPERLINK "https://&lt;USERNAME&gt;:&lt;PASSWORD&gt;@github.com/path.git"</text:span><text:span text:style-name="T2253">USERNAME</text:span><text:span text:style-name="T2254"><text:s/>HYPERLINK "https://&lt;USERNAME&gt;:&lt;PASSWORD&gt;@github.com/path.git"</text:span><text:span text:style-name="T2255">&gt;</text:span><text:span text:style-name="T2256"><text:s/>HYPERLINK "https://&lt;USERNAME&gt;:&lt;PASSWORD&gt;@github.com/path.git"</text:span><text:span text:style-name="T2257">:</text:span><text:span text:style-name="T2258"><text:s/>HYPERLINK "https://&lt;USERNAME&gt;:&lt;PASSWORD&gt;@github.com/path.git"</text:span><text:span text:style-name="T2259">&lt;</text:span><text:span text:style-name="T2260"><text:s/>HYPERLINK "https://&lt;USERNAME&gt;:&lt;PASSWORD&gt;@github.com/path.git"</text:span><text:span text:style-name="T2261">PASSWORD</text:span><text:span text:style-name="T2262"><text:s/>HYPERLINK "https://&lt;USERNAME&gt;:&lt;PASSWORD&gt;@github.com/path.git"</text:span><text:span text:style-name="T2263">&gt;</text:span><text:span text:style-name="T2264"><text:s/>HYPERLINK "https://&lt;USERNAME&gt;:&lt;PASSWORD&gt;@github.com/path.git"</text:span><text:span text:style-name="T2265">@github.com/path.git"</text:span><text:span text:style-name="T2266"><text:s/>HYPERLINK "https://&lt;USERNAME&gt;:&lt;PASSWORD&gt;@github.com/path.git"</text:span><text:span text:style-name="T2267">PASSWORD</text:span></text:a><text:span text:style-name="T2268"><text:s/></text:span><text:a xlink:href="https://&lt;USERNAME&gt;:&lt;PASSWORD&gt;@github.com/path.git"><text:span text:style-name="T2270">HYPERLINK "https://</text:span><text:span text:style-name="T2271"><text:s/>HYPERLINK "https://&lt;USERNAME&gt;:&lt;PASSWORD&gt;@github.com/path.git"</text:span><text:span text:style-name="T2272">&lt;</text:span><text:span text:style-name="T2273"><text:s/>HYPERLINK "https://&lt;USERNAME&gt;:&lt;PASSWORD&gt;@github.com/path.git"</text:span><text:span text:style-name="T2274">USERNAME</text:span><text:span text:style-name="T2275"><text:s/>HYPERLINK "https://&lt;USERNAME&gt;:&lt;PASSWORD&gt;@github.com/path.git"</text:span><text:span text:style-name="T2276">&gt;</text:span><text:span text:style-name="T2277"><text:s/>HYPERLINK "https://&lt;USERNAME&gt;:&lt;PASSWORD&gt;@github.com/path.git"</text:span><text:span text:style-name="T2278">:</text:span><text:span text:style-name="T2279"><text:s/>HYPERLINK "https://&lt;USERNAME&gt;:&lt;PASSWORD&gt;@github.com/path.git"</text:span><text:span text:style-name="T2280">&lt;</text:span><text:span text:style-name="T2281"><text:s/>HYPERLINK "https://&lt;USERNAME&gt;:&lt;PASSWORD&gt;@github.com/path.git"</text:span><text:span text:style-name="T2282">PASSWORD</text:span><text:span text:style-name="T2283"><text:s/>HYPERLINK "https://&lt;USERNAME&gt;:&lt;PASSWORD&gt;@github.com/path.git"</text:span><text:span text:style-name="T2284">&gt;</text:span><text:span text:style-name="T2285"><text:s/>HYPERLINK "https://&lt;USERNAME&gt;:&lt;PASSWORD&gt;@github.com/path.git"</text:span><text:span text:style-name="T2286">@github.com/path.git"</text:span><text:span text:style-name="T2287"><text:s/>HYPERLINK "https://&lt;USERNAME&gt;:&lt;PASSWORD&gt;@github.com/path.git"</text:span><text:span text:style-name="T2288">&gt;</text:span></text:a><text:span text:style-name="T2289"><text:s/></text:span><text:a xlink:href="https://&lt;USERNAME&gt;:&lt;PASSWORD&gt;@github.com/path.git"><text:span text:style-name="T2291">HYPERLINK "https://</text:span><text:span text:style-name="T2292"><text:s/>HYPERLINK "https://&lt;USERNAME&gt;:&lt;PASSWORD&gt;@github.com/path.git"</text:span><text:span text:style-name="T2293">&lt;</text:span><text:span text:style-name="T2294"><text:s/>HYPERLINK "https://&lt;USERNAME&gt;:&lt;PASSWORD&gt;@github.com/path.git"</text:span><text:span text:style-name="T2295">USERNAME</text:span><text:span text:style-name="T2296"><text:s/>HYPERLINK "https://&lt;USERNAME&gt;:&lt;PASSWORD&gt;@github.com/path.git"</text:span><text:span text:style-name="T2297">&gt;</text:span><text:span text:style-name="T2298"><text:s/>HYPERLINK "https://&lt;USERNAME&gt;:&lt;PASSWORD&gt;@github.com/path.git"</text:span><text:span text:style-name="T2299">:</text:span><text:span text:style-name="T2300"><text:s/>HYPERLINK "https://&lt;USERNAME&gt;:&lt;PASSWORD&gt;@github.com/path.git"</text:span><text:span text:style-name="T2301">&lt;</text:span><text:span text:style-name="T2302"><text:s/>HYPERLINK "https://&lt;USERNAME&gt;:&lt;PASSWORD&gt;@github.com/path.git"</text:span><text:span text:style-name="T2303">PASSWORD</text:span><text:span text:style-name="T2304"><text:s/>HYPERLINK "https://&lt;USERNAME&gt;:&lt;PASSWORD&gt;@github.com/path.git"</text:span><text:span text:style-name="T2305">&gt;</text:span><text:span text:style-name="T2306"><text:s/>HYPERLINK "https://&lt;USERNAME&gt;:&lt;PASSWORD&gt;@github.com/path.git"</text:span><text:span text:style-name="T2307">@github.com/path.git"</text:span><text:span text:style-name="T2308"><text:s/>HYPERLINK "https://&lt;USERNAME&gt;:&lt;PASSWORD&gt;@github.com/path.git"</text:span><text:span text:style-name="T2309">@github.com/path.git"</text:span></text:a><text:span text:style-name="T2310"><text:s/></text:span><text:a xlink:href="https://&lt;USERNAME&gt;:&lt;PASSWORD&gt;@github.com/path.git"><text:span text:style-name="T2312">HYPERLINK "https://</text:span><text:span text:style-name="T2313"><text:s/>HYPERLINK "https://&lt;USERNAME&gt;:&lt;PASSWORD&gt;@github.com/path.git"</text:span><text:span text:style-name="T2314">&lt;</text:span><text:span text:style-name="T2315"><text:s/>HYPERLINK "https://&lt;USERNAME&gt;:&lt;PASSWORD&gt;@github.com/path.git"</text:span><text:span text:style-name="T2316">USERNAME</text:span><text:span text:style-name="T2317"><text:s/>HYPERLINK "https://&lt;USERNAME&gt;:&lt;PASSWORD&gt;@github.com/path.git"</text:span><text:span text:style-name="T2318">&gt;</text:span><text:span text:style-name="T2319"><text:s/>HYPERLINK "https://&lt;USERNAME&gt;:&lt;PASSWORD&gt;@github.com/path.git"</text:span><text:span text:style-name="T2320">:</text:span><text:span text:style-name="T2321"><text:s/>HYPERLINK "https://&lt;USERNAME&gt;:&lt;PASSWORD&gt;@github.com/path.git"</text:span><text:span text:style-name="T2322">&lt;</text:span><text:span text:style-name="T2323"><text:s/>HYPERLINK "https://&lt;USERNAME&gt;:&lt;PASSWORD&gt;@github.com/path.git"</text:span><text:span text:style-name="T2324">PASSWORD</text:span><text:span text:style-name="T2325"><text:s/>HYPERLINK "https://&lt;USERNAME&gt;:&lt;PASSWORD&gt;@github.com/path.git"</text:span><text:span text:style-name="T2326">&gt;</text:span><text:span text:style-name="T2327"><text:s/>HYPERLINK "https://&lt;USERNAME&gt;:&lt;PASSWORD&gt;@github.com/path.git"</text:span><text:span text:style-name="T2328">@github.com/path.git"</text:span><text:span text:style-name="T2329"><text:s/>HYPERLINK "https://&lt;USERNAME&gt;:&lt;PASSWORD&gt;@github.com/path.git"</text:span><text:span text:style-name="T2330">:</text:span></text:a><text:span text:style-name="T2331"><text:s/></text:span><text:a xlink:href="https://&lt;USERNAME&gt;:&lt;PASSWORD&gt;@github.com/path.git"><text:span text:style-name="T2333">HYPERLINK "https://</text:span></text:a><text:span text:style-name="T2334"><text:s/></text:span><text:a xlink:href="https://&lt;USERNAME&gt;:&lt;PASSWORD&gt;@github.com/path.git"><text:span text:style-name="T2336">HYPERLINK "https://</text:span><text:span text:style-name="T2337"><text:s/>HYPERLINK "https://&lt;USERNAME&gt;:&lt;PASSWORD&gt;@github.com/path.git"</text:span><text:span text:style-name="T2338">&lt;</text:span><text:span text:style-name="T2339"><text:s/>HYPERLINK "https://&lt;USERNAME&gt;:&lt;PASSWORD&gt;@github.com/path.git"</text:span><text:span text:style-name="T2340">USERNAME</text:span><text:span text:style-name="T2341"><text:s/>HYPERLINK "https://&lt;USERNAME&gt;:&lt;PASSWORD&gt;@github.com/path.git"</text:span><text:span text:style-name="T2342">&gt;</text:span><text:span text:style-name="T2343"><text:s/>HYPERLINK "https://&lt;USERNAME&gt;:&lt;PASSWORD&gt;@github.com/path.git"</text:span><text:span text:style-name="T2344">:</text:span><text:span text:style-name="T2345"><text:s/>HYPERLINK "https://&lt;USERNAME&gt;:&lt;PASSWORD&gt;@github.com/path.git"</text:span><text:span text:style-name="T2346">&lt;</text:span><text:span text:style-name="T2347"><text:s/>HYPERLINK "https://&lt;USERNAME&gt;:&lt;PASSWORD&gt;@github.com/path.git"</text:span><text:span text:style-name="T2348">PASSWORD</text:span><text:span text:style-name="T2349"><text:s/>HYPERLINK "https://&lt;USERNAME&gt;:&lt;PASSWORD&gt;@github.com/path.git"</text:span><text:span text:style-name="T2350">&gt;</text:span><text:span text:style-name="T2351"><text:s/>HYPERLINK "https://&lt;USERNAME&gt;:&lt;PASSWORD&gt;@github.com/path.git"</text:span><text:span text:style-name="T2352">@github.com/path.git"</text:span><text:span text:style-name="T2353"><text:s/>HYPERLINK "https://&lt;USERNAME&gt;:&lt;PASSWORD&gt;@github.com/path.git"</text:span><text:span text:style-name="T2354">&lt;</text:span></text:a><text:span text:style-name="T2355"><text:s/></text:span><text:a xlink:href="https://&lt;USERNAME&gt;:&lt;PASSWORD&gt;@github.com/path.git"><text:span text:style-name="T2357">HYPERLINK "https://</text:span><text:span text:style-name="T2358"><text:s/>HYPERLINK "https://&lt;USERNAME&gt;:&lt;PASSWORD&gt;@github.com/path.git"</text:span><text:span text:style-name="T2359">&lt;</text:span><text:span text:style-name="T2360"><text:s/>HYPERLINK "https://&lt;USERNAME&gt;:&lt;PASSWORD&gt;@github.com/path.git"</text:span><text:span text:style-name="T2361">USERNAME</text:span><text:span text:style-name="T2362"><text:s/>HYPERLINK "https://&lt;USERNAME&gt;:&lt;PASSWORD&gt;@github.com/path.git"</text:span><text:span text:style-name="T2363">&gt;</text:span><text:span text:style-name="T2364"><text:s/>HYPERLINK "https://&lt;USERNAME&gt;:&lt;PASSWORD&gt;@github.com/path.git"</text:span><text:span text:style-name="T2365">:</text:span><text:span text:style-name="T2366"><text:s/>HYPERLINK "https://&lt;USERNAME&gt;:&lt;PASSWORD&gt;@github.com/path.git"</text:span><text:span text:style-name="T2367">&lt;</text:span><text:span text:style-name="T2368"><text:s/>HYPERLINK "https://&lt;USERNAME&gt;:&lt;PASSWORD&gt;@github.com/path.git"</text:span><text:span text:style-name="T2369">PASSWORD</text:span><text:span text:style-name="T2370"><text:s/>HYPERLINK "https://&lt;USERNAME&gt;:&lt;PASSWORD&gt;@github.com/path.git"</text:span><text:span text:style-name="T2371">&gt;</text:span><text:span text:style-name="T2372"><text:s/>HYPERLINK "https://&lt;USERNAME&gt;:&lt;PASSWORD&gt;@github.com/path.git"</text:span><text:span text:style-name="T2373">@github.com/path.git"</text:span><text:span text:style-name="T2374"><text:s/>HYPERLINK "https://&lt;USERNAME&gt;:&lt;PASSWORD&gt;@github.com/path.git"</text:span><text:span text:style-name="T2375">USERNAME</text:span></text:a><text:span text:style-name="T2376"><text:s/></text:span><text:a xlink:href="https://&lt;USERNAME&gt;:&lt;PASSWORD&gt;@github.com/path.git"><text:span text:style-name="T2378">HYPERLINK "https://</text:span><text:span text:style-name="T2379"><text:s/>HYPERLINK "https://&lt;USERNAME&gt;:&lt;PASSWORD&gt;@github.com/path.git"</text:span><text:span text:style-name="T2380">&lt;</text:span><text:span text:style-name="T2381"><text:s/>HYPERLINK "https://&lt;USERNAME&gt;:&lt;PASSWORD&gt;@github.com/path.git"</text:span><text:span text:style-name="T2382">USERNAME</text:span><text:span text:style-name="T2383"><text:s/>HYPERLINK "https://&lt;USERNAME&gt;:&lt;PASSWORD&gt;@github.com/path.git"</text:span><text:span text:style-name="T2384">&gt;</text:span><text:span text:style-name="T2385"><text:s/>HYPERLINK "https://&lt;USERNAME&gt;:&lt;PASSWORD&gt;@github.com/path.git"</text:span><text:span text:style-name="T2386">:</text:span><text:span text:style-name="T2387"><text:s/>HYPERLINK "https://&lt;USERNAME&gt;:&lt;PASSWORD&gt;@github.com/path.git"</text:span><text:span text:style-name="T2388">&lt;</text:span><text:span text:style-name="T2389"><text:s/>HYPERLINK "https://&lt;USERNAME&gt;:&lt;PASSWORD&gt;@github.com/path.git"</text:span><text:span text:style-name="T2390">PASSWORD</text:span><text:span text:style-name="T2391"><text:s/>HYPERLINK "https://&lt;USERNAME&gt;:&lt;PASSWORD&gt;@github.com/path.git"</text:span><text:span text:style-name="T2392">&gt;</text:span><text:span text:style-name="T2393"><text:s/>HYPERLINK "https://&lt;USERNAME&gt;:&lt;PASSWORD&gt;@github.com/path.git"</text:span><text:span text:style-name="T2394">@github.com/path.git"</text:span><text:span text:style-name="T2395"><text:s/>HYPERLINK "https://&lt;USERNAME&gt;:&lt;PASSWORD&gt;@github.com/path.git"</text:span><text:span text:style-name="T2396">&gt;</text:span></text:a><text:span text:style-name="T2397"><text:s/></text:span><text:a xlink:href="https://&lt;USERNAME&gt;:&lt;PASSWORD&gt;@github.com/path.git"><text:span text:style-name="T2399">HYPERLINK "https://</text:span><text:span text:style-name="T2400"><text:s/>HYPERLINK "https://&lt;USERNAME&gt;:&lt;PASSWORD&gt;@github.com/path.git"</text:span><text:span text:style-name="T2401">&lt;</text:span><text:span text:style-name="T2402"><text:s/>HYPERLINK "https://&lt;USERNAME&gt;:&lt;PASSWORD&gt;@github.com/path.git"</text:span><text:span text:style-name="T2403">USERNAME</text:span><text:span text:style-name="T2404"><text:s/>HYPERLINK "https://&lt;USERNAME&gt;:&lt;PASSWORD&gt;@github.com/path.git"</text:span><text:span text:style-name="T2405">&gt;</text:span><text:span text:style-name="T2406"><text:s/>HYPERLINK "https://&lt;USERNAME&gt;:&lt;PASSWORD&gt;@github.com/path.git"</text:span><text:span text:style-name="T2407">:</text:span><text:span text:style-name="T2408"><text:s/>HYPERLINK "https://&lt;USERNAME&gt;:&lt;PASSWORD&gt;@github.com/path.git"</text:span><text:span text:style-name="T2409">&lt;</text:span><text:span text:style-name="T2410"><text:s/>HYPERLINK "https://&lt;USERNAME&gt;:&lt;PASSWORD&gt;@github.com/path.git"</text:span><text:span text:style-name="T2411">PASSWORD</text:span><text:span text:style-name="T2412"><text:s/>HYPERLINK "https://&lt;USERNAME&gt;:&lt;PASSWORD&gt;@github.com/path.git"</text:span><text:span text:style-name="T2413">&gt;</text:span><text:span text:style-name="T2414"><text:s/>HYPERLINK "https://&lt;USERNAME&gt;:&lt;PASSWORD&gt;@github.com/path.git"</text:span><text:span text:style-name="T2415">@github.com/path.git"</text:span><text:span text:style-name="T2416"><text:s/>HYPERLINK "https://&lt;USERNAME&gt;:&lt;PASSWORD&gt;@github.com/path.git"</text:span><text:span text:style-name="T2417">:</text:span></text:a><text:span text:style-name="T2418"><text:s/></text:span><text:a xlink:href="https://&lt;USERNAME&gt;:&lt;PASSWORD&gt;@github.com/path.git"><text:span text:style-name="T2420">HYPERLINK "https://</text:span><text:span text:style-name="T2421"><text:s/>HYPERLINK "https://&lt;USERNAME&gt;:&lt;PASSWORD&gt;@github.com/path.git"</text:span><text:span text:style-name="T2422">&lt;</text:span><text:span text:style-name="T2423"><text:s/>HYPERLINK "https://&lt;USERNAME&gt;:&lt;PASSWORD&gt;@github.com/path.git"</text:span><text:span text:style-name="T2424">USERNAME</text:span><text:span text:style-name="T2425"><text:s/>HYPERLINK "https://&lt;USERNAME&gt;:&lt;PASSWORD&gt;@github.com/path.git"</text:span><text:span text:style-name="T2426">&gt;</text:span><text:span text:style-name="T2427"><text:s/>HYPERLINK "https://&lt;USERNAME&gt;:&lt;PASSWORD&gt;@github.com/path.git"</text:span><text:span text:style-name="T2428">:</text:span><text:span text:style-name="T2429"><text:s/>HYPERLINK "https://&lt;USERNAME&gt;:&lt;PASSWORD&gt;@github.com/path.git"</text:span><text:span text:style-name="T2430">&lt;</text:span><text:span text:style-name="T2431"><text:s/>HYPERLINK "https://&lt;USERNAME&gt;:&lt;PASSWORD&gt;@github.com/path.git"</text:span><text:span text:style-name="T2432">PASSWORD</text:span><text:span text:style-name="T2433"><text:s/>HYPERLINK "https://&lt;USERNAME&gt;:&lt;PASSWORD&gt;@github.com/path.git"</text:span><text:span text:style-name="T2434">&gt;</text:span><text:span text:style-name="T2435"><text:s/>HYPERLINK "https://&lt;USERNAME&gt;:&lt;PASSWORD&gt;@github.com/path.git"</text:span><text:span text:style-name="T2436">@github.com/path.git"</text:span><text:span text:style-name="T2437"><text:s/>HYPERLINK "https://&lt;USERNAME&gt;:&lt;PASSWORD&gt;@github.com/path.git"</text:span><text:span text:style-name="T2438">&lt;</text:span></text:a><text:span text:style-name="T2439"><text:s/></text:span><text:a xlink:href="https://&lt;USERNAME&gt;:&lt;PASSWORD&gt;@github.com/path.git"><text:span text:style-name="T2441">HYPERLINK "https://</text:span><text:span text:style-name="T2442"><text:s/>HYPERLINK "https://&lt;USERNAME&gt;:&lt;PASSWORD&gt;@github.com/path.git"</text:span><text:span text:style-name="T2443">&lt;</text:span><text:span text:style-name="T2444"><text:s/>HYPERLINK "https://&lt;USERNAME&gt;:&lt;PASSWORD&gt;@github.com/path.git"</text:span><text:span text:style-name="T2445">USERNAME</text:span><text:span text:style-name="T2446"><text:s/>HYPERLINK "https://&lt;USERNAME&gt;:&lt;PASSWORD&gt;@github.com/path.git"</text:span><text:span text:style-name="T2447">&gt;</text:span><text:span text:style-name="T2448"><text:s/>HYPERLINK "https://&lt;USERNAME&gt;:&lt;PASSWORD&gt;@github.com/path.git"</text:span><text:span text:style-name="T2449">:</text:span><text:span text:style-name="T2450"><text:s/>HYPERLINK "https://&lt;USERNAME&gt;:&lt;PASSWORD&gt;@github.com/path.git"</text:span><text:span text:style-name="T2451">&lt;</text:span><text:span text:style-name="T2452"><text:s/>HYPERLINK "https://&lt;USERNAME&gt;:&lt;PASSWORD&gt;@github.com/path.git"</text:span><text:span text:style-name="T2453">PASSWORD</text:span><text:span text:style-name="T2454"><text:s/>HYPERLINK "https://&lt;USERNAME&gt;:&lt;PASSWORD&gt;@github.com/path.git"</text:span><text:span text:style-name="T2455">&gt;</text:span><text:span text:style-name="T2456"><text:s/>HYPERLINK "https://&lt;USERNAME&gt;:&lt;PASSWORD&gt;@github.com/path.git"</text:span><text:span text:style-name="T2457">@github.com/path.git"</text:span><text:span text:style-name="T2458"><text:s/>HYPERLINK "https://&lt;USERNAME&gt;:&lt;PASSWORD&gt;@github.com/path.git"</text:span><text:span text:style-name="T2459">PASSWORD</text:span></text:a><text:span text:style-name="T2460"><text:s/></text:span><text:a xlink:href="https://&lt;USERNAME&gt;:&lt;PASSWORD&gt;@github.com/path.git"><text:span text:style-name="T2462">HYPERLINK "https://</text:span><text:span text:style-name="T2463"><text:s/>HYPERLINK "https://&lt;USERNAME&gt;:&lt;PASSWORD&gt;@github.com/path.git"</text:span><text:span text:style-name="T2464">&lt;</text:span><text:span text:style-name="T2465"><text:s/>HYPERLINK "https://&lt;USERNAME&gt;:&lt;PASSWORD&gt;@github.com/path.git"</text:span><text:span text:style-name="T2466">USERNAME</text:span><text:span text:style-name="T2467"><text:s/>HYPERLINK "https://&lt;USERNAME&gt;:&lt;PASSWORD&gt;@github.com/path.git"</text:span><text:span text:style-name="T2468">&gt;</text:span><text:span text:style-name="T2469"><text:s/>HYPERLINK "https://&lt;USERNAME&gt;:&lt;PASSWORD&gt;@github.com/path.git"</text:span><text:span text:style-name="T2470">:</text:span><text:span text:style-name="T2471"><text:s/>HYPERLINK "https://&lt;USERNAME&gt;:&lt;PASSWORD&gt;@github.com/path.git"</text:span><text:span text:style-name="T2472">&lt;</text:span><text:span text:style-name="T2473"><text:s/>HYPERLINK "https://&lt;USERNAME&gt;:&lt;PASSWORD&gt;@github.com/path.git"</text:span><text:span text:style-name="T2474">PASSWORD</text:span><text:span text:style-name="T2475"><text:s/>HYPERLINK "https://&lt;USERNAME&gt;:&lt;PASSWORD&gt;@github.com/path.git"</text:span><text:span text:style-name="T2476">&gt;</text:span><text:span text:style-name="T2477"><text:s/>HYPERLINK "https://&lt;USERNAME&gt;:&lt;PASSWORD&gt;@github.com/path.git"</text:span><text:span text:style-name="T2478">@github.com/path.git"</text:span><text:span text:style-name="T2479"><text:s/>HYPERLINK "https://&lt;USERNAME&gt;:&lt;PASSWORD&gt;@github.com/path.git"</text:span><text:span text:style-name="T2480">&gt;</text:span></text:a><text:span text:style-name="T2481"><text:s/></text:span><text:a xlink:href="https://&lt;USERNAME&gt;:&lt;PASSWORD&gt;@github.com/path.git"><text:span text:style-name="T2483">HYPERLINK "https://</text:span><text:span text:style-name="T2484"><text:s/>HYPERLINK "https://&lt;USERNAME&gt;:&lt;PASSWORD&gt;@github.com/path.git"</text:span><text:span text:style-name="T2485">&lt;</text:span><text:span text:style-name="T2486"><text:s/>HYPERLINK "https://&lt;USERNAME&gt;:&lt;PASSWORD&gt;@github.com/path.git"</text:span><text:span text:style-name="T2487">USERNAME</text:span><text:span text:style-name="T2488"><text:s/>HYPERLINK "https://&lt;USERNAME&gt;:&lt;PASSWORD&gt;@github.com/path.git"</text:span><text:span text:style-name="T2489">&gt;</text:span><text:span text:style-name="T2490"><text:s/>HYPERLINK "https://&lt;USERNAME&gt;:&lt;PASSWORD&gt;@github.com/path.git"</text:span><text:span text:style-name="T2491">:</text:span><text:span text:style-name="T2492"><text:s/>HYPERLINK "https://&lt;USERNAME&gt;:&lt;PASSWORD&gt;@github.com/path.git"</text:span><text:span text:style-name="T2493">&lt;</text:span><text:span text:style-name="T2494"><text:s/>HYPERLINK "https://&lt;USERNAME&gt;:&lt;PASSWORD&gt;@github.com/path.git"</text:span><text:span text:style-name="T2495">PASSWORD</text:span><text:span text:style-name="T2496"><text:s/>HYPERLINK "https://&lt;USERNAME&gt;:&lt;PASSWORD&gt;@github.com/path.git"</text:span><text:span text:style-name="T2497">&gt;</text:span><text:span text:style-name="T2498"><text:s/>HYPERLINK "https://&lt;USERNAME&gt;:&lt;PASSWORD&gt;@github.com/path.git"</text:span><text:span text:style-name="T2499">@github.com/path.git"</text:span><text:span text:style-name="T2500"><text:s/>HYPERLINK "https://&lt;USERNAME&gt;:&lt;PASSWORD&gt;@github.com/path.git"</text:span><text:span text:style-name="T2501">@github.com/path.git"</text:span></text:a><text:span text:style-name="T2502"><text:s/></text:span><text:a xlink:href="https://&lt;USERNAME&gt;:&lt;PASSWORD&gt;@github.com/path.git"><text:span text:style-name="T2504">HYPERLINK "https://</text:span><text:span text:style-name="T2505"><text:s/>HYPERLINK "https://&lt;USERNAME&gt;:&lt;PASSWORD&gt;@github.com/path.git"</text:span><text:span text:style-name="T2506">&lt;</text:span><text:span text:style-name="T2507"><text:s/>HYPERLINK "https://&lt;USERNAME&gt;:&lt;PASSWORD&gt;@github.com/path.git"</text:span><text:span text:style-name="T2508">USERNAME</text:span><text:span text:style-name="T2509"><text:s/>HYPERLINK "https://&lt;USERNAME&gt;:&lt;PASSWORD&gt;@github.com/path.git"</text:span><text:span text:style-name="T2510">&gt;</text:span><text:span text:style-name="T2511"><text:s/>HYPERLINK "https://&lt;USERNAME&gt;:&lt;PASSWORD&gt;@github.com/path.git"</text:span><text:span text:style-name="T2512">:</text:span><text:span text:style-name="T2513"><text:s/>HYPERLINK "https://&lt;USERNAME&gt;:&lt;PASSWORD&gt;@github.com/path.git"</text:span><text:span text:style-name="T2514">&lt;</text:span><text:span text:style-name="T2515"><text:s/>HYPERLINK "https://&lt;USERNAME&gt;:&lt;PASSWORD&gt;@github.com/path.git"</text:span><text:span text:style-name="T2516">PASSWORD</text:span><text:span text:style-name="T2517"><text:s/>HYPERLINK "https://&lt;USERNAME&gt;:&lt;PASSWORD&gt;@github.com/path.git"</text:span><text:span text:style-name="T2518">&gt;</text:span><text:span text:style-name="T2519"><text:s/>HYPERLINK "https://&lt;USERNAME&gt;:&lt;PASSWORD&gt;@github.com/path.git"</text:span><text:span text:style-name="T2520">@github.com/path.git"</text:span><text:span text:style-name="T2521"><text:s/>HYPERLINK "https://&lt;USERNAME&gt;:&lt;PASSWORD&gt;@github.com/path.git"</text:span><text:span text:style-name="T2522">&lt;</text:span></text:a><text:span text:style-name="T2523"><text:s/></text:span><text:a xlink:href="https://&lt;USERNAME&gt;:&lt;PASSWORD&gt;@github.com/path.git"><text:span text:style-name="T2525">HYPERLINK "https://</text:span></text:a><text:span text:style-name="T2526"><text:s/></text:span><text:a xlink:href="https://&lt;USERNAME&gt;:&lt;PASSWORD&gt;@github.com/path.git"><text:span text:style-name="T2528">HYPERLINK "https://</text:span><text:span text:style-name="T2529"><text:s/>HYPERLINK "https://&lt;USERNAME&gt;:&lt;PASSWORD&gt;@github.com/path.git"</text:span><text:span text:style-name="T2530">&lt;</text:span><text:span text:style-name="T2531"><text:s/>HYPERLINK "https://&lt;USERNAME&gt;:&lt;PASSWORD&gt;@github.com/path.git"</text:span><text:span text:style-name="T2532">USERNAME</text:span><text:span text:style-name="T2533"><text:s/>HYPERLINK "https://&lt;USERNAME&gt;:&lt;PASSWORD&gt;@github.com/path.git"</text:span><text:span text:style-name="T2534">&gt;</text:span><text:span text:style-name="T2535"><text:s/>HYPERLINK "https://&lt;USERNAME&gt;:&lt;PASSWORD&gt;@github.com/path.git"</text:span><text:span text:style-name="T2536">:</text:span><text:span text:style-name="T2537"><text:s/>HYPERLINK "https://&lt;USERNAME&gt;:&lt;PASSWORD&gt;@github.com/path.git"</text:span><text:span text:style-name="T2538">&lt;</text:span><text:span text:style-name="T2539"><text:s/>HYPERLINK "https://&lt;USERNAME&gt;:&lt;PASSWORD&gt;@github.com/path.git"</text:span><text:span text:style-name="T2540">PASSWORD</text:span><text:span text:style-name="T2541"><text:s/>HYPERLINK "https://&lt;USERNAME&gt;:&lt;PASSWORD&gt;@github.com/path.git"</text:span><text:span text:style-name="T2542">&gt;</text:span><text:span text:style-name="T2543"><text:s/>HYPERLINK "https://&lt;USERNAME&gt;:&lt;PASSWORD&gt;@github.com/path.git"</text:span><text:span text:style-name="T2544">@github.com/path.git"</text:span><text:span text:style-name="T2545"><text:s/>HYPERLINK "https://&lt;USERNAME&gt;:&lt;PASSWORD&gt;@github.com/path.git"</text:span><text:span text:style-name="T2546">&lt;</text:span></text:a><text:span text:style-name="T2547"><text:s/></text:span><text:a xlink:href="https://&lt;USERNAME&gt;:&lt;PASSWORD&gt;@github.com/path.git"><text:span text:style-name="T2549">HYPERLINK "https://</text:span><text:span text:style-name="T2550"><text:s/>HYPERLINK "https://&lt;USERNAME&gt;:&lt;PASSWORD&gt;@github.com/path.git"</text:span><text:span text:style-name="T2551">&lt;</text:span><text:span text:style-name="T2552"><text:s/>HYPERLINK "https://&lt;USERNAME&gt;:&lt;PASSWORD&gt;@github.com/path.git"</text:span><text:span text:style-name="T2553">USERNAME</text:span><text:span text:style-name="T2554"><text:s/>HYPERLINK "https://&lt;USERNAME&gt;:&lt;PASSWORD&gt;@github.com/path.git"</text:span><text:span text:style-name="T2555">&gt;</text:span><text:span text:style-name="T2556"><text:s/>HYPERLINK "https://&lt;USERNAME&gt;:&lt;PASSWORD&gt;@github.com/path.git"</text:span><text:span text:style-name="T2557">:</text:span><text:span text:style-name="T2558"><text:s/>HYPERLINK "https://&lt;USERNAME&gt;:&lt;PASSWORD&gt;@github.com/path.git"</text:span><text:span text:style-name="T2559">&lt;</text:span><text:span text:style-name="T2560"><text:s/>HYPERLINK "https://&lt;USERNAME&gt;:&lt;PASSWORD&gt;@github.com/path.git"</text:span><text:span text:style-name="T2561">PASSWORD</text:span><text:span text:style-name="T2562"><text:s/>HYPERLINK "https://&lt;USERNAME&gt;:&lt;PASSWORD&gt;@github.com/path.git"</text:span><text:span text:style-name="T2563">&gt;</text:span><text:span text:style-name="T2564"><text:s/>HYPERLINK "https://&lt;USERNAME&gt;:&lt;PASSWORD&gt;@github.com/path.git"</text:span><text:span text:style-name="T2565">@github.com/path.git"</text:span><text:span text:style-name="T2566"><text:s/>HYPERLINK "https://&lt;USERNAME&gt;:&lt;PASSWORD&gt;@github.com/path.git"</text:span><text:span text:style-name="T2567">USERNAME</text:span></text:a><text:span text:style-name="T2568"><text:s/></text:span><text:a xlink:href="https://&lt;USERNAME&gt;:&lt;PASSWORD&gt;@github.com/path.git"><text:span text:style-name="T2570">HYPERLINK "https://</text:span><text:span text:style-name="T2571"><text:s/>HYPERLINK "https://&lt;USERNAME&gt;:&lt;PASSWORD&gt;@github.com/path.git"</text:span><text:span text:style-name="T2572">&lt;</text:span><text:span text:style-name="T2573"><text:s/>HYPERLINK "https://&lt;USERNAME&gt;:&lt;PASSWORD&gt;@github.com/path.git"</text:span><text:span text:style-name="T2574">USERNAME</text:span><text:span text:style-name="T2575"><text:s/>HYPERLINK "https://&lt;USERNAME&gt;:&lt;PASSWORD&gt;@github.com/path.git"</text:span><text:span text:style-name="T2576">&gt;</text:span><text:span text:style-name="T2577"><text:s/>HYPERLINK "https://&lt;USERNAME&gt;:&lt;PASSWORD&gt;@github.com/path.git"</text:span><text:span text:style-name="T2578">:</text:span><text:span text:style-name="T2579"><text:s/>HYPERLINK "https://&lt;USERNAME&gt;:&lt;PASSWORD&gt;@github.com/path.git"</text:span><text:span text:style-name="T2580">&lt;</text:span><text:span text:style-name="T2581"><text:s/>HYPERLINK "https://&lt;USERNAME&gt;:&lt;PASSWORD&gt;@github.com/path.git"</text:span><text:span text:style-name="T2582">PASSWORD</text:span><text:span text:style-name="T2583"><text:s/>HYPERLINK "https://&lt;USERNAME&gt;:&lt;PASSWORD&gt;@github.com/path.git"</text:span><text:span text:style-name="T2584">&gt;</text:span><text:span text:style-name="T2585"><text:s/>HYPERLINK "https://&lt;USERNAME&gt;:&lt;PASSWORD&gt;@github.com/path.git"</text:span><text:span text:style-name="T2586">@github.com/path.git"</text:span><text:span text:style-name="T2587"><text:s/>HYPERLINK "https://&lt;USERNAME&gt;:&lt;PASSWORD&gt;@github.com/path.git"</text:span><text:span text:style-name="T2588">&gt;</text:span></text:a><text:span text:style-name="T2589"><text:s/></text:span><text:a xlink:href="https://&lt;USERNAME&gt;:&lt;PASSWORD&gt;@github.com/path.git"><text:span text:style-name="T2591">HYPERLINK "https://</text:span><text:span text:style-name="T2592"><text:s/>HYPERLINK "https://&lt;USERNAME&gt;:&lt;PASSWORD&gt;@github.com/path.git"</text:span><text:span text:style-name="T2593">&lt;</text:span><text:span text:style-name="T2594"><text:s/>HYPERLINK "https://&lt;USERNAME&gt;:&lt;PASSWORD&gt;@github.com/path.git"</text:span><text:span text:style-name="T2595">USERNAME</text:span><text:span text:style-name="T2596"><text:s/>HYPERLINK "https://&lt;USERNAME&gt;:&lt;PASSWORD&gt;@github.com/path.git"</text:span><text:span text:style-name="T2597">&gt;</text:span><text:span text:style-name="T2598"><text:s/>HYPERLINK "https://&lt;USERNAME&gt;:&lt;PASSWORD&gt;@github.com/path.git"</text:span><text:span text:style-name="T2599">:</text:span><text:span text:style-name="T2600"><text:s/>HYPERLINK "https://&lt;USERNAME&gt;:&lt;PASSWORD&gt;@github.com/path.git"</text:span><text:span text:style-name="T2601">&lt;</text:span><text:span text:style-name="T2602"><text:s/>HYPERLINK "https://&lt;USERNAME&gt;:&lt;PASSWORD&gt;@github.com/path.git"</text:span><text:span text:style-name="T2603">PASSWORD</text:span><text:span text:style-name="T2604"><text:s/>HYPERLINK "https://&lt;USERNAME&gt;:&lt;PASSWORD&gt;@github.com/path.git"</text:span><text:span text:style-name="T2605">&gt;</text:span><text:span text:style-name="T2606"><text:s/>HYPERLINK "https://&lt;USERNAME&gt;:&lt;PASSWORD&gt;@github.com/path.git"</text:span><text:span text:style-name="T2607">@github.com/path.git"</text:span><text:span text:style-name="T2608"><text:s/>HYPERLINK "https://&lt;USERNAME&gt;:&lt;PASSWORD&gt;@github.com/path.git"</text:span><text:span text:style-name="T2609">:</text:span></text:a><text:span text:style-name="T2610"><text:s/></text:span><text:a xlink:href="https://&lt;USERNAME&gt;:&lt;PASSWORD&gt;@github.com/path.git"><text:span text:style-name="T2612">HYPERLINK "https://</text:span><text:span text:style-name="T2613"><text:s/>HYPERLINK "https://&lt;USERNAME&gt;:&lt;PASSWORD&gt;@github.com/path.git"</text:span><text:span text:style-name="T2614">&lt;</text:span><text:span text:style-name="T2615"><text:s/>HYPERLINK "https://&lt;USERNAME&gt;:&lt;PASSWORD&gt;@github.com/path.git"</text:span><text:span text:style-name="T2616">USERNAME</text:span><text:span text:style-name="T2617"><text:s/>HYPERLINK "https://&lt;USERNAME&gt;:&lt;PASSWORD&gt;@github.com/path.git"</text:span><text:span text:style-name="T2618">&gt;</text:span><text:span text:style-name="T2619"><text:s/>HYPERLINK "https://&lt;USERNAME&gt;:&lt;PASSWORD&gt;@github.com/path.git"</text:span><text:span text:style-name="T2620">:</text:span><text:span text:style-name="T2621"><text:s/>HYPERLINK "https://&lt;USERNAME&gt;:&lt;PASSWORD&gt;@github.com/path.git"</text:span><text:span text:style-name="T2622">&lt;</text:span><text:span text:style-name="T2623"><text:s/>HYPERLINK "https://&lt;USERNAME&gt;:&lt;PASSWORD&gt;@github.com/path.git"</text:span><text:span text:style-name="T2624">PASSWORD</text:span><text:span text:style-name="T2625"><text:s/>HYPERLINK "https://&lt;USERNAME&gt;:&lt;PASSWORD&gt;@github.com/path.git"</text:span><text:span text:style-name="T2626">&gt;</text:span><text:span text:style-name="T2627"><text:s/>HYPERLINK "https://&lt;USERNAME&gt;:&lt;PASSWORD&gt;@github.com/path.git"</text:span><text:span text:style-name="T2628">@github.com/path.git"</text:span><text:span text:style-name="T2629"><text:s/>HYPERLINK "https://&lt;USERNAME&gt;:&lt;PASSWORD&gt;@github.com/path.git"</text:span><text:span text:style-name="T2630">&lt;</text:span></text:a><text:span text:style-name="T2631"><text:s/></text:span><text:a xlink:href="https://&lt;USERNAME&gt;:&lt;PASSWORD&gt;@github.com/path.git"><text:span text:style-name="T2633">HYPERLINK "https://</text:span><text:span text:style-name="T2634"><text:s/>HYPERLINK "https://&lt;USERNAME&gt;:&lt;PASSWORD&gt;@github.com/path.git"</text:span><text:span text:style-name="T2635">&lt;</text:span><text:span text:style-name="T2636"><text:s/>HYPERLINK "https://&lt;USERNAME&gt;:&lt;PASSWORD&gt;@github.com/path.git"</text:span><text:span text:style-name="T2637">USERNAME</text:span><text:span text:style-name="T2638"><text:s/>HYPERLINK "https://&lt;USERNAME&gt;:&lt;PASSWORD&gt;@github.com/path.git"</text:span><text:span text:style-name="T2639">&gt;</text:span><text:span text:style-name="T2640"><text:s/>HYPERLINK "https://&lt;USERNAME&gt;:&lt;PASSWORD&gt;@github.com/path.git"</text:span><text:span text:style-name="T2641">:</text:span><text:span text:style-name="T2642"><text:s/>HYPERLINK "https://&lt;USERNAME&gt;:&lt;PASSWORD&gt;@github.com/path.git"</text:span><text:span text:style-name="T2643">&lt;</text:span><text:span text:style-name="T2644"><text:s/>HYPERLINK "https://&lt;USERNAME&gt;:&lt;PASSWORD&gt;@github.com/path.git"</text:span><text:span text:style-name="T2645">PASSWORD</text:span><text:span text:style-name="T2646"><text:s/>HYPERLINK "https://&lt;USERNAME&gt;:&lt;PASSWORD&gt;@github.com/path.git"</text:span><text:span text:style-name="T2647">&gt;</text:span><text:span text:style-name="T2648"><text:s/>HYPERLINK "https://&lt;USERNAME&gt;:&lt;PASSWORD&gt;@github.com/path.git"</text:span><text:span text:style-name="T2649">@github.com/path.git"</text:span><text:span text:style-name="T2650"><text:s/>HYPERLINK "https://&lt;USERNAME&gt;:&lt;PASSWORD&gt;@github.com/path.git"</text:span><text:span text:style-name="T2651">PASSWORD</text:span></text:a><text:span text:style-name="T2652"><text:s/></text:span><text:a xlink:href="https://&lt;USERNAME&gt;:&lt;PASSWORD&gt;@github.com/path.git"><text:span text:style-name="T2654">HYPERLINK "https://</text:span><text:span text:style-name="T2655"><text:s/>HYPERLINK "https://&lt;USERNAME&gt;:&lt;PASSWORD&gt;@github.com/path.git"</text:span><text:span text:style-name="T2656">&lt;</text:span><text:span text:style-name="T2657"><text:s/>HYPERLINK "https://&lt;USERNAME&gt;:&lt;PASSWORD&gt;@github.com/path.git"</text:span><text:span text:style-name="T2658">USERNAME</text:span><text:span text:style-name="T2659"><text:s/>HYPERLINK "https://&lt;USERNAME&gt;:&lt;PASSWORD&gt;@github.com/path.git"</text:span><text:span text:style-name="T2660">&gt;</text:span><text:span text:style-name="T2661"><text:s/>HYPERLINK "https://&lt;USERNAME&gt;:&lt;PASSWORD&gt;@github.com/path.git"</text:span><text:span text:style-name="T2662">:</text:span><text:span text:style-name="T2663"><text:s/>HYPERLINK "https://&lt;USERNAME&gt;:&lt;PASSWORD&gt;@github.com/path.git"</text:span><text:span text:style-name="T2664">&lt;</text:span><text:span text:style-name="T2665"><text:s/>HYPERLINK "https://&lt;USERNAME&gt;:&lt;PASSWORD&gt;@github.com/path.git"</text:span><text:span text:style-name="T2666">PASSWORD</text:span><text:span text:style-name="T2667"><text:s/>HYPERLINK "https://&lt;USERNAME&gt;:&lt;PASSWORD&gt;@github.com/path.git"</text:span><text:span text:style-name="T2668">&gt;</text:span><text:span text:style-name="T2669"><text:s/>HYPERLINK "https://&lt;USERNAME&gt;:&lt;PASSWORD&gt;@github.com/path.git"</text:span><text:span text:style-name="T2670">@github.com/path.git"</text:span><text:span text:style-name="T2671"><text:s/>HYPERLINK "https://&lt;USERNAME&gt;:&lt;PASSWORD&gt;@github.com/path.git"</text:span><text:span text:style-name="T2672">&gt;</text:span></text:a><text:span text:style-name="T2673"><text:s/></text:span><text:a xlink:href="https://&lt;USERNAME&gt;:&lt;PASSWORD&gt;@github.com/path.git"><text:span text:style-name="T2675">HYPERLINK "https://</text:span><text:span text:style-name="T2676"><text:s/>HYPERLINK "https://&lt;USERNAME&gt;:&lt;PASSWORD&gt;@github.com/path.git"</text:span><text:span text:style-name="T2677">&lt;</text:span><text:span text:style-name="T2678"><text:s/>HYPERLINK "https://&lt;USERNAME&gt;:&lt;PASSWORD&gt;@github.com/path.git"</text:span><text:span text:style-name="T2679">USERNAME</text:span><text:span text:style-name="T2680"><text:s/>HYPERLINK "https://&lt;USERNAME&gt;:&lt;PASSWORD&gt;@github.com/path.git"</text:span><text:span text:style-name="T2681">&gt;</text:span><text:span text:style-name="T2682"><text:s/>HYPERLINK "https://&lt;USERNAME&gt;:&lt;PASSWORD&gt;@github.com/path.git"</text:span><text:span text:style-name="T2683">:</text:span><text:span text:style-name="T2684"><text:s/>HYPERLINK "https://&lt;USERNAME&gt;:&lt;PASSWORD&gt;@github.com/path.git"</text:span><text:span text:style-name="T2685">&lt;</text:span><text:span text:style-name="T2686"><text:s/>HYPERLINK "https://&lt;USERNAME&gt;:&lt;PASSWORD&gt;@github.com/path.git"</text:span><text:span text:style-name="T2687">PASSWORD</text:span><text:span text:style-name="T2688"><text:s/>HYPERLINK "https://&lt;USERNAME&gt;:&lt;PASSWORD&gt;@github.com/path.git"</text:span><text:span text:style-name="T2689">&gt;</text:span><text:span text:style-name="T2690"><text:s/>HYPERLINK "https://&lt;USERNAME&gt;:&lt;PASSWORD&gt;@github.com/path.git"</text:span><text:span text:style-name="T2691">@github.com/path.git"</text:span><text:span text:style-name="T2692"><text:s/>HYPERLINK "https://&lt;USERNAME&gt;:&lt;PASSWORD&gt;@github.com/path.git"</text:span><text:span text:style-name="T2693">@github.com/path.git"</text:span></text:a><text:span text:style-name="T2694"><text:s/></text:span><text:a xlink:href="https://&lt;USERNAME&gt;:&lt;PASSWORD&gt;@github.com/path.git"><text:span text:style-name="T2696">HYPERLINK "https://</text:span><text:span text:style-name="T2697"><text:s/>HYPERLINK "https://&lt;USERNAME&gt;:&lt;PASSWORD&gt;@github.com/path.git"</text:span><text:span text:style-name="T2698">&lt;</text:span><text:span text:style-name="T2699"><text:s/>HYPERLINK "https://&lt;USERNAME&gt;:&lt;PASSWORD&gt;@github.com/path.git"</text:span><text:span text:style-name="T2700">USERNAME</text:span><text:span text:style-name="T2701"><text:s/>HYPERLINK "https://&lt;USERNAME&gt;:&lt;PASSWORD&gt;@github.com/path.git"</text:span><text:span text:style-name="T2702">&gt;</text:span><text:span text:style-name="T2703"><text:s/>HYPERLINK "https://&lt;USERNAME&gt;:&lt;PASSWORD&gt;@github.com/path.git"</text:span><text:span text:style-name="T2704">:</text:span><text:span text:style-name="T2705"><text:s/>HYPERLINK "https://&lt;USERNAME&gt;:&lt;PASSWORD&gt;@github.com/path.git"</text:span><text:span text:style-name="T2706">&lt;</text:span><text:span text:style-name="T2707"><text:s/>HYPERLINK "https://&lt;USERNAME&gt;:&lt;PASSWORD&gt;@github.com/path.git"</text:span><text:span text:style-name="T2708">PASSWORD</text:span><text:span text:style-name="T2709"><text:s/>HYPERLINK "https://&lt;USERNAME&gt;:&lt;PASSWORD&gt;@github.com/path.git"</text:span><text:span text:style-name="T2710">&gt;</text:span><text:span text:style-name="T2711"><text:s/>HYPERLINK "https://&lt;USERNAME&gt;:&lt;PASSWORD&gt;@github.com/path.git"</text:span><text:span text:style-name="T2712">@github.com/path.git"</text:span><text:span text:style-name="T2713"><text:s/>HYPERLINK "https://&lt;USERNAME&gt;:&lt;PASSWORD&gt;@github.com/path.git"</text:span><text:span text:style-name="T2714">PASSWORD</text:span></text:a><text:span text:style-name="T2715"><text:s/></text:span><text:a xlink:href="https://&lt;USERNAME&gt;:&lt;PASSWORD&gt;@github.com/path.git"><text:span text:style-name="T2717">HYPERLINK "https://</text:span></text:a><text:span text:style-name="T2718"><text:s/></text:span><text:a xlink:href="https://&lt;USERNAME&gt;:&lt;PASSWORD&gt;@github.com/path.git"><text:span text:style-name="T2720">HYPERLINK "https://</text:span><text:span text:style-name="T2721"><text:s/>HYPERLINK "https://&lt;USERNAME&gt;:&lt;PASSWORD&gt;@github.com/path.git"</text:span><text:span text:style-name="T2722">&lt;</text:span><text:span text:style-name="T2723"><text:s/>HYPERLINK "https://&lt;USERNAME&gt;:&lt;PASSWORD&gt;@github.com/path.git"</text:span><text:span text:style-name="T2724">USERNAME</text:span><text:span text:style-name="T2725"><text:s/>HYPERLINK "https://&lt;USERNAME&gt;:&lt;PASSWORD&gt;@github.com/path.git"</text:span><text:span text:style-name="T2726">&gt;</text:span><text:span text:style-name="T2727"><text:s/>HYPERLINK "https://&lt;USERNAME&gt;:&lt;PASSWORD&gt;@github.com/path.git"</text:span><text:span text:style-name="T2728">:</text:span><text:span text:style-name="T2729"><text:s/>HYPERLINK "https://&lt;USERNAME&gt;:&lt;PASSWORD&gt;@github.com/path.git"</text:span><text:span text:style-name="T2730">&lt;</text:span><text:span text:style-name="T2731"><text:s/>HYPERLINK "https://&lt;USERNAME&gt;:&lt;PASSWORD&gt;@github.com/path.git"</text:span><text:span text:style-name="T2732">PASSWORD</text:span><text:span text:style-name="T2733"><text:s/>HYPERLINK "https://&lt;USERNAME&gt;:&lt;PASSWORD&gt;@github.com/path.git"</text:span><text:span text:style-name="T2734">&gt;</text:span><text:span text:style-name="T2735"><text:s/>HYPERLINK "https://&lt;USERNAME&gt;:&lt;PASSWORD&gt;@github.com/path.git"</text:span><text:span text:style-name="T2736">@github.com/path.git"</text:span><text:span text:style-name="T2737"><text:s/>HYPERLINK "https://&lt;USERNAME&gt;:&lt;PASSWORD&gt;@github.com/path.git"</text:span><text:span text:style-name="T2738">&lt;</text:span></text:a><text:span text:style-name="T2739"><text:s/></text:span><text:a xlink:href="https://&lt;USERNAME&gt;:&lt;PASSWORD&gt;@github.com/path.git"><text:span text:style-name="T2741">HYPERLINK "https://</text:span><text:span text:style-name="T2742"><text:s/>HYPERLINK "https://&lt;USERNAME&gt;:&lt;PASSWORD&gt;@github.com/path.git"</text:span><text:span text:style-name="T2743">&lt;</text:span><text:span text:style-name="T2744"><text:s/>HYPERLINK "https://&lt;USERNAME&gt;:&lt;PASSWORD&gt;@github.com/path.git"</text:span><text:span text:style-name="T2745">USERNAME</text:span><text:span text:style-name="T2746"><text:s/>HYPERLINK "https://&lt;USERNAME&gt;:&lt;PASSWORD&gt;@github.com/path.git"</text:span><text:span text:style-name="T2747">&gt;</text:span><text:span text:style-name="T2748"><text:s/>HYPERLINK "https://&lt;USERNAME&gt;:&lt;PASSWORD&gt;@github.com/path.git"</text:span><text:span text:style-name="T2749">:</text:span><text:span text:style-name="T2750"><text:s/>HYPERLINK "https://&lt;USERNAME&gt;:&lt;PASSWORD&gt;@github.com/path.git"</text:span><text:span text:style-name="T2751">&lt;</text:span><text:span text:style-name="T2752"><text:s/>HYPERLINK "https://&lt;USERNAME&gt;:&lt;PASSWORD&gt;@github.com/path.git"</text:span><text:span text:style-name="T2753">PASSWORD</text:span><text:span text:style-name="T2754"><text:s/>HYPERLINK "https://&lt;USERNAME&gt;:&lt;PASSWORD&gt;@github.com/path.git"</text:span><text:span text:style-name="T2755">&gt;</text:span><text:span text:style-name="T2756"><text:s/>HYPERLINK "https://&lt;USERNAME&gt;:&lt;PASSWORD&gt;@github.com/path.git"</text:span><text:span text:style-name="T2757">@github.com/path.git"</text:span><text:span text:style-name="T2758"><text:s/>HYPERLINK "https://&lt;USERNAME&gt;:&lt;PASSWORD&gt;@github.com/path.git"</text:span><text:span text:style-name="T2759">USERNAME</text:span></text:a><text:span text:style-name="T2760"><text:s/></text:span><text:a xlink:href="https://&lt;USERNAME&gt;:&lt;PASSWORD&gt;@github.com/path.git"><text:span text:style-name="T2762">HYPERLINK "https://</text:span><text:span text:style-name="T2763"><text:s/>HYPERLINK "https://&lt;USERNAME&gt;:&lt;PASSWORD&gt;@github.com/path.git"</text:span><text:span text:style-name="T2764">&lt;</text:span><text:span text:style-name="T2765"><text:s/>HYPERLINK "https://&lt;USERNAME&gt;:&lt;PASSWORD&gt;@github.com/path.git"</text:span><text:span text:style-name="T2766">USERNAME</text:span><text:span text:style-name="T2767"><text:s/>HYPERLINK "https://&lt;USERNAME&gt;:&lt;PASSWORD&gt;@github.com/path.git"</text:span><text:span text:style-name="T2768">&gt;</text:span><text:span text:style-name="T2769"><text:s/>HYPERLINK "https://&lt;USERNAME&gt;:&lt;PASSWORD&gt;@github.com/path.git"</text:span><text:span text:style-name="T2770">:</text:span><text:span text:style-name="T2771"><text:s/>HYPERLINK "https://&lt;USERNAME&gt;:&lt;PASSWORD&gt;@github.com/path.git"</text:span><text:span text:style-name="T2772">&lt;</text:span><text:span text:style-name="T2773"><text:s/>HYPERLINK "https://&lt;USERNAME&gt;:&lt;PASSWORD&gt;@github.com/path.git"</text:span><text:span text:style-name="T2774">PASSWORD</text:span><text:span text:style-name="T2775"><text:s/>HYPERLINK "https://&lt;USERNAME&gt;:&lt;PASSWORD&gt;@github.com/path.git"</text:span><text:span text:style-name="T2776">&gt;</text:span><text:span text:style-name="T2777"><text:s/>HYPERLINK "https://&lt;USERNAME&gt;:&lt;PASSWORD&gt;@github.com/path.git"</text:span><text:span text:style-name="T2778">@github.com/path.git"</text:span><text:span text:style-name="T2779"><text:s/>HYPERLINK "https://&lt;USERNAME&gt;:&lt;PASSWORD&gt;@github.com/path.git"</text:span><text:span text:style-name="T2780">&gt;</text:span></text:a><text:span text:style-name="T2781"><text:s/></text:span><text:a xlink:href="https://&lt;USERNAME&gt;:&lt;PASSWORD&gt;@github.com/path.git"><text:span text:style-name="T2783">HYPERLINK "https://</text:span><text:span text:style-name="T2784"><text:s/>HYPERLINK "https://&lt;USERNAME&gt;:&lt;PASSWORD&gt;@github.com/path.git"</text:span><text:span text:style-name="T2785">&lt;</text:span><text:span text:style-name="T2786"><text:s/>HYPERLINK "https://&lt;USERNAME&gt;:&lt;PASSWORD&gt;@github.com/path.git"</text:span><text:span text:style-name="T2787">USERNAME</text:span><text:span text:style-name="T2788"><text:s/>HYPERLINK "https://&lt;USERNAME&gt;:&lt;PASSWORD&gt;@github.com/path.git"</text:span><text:span text:style-name="T2789">&gt;</text:span><text:span text:style-name="T2790"><text:s/>HYPERLINK "https://&lt;USERNAME&gt;:&lt;PASSWORD&gt;@github.com/path.git"</text:span><text:span text:style-name="T2791">:</text:span><text:span text:style-name="T2792"><text:s/>HYPERLINK "https://&lt;USERNAME&gt;:&lt;PASSWORD&gt;@github.com/path.git"</text:span><text:span text:style-name="T2793">&lt;</text:span><text:span text:style-name="T2794"><text:s/>HYPERLINK "https://&lt;USERNAME&gt;:&lt;PASSWORD&gt;@github.com/path.git"</text:span><text:span text:style-name="T2795">PASSWORD</text:span><text:span text:style-name="T2796"><text:s/>HYPERLINK "https://&lt;USERNAME&gt;:&lt;PASSWORD&gt;@github.com/path.git"</text:span><text:span text:style-name="T2797">&gt;</text:span><text:span text:style-name="T2798"><text:s/>HYPERLINK "https://&lt;USERNAME&gt;:&lt;PASSWORD&gt;@github.com/path.git"</text:span><text:span text:style-name="T2799">@github.com/path.git"</text:span><text:span text:style-name="T2800"><text:s/>HYPERLINK "https://&lt;USERNAME&gt;:&lt;PASSWORD&gt;@github.com/path.git"</text:span><text:span text:style-name="T2801">:</text:span></text:a><text:span text:style-name="T2802"><text:s/></text:span><text:a xlink:href="https://&lt;USERNAME&gt;:&lt;PASSWORD&gt;@github.com/path.git"><text:span text:style-name="T2804">HYPERLINK "https://</text:span><text:span text:style-name="T2805"><text:s/>HYPERLINK "https://&lt;USERNAME&gt;:&lt;PASSWORD&gt;@github.com/path.git"</text:span><text:span text:style-name="T2806">&lt;</text:span><text:span text:style-name="T2807"><text:s/>HYPERLINK "https://&lt;USERNAME&gt;:&lt;PASSWORD&gt;@github.com/path.git"</text:span><text:span text:style-name="T2808">USERNAME</text:span><text:span text:style-name="T2809"><text:s/>HYPERLINK "https://&lt;USERNAME&gt;:&lt;PASSWORD&gt;@github.com/path.git"</text:span><text:span text:style-name="T2810">&gt;</text:span><text:span text:style-name="T2811"><text:s/>HYPERLINK "https://&lt;USERNAME&gt;:&lt;PASSWORD&gt;@github.com/path.git"</text:span><text:span text:style-name="T2812">:</text:span><text:span text:style-name="T2813"><text:s/>HYPERLINK "https://&lt;USERNAME&gt;:&lt;PASSWORD&gt;@github.com/path.git"</text:span><text:span text:style-name="T2814">&lt;</text:span><text:span text:style-name="T2815"><text:s/>HYPERLINK "https://&lt;USERNAME&gt;:&lt;PASSWORD&gt;@github.com/path.git"</text:span><text:span text:style-name="T2816">PASSWORD</text:span><text:span text:style-name="T2817"><text:s/>HYPERLINK "https://&lt;USERNAME&gt;:&lt;PASSWORD&gt;@github.com/path.git"</text:span><text:span text:style-name="T2818">&gt;</text:span><text:span text:style-name="T2819"><text:s/>HYPERLINK "https://&lt;USERNAME&gt;:&lt;PASSWORD&gt;@github.com/path.git"</text:span><text:span text:style-name="T2820">@github.com/path.git"</text:span><text:span text:style-name="T2821"><text:s/>HYPERLINK "https://&lt;USERNAME&gt;:&lt;PASSWORD&gt;@github.com/path.git"</text:span><text:span text:style-name="T2822">&lt;</text:span></text:a><text:span text:style-name="T2823"><text:s/></text:span><text:a xlink:href="https://&lt;USERNAME&gt;:&lt;PASSWORD&gt;@github.com/path.git"><text:span text:style-name="T2825">HYPERLINK "https://</text:span><text:span text:style-name="T2826"><text:s/>HYPERLINK "https://&lt;USERNAME&gt;:&lt;PASSWORD&gt;@github.com/path.git"</text:span><text:span text:style-name="T2827">&lt;</text:span><text:span text:style-name="T2828"><text:s/>HYPERLINK "https://&lt;USERNAME&gt;:&lt;PASSWORD&gt;@github.com/path.git"</text:span><text:span text:style-name="T2829">USERNAME</text:span><text:span text:style-name="T2830"><text:s/>HYPERLINK "https://&lt;USERNAME&gt;:&lt;PASSWORD&gt;@github.com/path.git"</text:span><text:span text:style-name="T2831">&gt;</text:span><text:span text:style-name="T2832"><text:s/>HYPERLINK "https://&lt;USERNAME&gt;:&lt;PASSWORD&gt;@github.com/path.git"</text:span><text:span text:style-name="T2833">:</text:span><text:span text:style-name="T2834"><text:s/>HYPERLINK "https://&lt;USERNAME&gt;:&lt;PASSWORD&gt;@github.com/path.git"</text:span><text:span text:style-name="T2835">&lt;</text:span><text:span text:style-name="T2836"><text:s/>HYPERLINK "https://&lt;USERNAME&gt;:&lt;PASSWORD&gt;@github.com/path.git"</text:span><text:span text:style-name="T2837">PASSWORD</text:span><text:span text:style-name="T2838"><text:s/>HYPERLINK "https://&lt;USERNAME&gt;:&lt;PASSWORD&gt;@github.com/path.git"</text:span><text:span text:style-name="T2839">&gt;</text:span><text:span text:style-name="T2840"><text:s/>HYPERLINK "https://&lt;USERNAME&gt;:&lt;PASSWORD&gt;@github.com/path.git"</text:span><text:span text:style-name="T2841">@github.com/path.git"</text:span><text:span text:style-name="T2842"><text:s/>HYPERLINK "https://&lt;USERNAME&gt;:&lt;PASSWORD&gt;@github.com/path.git"</text:span><text:span text:style-name="T2843">PASSWORD</text:span></text:a><text:span text:style-name="T2844"><text:s/></text:span><text:a xlink:href="https://&lt;USERNAME&gt;:&lt;PASSWORD&gt;@github.com/path.git"><text:span text:style-name="T2846">HYPERLINK "https://</text:span><text:span text:style-name="T2847"><text:s/>HYPERLINK "https://&lt;USERNAME&gt;:&lt;PASSWORD&gt;@github.com/path.git"</text:span><text:span text:style-name="T2848">&lt;</text:span><text:span text:style-name="T2849"><text:s/>HYPERLINK "https://&lt;USERNAME&gt;:&lt;PASSWORD&gt;@github.com/path.git"</text:span><text:span text:style-name="T2850">USERNAME</text:span><text:span text:style-name="T2851"><text:s/>HYPERLINK "https://&lt;USERNAME&gt;:&lt;PASSWORD&gt;@github.com/path.git"</text:span><text:span text:style-name="T2852">&gt;</text:span><text:span text:style-name="T2853"><text:s/>HYPERLINK "https://&lt;USERNAME&gt;:&lt;PASSWORD&gt;@github.com/path.git"</text:span><text:span text:style-name="T2854">:</text:span><text:span text:style-name="T2855"><text:s/>HYPERLINK "https://&lt;USERNAME&gt;:&lt;PASSWORD&gt;@github.com/path.git"</text:span><text:span text:style-name="T2856">&lt;</text:span><text:span text:style-name="T2857"><text:s/>HYPERLINK "https://&lt;USERNAME&gt;:&lt;PASSWORD&gt;@github.com/path.git"</text:span><text:span text:style-name="T2858">PASSWORD</text:span><text:span text:style-name="T2859"><text:s/>HYPERLINK "https://&lt;USERNAME&gt;:&lt;PASSWORD&gt;@github.com/path.git"</text:span><text:span text:style-name="T2860">&gt;</text:span><text:span text:style-name="T2861"><text:s/>HYPERLINK "https://&lt;USERNAME&gt;:&lt;PASSWORD&gt;@github.com/path.git"</text:span><text:span text:style-name="T2862">@github.com/path.git"</text:span><text:span text:style-name="T2863"><text:s/>HYPERLINK "https://&lt;USERNAME&gt;:&lt;PASSWORD&gt;@github.com/path.git"</text:span><text:span text:style-name="T2864">&gt;</text:span></text:a><text:span text:style-name="T2865"><text:s/></text:span><text:a xlink:href="https://&lt;USERNAME&gt;:&lt;PASSWORD&gt;@github.com/path.git"><text:span text:style-name="T2867">HYPERLINK "https://</text:span><text:span text:style-name="T2868"><text:s/>HYPERLINK "https://&lt;USERNAME&gt;:&lt;PASSWORD&gt;@github.com/path.git"</text:span><text:span text:style-name="T2869">&lt;</text:span><text:span text:style-name="T2870"><text:s/>HYPERLINK "https://&lt;USERNAME&gt;:&lt;PASSWORD&gt;@github.com/path.git"</text:span><text:span text:style-name="T2871">USERNAME</text:span><text:span text:style-name="T2872"><text:s/>HYPERLINK "https://&lt;USERNAME&gt;:&lt;PASSWORD&gt;@github.com/path.git"</text:span><text:span text:style-name="T2873">&gt;</text:span><text:span text:style-name="T2874"><text:s/>HYPERLINK "https://&lt;USERNAME&gt;:&lt;PASSWORD&gt;@github.com/path.git"</text:span><text:span text:style-name="T2875">:</text:span><text:span text:style-name="T2876"><text:s/>HYPERLINK "https://&lt;USERNAME&gt;:&lt;PASSWORD&gt;@github.com/path.git"</text:span><text:span text:style-name="T2877">&lt;</text:span><text:span text:style-name="T2878"><text:s/>HYPERLINK "https://&lt;USERNAME&gt;:&lt;PASSWORD&gt;@github.com/path.git"</text:span><text:span text:style-name="T2879">PASSWORD</text:span><text:span text:style-name="T2880"><text:s/>HYPERLINK "https://&lt;USERNAME&gt;:&lt;PASSWORD&gt;@github.com/path.git"</text:span><text:span text:style-name="T2881">&gt;</text:span><text:span text:style-name="T2882"><text:s/>HYPERLINK "https://&lt;USERNAME&gt;:&lt;PASSWORD&gt;@github.com/path.git"</text:span><text:span text:style-name="T2883">@github.com/path.git"</text:span><text:span text:style-name="T2884"><text:s/>HYPERLINK "https://&lt;USERNAME&gt;:&lt;PASSWORD&gt;@github.com/path.git"</text:span><text:span text:style-name="T2885">@github.com/path.git"</text:span></text:a><text:span text:style-name="T2886"><text:s/></text:span><text:a xlink:href="https://&lt;USERNAME&gt;:&lt;PASSWORD&gt;@github.com/path.git"><text:span text:style-name="T2888">HYPERLINK "https://</text:span><text:span text:style-name="T2889"><text:s/>HYPERLINK "https://&lt;USERNAME&gt;:&lt;PASSWORD&gt;@github.com/path.git"</text:span><text:span text:style-name="T2890">&lt;</text:span><text:span text:style-name="T2891"><text:s/>HYPERLINK "https://&lt;USERNAME&gt;:&lt;PASSWORD&gt;@github.com/path.git"</text:span><text:span text:style-name="T2892">USERNAME</text:span><text:span text:style-name="T2893"><text:s/>HYPERLINK "https://&lt;USERNAME&gt;:&lt;PASSWORD&gt;@github.com/path.git"</text:span><text:span text:style-name="T2894">&gt;</text:span><text:span text:style-name="T2895"><text:s/>HYPERLINK "https://&lt;USERNAME&gt;:&lt;PASSWORD&gt;@github.com/path.git"</text:span><text:span text:style-name="T2896">:</text:span><text:span text:style-name="T2897"><text:s/>HYPERLINK "https://&lt;USERNAME&gt;:&lt;PASSWORD&gt;@github.com/path.git"</text:span><text:span text:style-name="T2898">&lt;</text:span><text:span text:style-name="T2899"><text:s/>HYPERLINK "https://&lt;USERNAME&gt;:&lt;PASSWORD&gt;@github.com/path.git"</text:span><text:span text:style-name="T2900">PASSWORD</text:span><text:span text:style-name="T2901"><text:s/>HYPERLINK "https://&lt;USERNAME&gt;:&lt;PASSWORD&gt;@github.com/path.git"</text:span><text:span text:style-name="T2902">&gt;</text:span><text:span text:style-name="T2903"><text:s/>HYPERLINK "https://&lt;USERNAME&gt;:&lt;PASSWORD&gt;@github.com/path.git"</text:span><text:span text:style-name="T2904">@github.com/path.git"</text:span><text:span text:style-name="T2905"><text:s/>HYPERLINK "https://&lt;USERNAME&gt;:&lt;PASSWORD&gt;@github.com/path.git"</text:span><text:span text:style-name="T2906">&gt;</text:span></text:a><text:span text:style-name="T2907"><text:s/></text:span><text:a xlink:href="https://&lt;USERNAME&gt;:&lt;PASSWORD&gt;@github.com/path.git"><text:span text:style-name="T2909">HYPERLINK "https://</text:span></text:a><text:span text:style-name="T2910"><text:s/></text:span><text:a xlink:href="https://&lt;USERNAME&gt;:&lt;PASSWORD&gt;@github.com/path.git"><text:span text:style-name="T2912">HYPERLINK "https://</text:span><text:span text:style-name="T2913"><text:s/>HYPERLINK "https://&lt;USERNAME&gt;:&lt;PASSWORD&gt;@github.com/path.git"</text:span><text:span text:style-name="T2914">&lt;</text:span><text:span text:style-name="T2915"><text:s/>HYPERLINK "https://&lt;USERNAME&gt;:&lt;PASSWORD&gt;@github.com/path.git"</text:span><text:span text:style-name="T2916">USERNAME</text:span><text:span text:style-name="T2917"><text:s/>HYPERLINK "https://&lt;USERNAME&gt;:&lt;PASSWORD&gt;@github.com/path.git"</text:span><text:span text:style-name="T2918">&gt;</text:span><text:span text:style-name="T2919"><text:s/>HYPERLINK "https://&lt;USERNAME&gt;:&lt;PASSWORD&gt;@github.com/path.git"</text:span><text:span text:style-name="T2920">:</text:span><text:span text:style-name="T2921"><text:s/>HYPERLINK "https://&lt;USERNAME&gt;:&lt;PASSWORD&gt;@github.com/path.git"</text:span><text:span text:style-name="T2922">&lt;</text:span><text:span text:style-name="T2923"><text:s/>HYPERLINK "https://&lt;USERNAME&gt;:&lt;PASSWORD&gt;@github.com/path.git"</text:span><text:span text:style-name="T2924">PASSWORD</text:span><text:span text:style-name="T2925"><text:s/>HYPERLINK "https://&lt;USERNAME&gt;:&lt;PASSWORD&gt;@github.com/path.git"</text:span><text:span text:style-name="T2926">&gt;</text:span><text:span text:style-name="T2927"><text:s/>HYPERLINK "https://&lt;USERNAME&gt;:&lt;PASSWORD&gt;@github.com/path.git"</text:span><text:span text:style-name="T2928">@github.com/path.git"</text:span><text:span text:style-name="T2929"><text:s/>HYPERLINK "https://&lt;USERNAME&gt;:&lt;PASSWORD&gt;@github.com/path.git"</text:span><text:span text:style-name="T2930">&lt;</text:span></text:a><text:span text:style-name="T2931"><text:s/></text:span><text:a xlink:href="https://&lt;USERNAME&gt;:&lt;PASSWORD&gt;@github.com/path.git"><text:span text:style-name="T2933">HYPERLINK "https://</text:span><text:span text:style-name="T2934"><text:s/>HYPERLINK "https://&lt;USERNAME&gt;:&lt;PASSWORD&gt;@github.com/path.git"</text:span><text:span text:style-name="T2935">&lt;</text:span><text:span text:style-name="T2936"><text:s/>HYPERLINK "https://&lt;USERNAME&gt;:&lt;PASSWORD&gt;@github.com/path.git"</text:span><text:span text:style-name="T2937">USERNAME</text:span><text:span text:style-name="T2938"><text:s/>HYPERLINK "https://&lt;USERNAME&gt;:&lt;PASSWORD&gt;@github.com/path.git"</text:span><text:span text:style-name="T2939">&gt;</text:span><text:span text:style-name="T2940"><text:s/>HYPERLINK "https://&lt;USERNAME&gt;:&lt;PASSWORD&gt;@github.com/path.git"</text:span><text:span text:style-name="T2941">:</text:span><text:span text:style-name="T2942"><text:s/>HYPERLINK "https://&lt;USERNAME&gt;:&lt;PASSWORD&gt;@github.com/path.git"</text:span><text:span text:style-name="T2943">&lt;</text:span><text:span text:style-name="T2944"><text:s/>HYPERLINK "https://&lt;USERNAME&gt;:&lt;PASSWORD&gt;@github.com/path.git"</text:span><text:span text:style-name="T2945">PASSWORD</text:span><text:span text:style-name="T2946"><text:s/>HYPERLINK "https://&lt;USERNAME&gt;:&lt;PASSWORD&gt;@github.com/path.git"</text:span><text:span text:style-name="T2947">&gt;</text:span><text:span text:style-name="T2948"><text:s/>HYPERLINK "https://&lt;USERNAME&gt;:&lt;PASSWORD&gt;@github.com/path.git"</text:span><text:span text:style-name="T2949">@github.com/path.git"</text:span><text:span text:style-name="T2950"><text:s/>HYPERLINK "https://&lt;USERNAME&gt;:&lt;PASSWORD&gt;@github.com/path.git"</text:span><text:span text:style-name="T2951">USERNAME</text:span></text:a><text:span text:style-name="T2952"><text:s/></text:span><text:a xlink:href="https://&lt;USERNAME&gt;:&lt;PASSWORD&gt;@github.com/path.git"><text:span text:style-name="T2954">HYPERLINK "https://</text:span><text:span text:style-name="T2955"><text:s/>HYPERLINK "https://&lt;USERNAME&gt;:&lt;PASSWORD&gt;@github.com/path.git"</text:span><text:span text:style-name="T2956">&lt;</text:span><text:span text:style-name="T2957"><text:s/>HYPERLINK "https://&lt;USERNAME&gt;:&lt;PASSWORD&gt;@github.com/path.git"</text:span><text:span text:style-name="T2958">USERNAME</text:span><text:span text:style-name="T2959"><text:s/>HYPERLINK "https://&lt;USERNAME&gt;:&lt;PASSWORD&gt;@github.com/path.git"</text:span><text:span text:style-name="T2960">&gt;</text:span><text:span text:style-name="T2961"><text:s/>HYPERLINK "https://&lt;USERNAME&gt;:&lt;PASSWORD&gt;@github.com/path.git"</text:span><text:span text:style-name="T2962">:</text:span><text:span text:style-name="T2963"><text:s/>HYPERLINK "https://&lt;USERNAME&gt;:&lt;PASSWORD&gt;@github.com/path.git"</text:span><text:span text:style-name="T2964">&lt;</text:span><text:span text:style-name="T2965"><text:s/>HYPERLINK "https://&lt;USERNAME&gt;:&lt;PASSWORD&gt;@github.com/path.git"</text:span><text:span text:style-name="T2966">PASSWORD</text:span><text:span text:style-name="T2967"><text:s/>HYPERLINK "https://&lt;USERNAME&gt;:&lt;PASSWORD&gt;@github.com/path.git"</text:span><text:span text:style-name="T2968">&gt;</text:span><text:span text:style-name="T2969"><text:s/>HYPERLINK "https://&lt;USERNAME&gt;:&lt;PASSWORD&gt;@github.com/path.git"</text:span><text:span text:style-name="T2970">@github.com/path.git"</text:span><text:span text:style-name="T2971"><text:s/>HYPERLINK "https://&lt;USERNAME&gt;:&lt;PASSWORD&gt;@github.com/path.git"</text:span><text:span text:style-name="T2972">&gt;</text:span></text:a><text:span text:style-name="T2973"><text:s/></text:span><text:a xlink:href="https://&lt;USERNAME&gt;:&lt;PASSWORD&gt;@github.com/path.git"><text:span text:style-name="T2975">HYPERLINK "https://</text:span><text:span text:style-name="T2976"><text:s/>HYPERLINK "https://&lt;USERNAME&gt;:&lt;PASSWORD&gt;@github.com/path.git"</text:span><text:span text:style-name="T2977">&lt;</text:span><text:span text:style-name="T2978"><text:s/>HYPERLINK "https://&lt;USERNAME&gt;:&lt;PASSWORD&gt;@github.com/path.git"</text:span><text:span text:style-name="T2979">USERNAME</text:span><text:span text:style-name="T2980"><text:s/>HYPERLINK "https://&lt;USERNAME&gt;:&lt;PASSWORD&gt;@github.com/path.git"</text:span><text:span text:style-name="T2981">&gt;</text:span><text:span text:style-name="T2982"><text:s/>HYPERLINK "https://&lt;USERNAME&gt;:&lt;PASSWORD&gt;@github.com/path.git"</text:span><text:span text:style-name="T2983">:</text:span><text:span text:style-name="T2984"><text:s/>HYPERLINK "https://&lt;USERNAME&gt;:&lt;PASSWORD&gt;@github.com/path.git"</text:span><text:span text:style-name="T2985">&lt;</text:span><text:span text:style-name="T2986"><text:s/>HYPERLINK "https://&lt;USERNAME&gt;:&lt;PASSWORD&gt;@github.com/path.git"</text:span><text:span text:style-name="T2987">PASSWORD</text:span><text:span text:style-name="T2988"><text:s/>HYPERLINK "https://&lt;USERNAME&gt;:&lt;PASSWORD&gt;@github.com/path.git"</text:span><text:span text:style-name="T2989">&gt;</text:span><text:span text:style-name="T2990"><text:s/>HYPERLINK "https://&lt;USERNAME&gt;:&lt;PASSWORD&gt;@github.com/path.git"</text:span><text:span text:style-name="T2991">@github.com/path.git"</text:span><text:span text:style-name="T2992"><text:s/>HYPERLINK "https://&lt;USERNAME&gt;:&lt;PASSWORD&gt;@github.com/path.git"</text:span><text:span text:style-name="T2993">:</text:span></text:a><text:span text:style-name="T2994"><text:s/></text:span><text:a xlink:href="https://&lt;USERNAME&gt;:&lt;PASSWORD&gt;@github.com/path.git"><text:span text:style-name="T2996">HYPERLINK "https://</text:span><text:span text:style-name="T2997"><text:s/>HYPERLINK "https://&lt;USERNAME&gt;:&lt;PASSWORD&gt;@github.com/path.git"</text:span><text:span text:style-name="T2998">&lt;</text:span><text:span text:style-name="T2999"><text:s/>HYPERLINK "https://&lt;USERNAME&gt;:&lt;PASSWORD&gt;@github.com/path.git"</text:span><text:span text:style-name="T3000">USERNAME</text:span><text:span text:style-name="T3001"><text:s/>HYPERLINK "https://&lt;USERNAME&gt;:&lt;PASSWORD&gt;@github.com/path.git"</text:span><text:span text:style-name="T3002">&gt;</text:span><text:span text:style-name="T3003"><text:s/>HYPERLINK "https://&lt;USERNAME&gt;:&lt;PASSWORD&gt;@github.com/path.git"</text:span><text:span text:style-name="T3004">:</text:span><text:span text:style-name="T3005"><text:s/>HYPERLINK "https://&lt;USERNAME&gt;:&lt;PASSWORD&gt;@github.com/path.git"</text:span><text:span text:style-name="T3006">&lt;</text:span><text:span text:style-name="T3007"><text:s/>HYPERLINK "https://&lt;USERNAME&gt;:&lt;PASSWORD&gt;@github.com/path.git"</text:span><text:span text:style-name="T3008">PASSWORD</text:span><text:span text:style-name="T3009"><text:s/>HYPERLINK "https://&lt;USERNAME&gt;:&lt;PASSWORD&gt;@github.com/path.git"</text:span><text:span text:style-name="T3010">&gt;</text:span><text:span text:style-name="T3011"><text:s/>HYPERLINK "https://&lt;USERNAME&gt;:&lt;PASSWORD&gt;@github.com/path.git"</text:span><text:span text:style-name="T3012">@github.com/path.git"</text:span><text:span text:style-name="T3013"><text:s/>HYPERLINK "https://&lt;USERNAME&gt;:&lt;PASSWORD&gt;@github.com/path.git"</text:span><text:span text:style-name="T3014">&lt;</text:span></text:a><text:span text:style-name="T3015"><text:s/></text:span><text:a xlink:href="https://&lt;USERNAME&gt;:&lt;PASSWORD&gt;@github.com/path.git"><text:span text:style-name="T3017">HYPERLINK "https://</text:span><text:span text:style-name="T3018"><text:s/>HYPERLINK "https://&lt;USERNAME&gt;:&lt;PASSWORD&gt;@github.com/path.git"</text:span><text:span text:style-name="T3019">&lt;</text:span><text:span text:style-name="T3020"><text:s/>HYPERLINK "https://&lt;USERNAME&gt;:&lt;PASSWORD&gt;@github.com/path.git"</text:span><text:span text:style-name="T3021">USERNAME</text:span><text:span text:style-name="T3022"><text:s/>HYPERLINK "https://&lt;USERNAME&gt;:&lt;PASSWORD&gt;@github.com/path.git"</text:span><text:span text:style-name="T3023">&gt;</text:span><text:span text:style-name="T3024"><text:s/>HYPERLINK "https://&lt;USERNAME&gt;:&lt;PASSWORD&gt;@github.com/path.git"</text:span><text:span text:style-name="T3025">:</text:span><text:span text:style-name="T3026"><text:s/>HYPERLINK "https://&lt;USERNAME&gt;:&lt;PASSWORD&gt;@github.com/path.git"</text:span><text:span text:style-name="T3027">&lt;</text:span><text:span text:style-name="T3028"><text:s/>HYPERLINK "https://&lt;USERNAME&gt;:&lt;PASSWORD&gt;@github.com/path.git"</text:span><text:span text:style-name="T3029">PASSWORD</text:span><text:span text:style-name="T3030"><text:s/>HYPERLINK "https://&lt;USERNAME&gt;:&lt;PASSWORD&gt;@github.com/path.git"</text:span><text:span text:style-name="T3031">&gt;</text:span><text:span text:style-name="T3032"><text:s/>HYPERLINK "https://&lt;USERNAME&gt;:&lt;PASSWORD&gt;@github.com/path.git"</text:span><text:span text:style-name="T3033">@github.com/path.git"</text:span><text:span text:style-name="T3034"><text:s/>HYPERLINK "https://&lt;USERNAME&gt;:&lt;PASSWORD&gt;@github.com/path.git"</text:span><text:span text:style-name="T3035">PASSWORD</text:span></text:a><text:span text:style-name="T3036"><text:s/></text:span><text:a xlink:href="https://&lt;USERNAME&gt;:&lt;PASSWORD&gt;@github.com/path.git"><text:span text:style-name="T3038">HYPERLINK "https://</text:span><text:span text:style-name="T3039"><text:s/>HYPERLINK "https://&lt;USERNAME&gt;:&lt;PASSWORD&gt;@github.com/path.git"</text:span><text:span text:style-name="T3040">&lt;</text:span><text:span text:style-name="T3041"><text:s/>HYPERLINK "https://&lt;USERNAME&gt;:&lt;PASSWORD&gt;@github.com/path.git"</text:span><text:span text:style-name="T3042">USERNAME</text:span><text:span text:style-name="T3043"><text:s/>HYPERLINK "https://&lt;USERNAME&gt;:&lt;PASSWORD&gt;@github.com/path.git"</text:span><text:span text:style-name="T3044">&gt;</text:span><text:span text:style-name="T3045"><text:s/>HYPERLINK "https://&lt;USERNAME&gt;:&lt;PASSWORD&gt;@github.com/path.git"</text:span><text:span text:style-name="T3046">:</text:span><text:span text:style-name="T3047"><text:s/>HYPERLINK "https://&lt;USERNAME&gt;:&lt;PASSWORD&gt;@github.com/path.git"</text:span><text:span text:style-name="T3048">&lt;</text:span><text:span text:style-name="T3049"><text:s/>HYPERLINK "https://&lt;USERNAME&gt;:&lt;PASSWORD&gt;@github.com/path.git"</text:span><text:span text:style-name="T3050">PASSWORD</text:span><text:span text:style-name="T3051"><text:s/>HYPERLINK "https://&lt;USERNAME&gt;:&lt;PASSWORD&gt;@github.com/path.git"</text:span><text:span text:style-name="T3052">&gt;</text:span><text:span text:style-name="T3053"><text:s/>HYPERLINK "https://&lt;USERNAME&gt;:&lt;PASSWORD&gt;@github.com/path.git"</text:span><text:span text:style-name="T3054">@github.com/path.git"</text:span><text:span text:style-name="T3055"><text:s/>HYPERLINK "https://&lt;USERNAME&gt;:&lt;PASSWORD&gt;@github.com/path.git"</text:span><text:span text:style-name="T3056">&gt;</text:span></text:a><text:span text:style-name="T3057"><text:s/></text:span><text:a xlink:href="https://&lt;USERNAME&gt;:&lt;PASSWORD&gt;@github.com/path.git"><text:span text:style-name="T3059">HYPERLINK "https://</text:span><text:span text:style-name="T3060"><text:s/>HYPERLINK "https://&lt;USERNAME&gt;:&lt;PASSWORD&gt;@github.com/path.git"</text:span><text:span text:style-name="T3061">&lt;</text:span><text:span text:style-name="T3062"><text:s/>HYPERLINK "https://&lt;USERNAME&gt;:&lt;PASSWORD&gt;@github.com/path.git"</text:span><text:span text:style-name="T3063">USERNAME</text:span><text:span text:style-name="T3064"><text:s/>HYPERLINK "https://&lt;USERNAME&gt;:&lt;PASSWORD&gt;@github.com/path.git"</text:span><text:span text:style-name="T3065">&gt;</text:span><text:span text:style-name="T3066"><text:s/>HYPERLINK "https://&lt;USERNAME&gt;:&lt;PASSWORD&gt;@github.com/path.git"</text:span><text:span text:style-name="T3067">:</text:span><text:span text:style-name="T3068"><text:s/>HYPERLINK "https://&lt;USERNAME&gt;:&lt;PASSWORD&gt;@github.com/path.git"</text:span><text:span text:style-name="T3069">&lt;</text:span><text:span text:style-name="T3070"><text:s/>HYPERLINK "https://&lt;USERNAME&gt;:&lt;PASSWORD&gt;@github.com/path.git"</text:span><text:span text:style-name="T3071">PASSWORD</text:span><text:span text:style-name="T3072"><text:s/>HYPERLINK "https://&lt;USERNAME&gt;:&lt;PASSWORD&gt;@github.com/path.git"</text:span><text:span text:style-name="T3073">&gt;</text:span><text:span text:style-name="T3074"><text:s/>HYPERLINK "https://&lt;USERNAME&gt;:&lt;PASSWORD&gt;@github.com/path.git"</text:span><text:span text:style-name="T3075">@github.com/path.git"</text:span><text:span text:style-name="T3076"><text:s/>HYPERLINK "https://&lt;USERNAME&gt;:&lt;PASSWORD&gt;@github.com/path.git"</text:span><text:span text:style-name="T3077">@github.com/path.git"</text:span></text:a><text:span text:style-name="T3078"><text:s/></text:span><text:a xlink:href="https://&lt;USERNAME&gt;:&lt;PASSWORD&gt;@github.com/path.git"><text:span text:style-name="T3080">HYPERLINK "https://</text:span><text:span text:style-name="T3081"><text:s/>HYPERLINK "https://&lt;USERNAME&gt;:&lt;PASSWORD&gt;@github.com/path.git"</text:span><text:span text:style-name="T3082">&lt;</text:span><text:span text:style-name="T3083"><text:s/>HYPERLINK "https://&lt;USERNAME&gt;:&lt;PASSWORD&gt;@github.com/path.git"</text:span><text:span text:style-name="T3084">USERNAME</text:span><text:span text:style-name="T3085"><text:s/>HYPERLINK "https://&lt;USERNAME&gt;:&lt;PASSWORD&gt;@github.com/path.git"</text:span><text:span text:style-name="T3086">&gt;</text:span><text:span text:style-name="T3087"><text:s/>HYPERLINK "https://&lt;USERNAME&gt;:&lt;PASSWORD&gt;@github.com/path.git"</text:span><text:span text:style-name="T3088">:</text:span><text:span text:style-name="T3089"><text:s/>HYPERLINK "https://&lt;USERNAME&gt;:&lt;PASSWORD&gt;@github.com/path.git"</text:span><text:span text:style-name="T3090">&lt;</text:span><text:span text:style-name="T3091"><text:s/>HYPERLINK "https://&lt;USERNAME&gt;:&lt;PASSWORD&gt;@github.com/path.git"</text:span><text:span text:style-name="T3092">PASSWORD</text:span><text:span text:style-name="T3093"><text:s/>HYPERLINK "https://&lt;USERNAME&gt;:&lt;PASSWORD&gt;@github.com/path.git"</text:span><text:span text:style-name="T3094">&gt;</text:span><text:span text:style-name="T3095"><text:s/>HYPERLINK "https://&lt;USERNAME&gt;:&lt;PASSWORD&gt;@github.com/path.git"</text:span><text:span text:style-name="T3096">@github.com/path.git"</text:span><text:span text:style-name="T3097"><text:s/>HYPERLINK "https://&lt;USERNAME&gt;:&lt;PASSWORD&gt;@github.com/path.git"</text:span><text:span text:style-name="T3098">@github.com/path.git</text:span></text:a><text:span text:style-name="T3099"/></text:p>
      <text:p text:style-name="P1"><text:span text:style-name="T3100">git credential-store get | store | erase and than fill values/filters</text:span></text:p>
      <text:p text:style-name="P1"><text:span text:style-name="T3100">protocol=https</text:span></text:p>
      <text:p text:style-name="P1"><text:span text:style-name="T3100">host=myhost</text:span></text:p>
      <text:p text:style-name="P1"><text:span text:style-name="T3100">username=bob</text:span></text:p>
      <text:p text:style-name="P1"><text:span text:style-name="T3100">password=1111</text:span></text:p>
      <text:p text:style-name="P1"><text:span text:style-name="T3101"/></text:p>
      <text:p text:style-name="P1"><text:span text:style-name="T3102">Remote</text:span></text:p>
      <text:p text:style-name="P1"><text:span text:style-name="T3103">Show remote: git remote -v(to show URLs)</text:span></text:p>
      <text:p text:style-name="P1"><text:span text:style-name="T3103">Add remote: git remote add &lt;name of remote&gt; &lt;URI&gt;</text:span></text:p>
      <text:p text:style-name="P1"><text:span text:style-name="T3104"/></text:p>
      <text:p text:style-name="P1"><text:span text:style-name="T3105">With branch</text:span></text:p>
      <text:p text:style-name="P1"><text:span text:style-name="T3106">List local branches: git branch</text:span></text:p>
      <text:p text:style-name="P1"><text:span text:style-name="T3106">List remote branches: git branch -r</text:span></text:p>
      <text:p text:style-name="P1"><text:span text:style-name="T3106">List all branches: git branch -a</text:span></text:p>
      <text:p text:style-name="P1"><text:span text:style-name="T3106">Update (local)list of remote branches: git remote update origin</text:span></text:p>
      <text:p text:style-name="P1"><text:span text:style-name="T3106"><text:tab/>--prune - cleans rubbish, use it</text:span></text:p>
      <text:p text:style-name="P1"><text:span text:style-name="T3106">Create branch: git branch &lt;name of new branche&gt; </text:span></text:p>
      <text:p text:style-name="P1"><text:span text:style-name="T3107"><text:tab/></text:span><text:span text:style-name="T3108">options</text:span><text:span text:style-name="T3109"><text:s/></text:span></text:p>
      <text:p text:style-name="P1"><text:span text:style-name="T3110"><text:tab/>--remotes<text:s/></text:span><text:span text:style-name="T3111">–</text:span><text:span text:style-name="T3112"><text:s/>use to apply action to remote branche</text:span></text:p>
      <text:p text:style-name="P1"><text:span text:style-name="T3112"><text:tab/>--list<text:s/></text:span><text:span text:style-name="T3113">–</text:span><text:span text:style-name="T3114"><text:s/>list branches</text:span></text:p>
      <text:p text:style-name="P1"><text:span text:style-name="T3114"><text:tab/>-m &lt;old name&gt;<text:s text:c="2"/>&lt;new name&gt; -<text:s/></text:span><text:span text:style-name="T3115">rename</text:span></text:p>
      <text:p text:style-name="P1"><text:span text:style-name="T3116"><text:tab/>-d &lt;branch name&gt; -<text:s/></text:span><text:span text:style-name="T3117">delete</text:span></text:p>
      <text:p text:style-name="P1"><text:span text:style-name="T3118">Log about commits: git log &lt;branche name&gt;</text:span></text:p>
      <text:p text:style-name="P1"><text:span text:style-name="T3118">Show upstream branch: git branch status</text:span></text:p>
      <text:p text:style-name="P1"><text:span text:style-name="T3118">Set upstream branch: git branch -u &lt;remote&gt;/&lt;branch&gt;</text:span></text:p>
      <text:p text:style-name="P1"><text:span text:style-name="T3118">To have<text:s/></text:span><text:span text:style-name="T3119">local</text:span><text:span text:style-name="T3120"><text:s/></text:span><text:span text:style-name="T3121">tracking</text:span><text:span text:style-name="T3122"><text:s/>branch</text:span><text:span text:style-name="T3123">:<text:s/></text:span><text:span text:style-name="T3124">git checkout -b &lt;branch&gt; &lt;remote&gt;/&lt;branch&gt;</text:span></text:p>
      <text:p text:style-name="P1"><text:span text:style-name="T3125"><text:tab/>or</text:span></text:p>
      <text:p text:style-name="P1"><text:span text:style-name="T3126"><text:tab/>git checkout --track &lt;remote&gt;/&lt;branch&gt;</text:span></text:p>
      <text:p text:style-name="P1"><text:span text:style-name="T3127"/></text:p>
      <text:p text:style-name="P1"><text:span text:style-name="T3128">Index</text:span></text:p>
      <text:p text:style-name="P1"><text:span text:style-name="T3129">Add files: git add .(all files) | &lt;file&gt; &lt;file&gt; ..</text:span></text:p>
      <text:p text:style-name="P1"><text:span text:style-name="T3129"><text:tab/>--refresh<text:s/></text:span><text:span text:style-name="T3130">–</text:span><text:span text:style-name="T3131"><text:s/>if modified after adding to index</text:span></text:p>
      <text:p text:style-name="P1"><text:span text:style-name="T3131"><text:tab/>--force | -f</text:span></text:p>
      <text:p text:style-name="P1"><text:span text:style-name="T3131">Remove: git rm<text:s/></text:span><text:span text:style-name="T3132">–</text:span><text:span text:style-name="T3133">cached(only from index) -r (recursive<text:s/></text:span><text:span text:style-name="T3134">–</text:span><text:span text:style-name="T3135"><text:s/>all files)</text:span></text:p>
      <text:p text:style-name="P1"><text:span text:style-name="T3136">See files in index: git status</text:span></text:p>
      <text:p text:style-name="P1"><text:span text:style-name="T3137"/></text:p>
      <text:p text:style-name="P1"><text:span text:style-name="T3138">Commit</text:span></text:p>
      <text:p text:style-name="P1"><text:span text:style-name="T3139">git commit -m (to add message) “&lt;message&gt;”</text:span></text:p>
      <text:p text:style-name="P1"><text:span text:style-name="T3139">Take specific commit from other branch and "apply" to current:</text:span></text:p>
      <text:p text:style-name="P1"><text:span text:style-name="T3139"><text:tab/>git &lt;options&gt; cherry-pick &lt;commit reference: "gr6284dr"; use git log&gt;</text:span></text:p>
      <text:p text:style-name="P1"><text:span text:style-name="T3139"><text:tab/>options:</text:span></text:p>
      <text:p text:style-name="P1"><text:span text:style-name="T3139"><text:tab/><text:tab/>--no-commit - applies commit from ref. to work dir., updates <text:tab/><text:tab/><text:tab/>index, does NOT commit these all.</text:span></text:p>
      <text:p text:style-name="P1"><text:span text:style-name="T3140"/></text:p>
      <text:p text:style-name="P1"><text:span text:style-name="T3140"/></text:p>
      <text:p text:style-name="P1"><text:span text:style-name="T3141">Push</text:span></text:p>
      <text:p text:style-name="P1"><text:span text:style-name="T3142">git push &lt;remote&gt; &lt;branch&gt;</text:span></text:p>
      <text:p text:style-name="P1"><text:span text:style-name="T3143"/></text:p>
      <text:p text:style-name="P1"><text:span text:style-name="T3144">git mergetool --tool=kdiff3</text:span></text:p>
      <text:p text:style-name="P1"><text:span text:style-name="T3144">git merge<text:s/></text:span><text:span text:style-name="T3145">–</text:span><text:span text:style-name="T3146">-abort</text:span></text:p>
      <text:p text:style-name="P1"><text:span text:style-name="T3147">git status<text:s/></text:span><text:span text:style-name="T3148">–</text:span><text:span text:style-name="T3149"><text:s/>show which files were changed</text:span></text:p>
      <text:p text:style-name="P1"><text:span text:style-name="T3150"/></text:p>
      <text:p text:style-name="P1"><text:span text:style-name="T3151">Revert changes</text:span></text:p>
      <text:p text:style-name="P1"><text:span text:style-name="T3152">git checkout HEAD~2<text:s/></text:span><text:span text:style-name="T3153">–</text:span><text:span text:style-name="T3154"><text:s/>moves head on 2 commits before. Detached head state??</text:span></text:p>
      <text:p text:style-name="P1"><text:span text:style-name="T3155">git revert HEAD~2<text:s/></text:span><text:span text:style-name="T3156">–</text:span><text:span text:style-name="T3157"><text:s/>creates commit with canceled changes in HEAD~2</text:span></text:p>
      <text:p text:style-name="P1"><text:span text:style-name="T3158">git reset HEAD~2<text:s/></text:span><text:span text:style-name="T3159">–</text:span><text:span text:style-name="T3160"><text:s/>deletes last 2 commits</text:span></text:p>
      <text:p text:style-name="P1"><text:span text:style-name="T3161">git reset --hard | --mixed (default) | --soft &lt;commit id&gt;</text:span></text:p>
      <text:p text:style-name="P1"><text:span text:style-name="T3161">--soft<text:s/></text:span><text:span text:style-name="T3162">–</text:span><text:span text:style-name="T3163"><text:s/>only commit history</text:span></text:p>
      <text:p text:style-name="P1"><text:span text:style-name="T3163">--mixed<text:s/></text:span><text:span text:style-name="T3164">–</text:span><text:span text:style-name="T3165"><text:s/>commit and staged(index)</text:span></text:p>
      <text:p text:style-name="P1"><text:span text:style-name="T3166">–</text:span><text:span text:style-name="T3167"><text:s/>hard<text:s/></text:span><text:span text:style-name="T3168">–</text:span><text:span text:style-name="T3169"><text:s/>commit, staged, working dirrectory</text:span></text:p>
      <text:p text:style-name="P1"><text:span text:style-name="T3170"/></text:p>
      <text:p text:style-name="P1"><text:span text:style-name="T3171">File .gitignore</text:span></text:p>
      <text:p text:style-name="P1"><text:span text:style-name="T3172">Should be in root dir</text:span></text:p>
      <text:p text:style-name="P1"><text:span text:style-name="T3172">Path pattern</text:span></text:p>
      <text:p text:style-name="P1"><text:span text:style-name="T3172"># - line is a comment</text:span></text:p>
      <text:p text:style-name="P1"><text:span text:style-name="T3172">/ - path separator</text:span></text:p>
      <text:p text:style-name="P1"><text:span text:style-name="T3172"><text:tab/>if / at the beggining or in the middle -&gt; path is relative to folder containing <text:tab/>this .gitignore</text:span></text:p>
      <text:p text:style-name="P1"><text:span text:style-name="T3172"><text:tab/>if / at the end -&gt; path is ONLY dirrectory(in prev. case may be a file)</text:span></text:p>
      <text:p text:style-name="P1"><text:span text:style-name="T3172">* - anything(zero or many characters), except /</text:span></text:p>
      <text:p text:style-name="P1"><text:span text:style-name="T3172">** - see below</text:span></text:p>
      <text:p text:style-name="P1"><text:span text:style-name="T3172"><text:tab/>if **/ at the beginnig -&gt; match in all subdirrectories</text:span></text:p>
      <text:p text:style-name="P1"><text:span text:style-name="T3172"><text:tab/>if /** at the end -&gt; anything inside</text:span></text:p>
      <text:p text:style-name="P1"><text:span text:style-name="T3172"><text:tab/>if /**/ in the middle -&gt; any dirs between</text:span></text:p>
      <text:p text:style-name="P1"><text:span text:style-name="T3172">? - any symbol(one)</text:span></text:p>
      <text:p text:style-name="P1"><text:span text:style-name="T3172">[0-9a-zA-Z] - ranges of symbols. One or more characters???</text:span></text:p>
      <text:p text:style-name="P1"><text:span text:style-name="T3173"/></text:p>
      <text:p text:style-name="P1"><text:span text:style-name="T3174">Place \ if special symbol(over) should be understood as usual symbol(even trailing whitespace)</text:span></text:p>
      <text:p text:style-name="P1"><text:span text:style-name="T3175"/></text:p>
      <text:p text:style-name="P1"><text:span text:style-name="T3176">Endline character</text:span></text:p>
      <text:p text:style-name="P1"><text:span text:style-name="T3177">Configurations(git config):</text:span></text:p>
      <text:p text:style-name="P1"><text:span text:style-name="T3177">core.autocrlf</text:span></text:p>
      <text:p text:style-name="P1"><text:span text:style-name="T3177"><text:tab/>true - auto LF -&gt; CRLF when checkout and commit. Ignores core.eol(below)</text:span></text:p>
      <text:p text:style-name="P1"><text:span text:style-name="T3177"><text:tab/>input - auto LF-CRLF when commit. Checkout as it is. Ignores core.eol(below)</text:span></text:p>
      <text:p text:style-name="P1"><text:span text:style-name="T3177"><text:tab/>false - disable functionality</text:span></text:p>
      <text:p text:style-name="P1"><text:span text:style-name="T3177">core.eol(lf, crlf, native) - what endline to use in working dir for files marked as <text:tab/>"text"(see .gitattributes). Default - native.</text:span></text:p>
      <text:p text:style-name="P1"><text:span text:style-name="T3178"/></text:p>
      <text:p text:style-name="P1"><text:span text:style-name="T3179">File .gitattributes</text:span></text:p>
      <text:p text:style-name="P1"><text:span text:style-name="T3180">Each line &lt;path pattern&gt; &lt;attributes&gt;</text:span></text:p>
      <text:p text:style-name="P1"><text:span text:style-name="T3180">Path pattern ??</text:span></text:p>
      <text:p text:style-name="P1"><text:span text:style-name="T3181">Attributes</text:span></text:p>
      <text:p text:style-name="P1"><text:span text:style-name="T3182">-attibute_name means "exclude attribute"</text:span></text:p>
      <text:p text:style-name="P1"><text:span text:style-name="T3182">text - assume, as text file. See core.eol above. text=auto - git will deside it self if file <text:tab/>is textual</text:span></text:p>
      <text:p text:style-name="P1"><text:span text:style-name="T3182">eol - values crlf, lf. Replaces end of line symbol.</text:span></text:p>
      <text:p text:style-name="P1"><text:span text:style-name="T3182"><text:tab/></text:span><text:span text:style-name="T3183">Does not check content(effectively setts "text" attribute). If file contained <text:tab/>other eol - will be assumed dirty.</text:span></text:p>
      <text:p text:style-name="P1"><text:span text:style-name="T3184"/></text:p>
      <text:p text:style-name="P1"><text:span text:style-name="T3185"><text:tab/></text:span></text:p>
      <text:p text:style-name="P1"><text:span text:style-name="T3186"/></text:p>
      <text:p text:style-name="P1"><text:span text:style-name="T3187">The git commit command adds changes to a permanent snapshot that lives in the<text:s/></text:span><text:span text:style-name="T3188">Commit History</text:span><text:span text:style-name="T3189">. This snapshot also includes the state of the Staging Index at the time of commit.</text:span></text:p>
      <text:p text:style-name="P1"><text:span text:style-name="T3190">Staging Index</text:span><text:span text:style-name="T3191"><text:s/>- promoted with git add, to be stored in the next commit.</text:span></text:p>
      <text:p text:style-name="P1"><text:span text:style-name="T3192">The Working Directory</text:span><text:span text:style-name="T3193">. This tree is in sync with the local filesyste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